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use-window-font-color="true" fo:font-style="normal" officeooo:rsid="04361cc7" style:font-style-asian="normal" style:font-style-complex="normal"/>
    </style:style>
    <style:style style:name="P2" style:family="paragraph" style:parent-style-name="Text_20_body">
      <style:text-properties officeooo:rsid="0416d0b6"/>
    </style:style>
    <style:style style:name="P3" style:family="paragraph" style:parent-style-name="Text_20_body">
      <style:paragraph-properties fo:background-color="transparent">
        <style:background-image/>
      </style:paragraph-properties>
      <style:text-properties officeooo:paragraph-rsid="04415a37"/>
    </style:style>
    <style:style style:name="P4" style:family="paragraph" style:parent-style-name="Text_20_body">
      <style:paragraph-properties fo:background-color="transparent">
        <style:background-image/>
      </style:paragraph-properties>
      <style:text-properties officeooo:paragraph-rsid="05281bd6"/>
    </style:style>
    <style:style style:name="P5" style:family="paragraph" style:parent-style-name="Text_20_body">
      <style:text-properties officeooo:paragraph-rsid="063adf58"/>
    </style:style>
    <style:style style:name="P6" style:family="paragraph" style:parent-style-name="Text_20_body">
      <style:text-properties officeooo:paragraph-rsid="03f1656f"/>
    </style:style>
    <style:style style:name="P7" style:family="paragraph" style:parent-style-name="Text_20_body">
      <style:text-properties officeooo:paragraph-rsid="054d7730"/>
    </style:style>
    <style:style style:name="P8" style:family="paragraph" style:parent-style-name="Text_20_body">
      <style:text-properties officeooo:rsid="019f8105" officeooo:paragraph-rsid="019f8105"/>
    </style:style>
    <style:style style:name="P9" style:family="paragraph" style:parent-style-name="Text_20_body">
      <style:text-properties officeooo:paragraph-rsid="05fe77e2"/>
    </style:style>
    <style:style style:name="P10" style:family="paragraph" style:parent-style-name="Text_20_body">
      <style:text-properties officeooo:paragraph-rsid="0609bbb9"/>
    </style:style>
    <style:style style:name="P11" style:family="paragraph" style:parent-style-name="Header">
      <style:paragraph-properties fo:text-align="end" style:justify-single-word="false"/>
      <style:text-properties officeooo:rsid="00103ec0" officeooo:paragraph-rsid="00103ec0"/>
    </style:style>
    <style:style style:name="P12" style:family="paragraph" style:parent-style-name="Footer">
      <style:paragraph-properties fo:text-align="center" style:justify-single-word="false"/>
      <style:text-properties officeooo:paragraph-rsid="00103ec0"/>
    </style:style>
    <style:style style:name="P13" style:family="paragraph" style:parent-style-name="Text_20_body">
      <style:paragraph-properties fo:background-color="transparent">
        <style:background-image/>
      </style:paragraph-properties>
      <style:text-properties officeooo:paragraph-rsid="04415a37"/>
    </style:style>
    <style:style style:name="P14" style:family="paragraph" style:parent-style-name="Text_20_body">
      <style:paragraph-properties fo:background-color="transparent">
        <style:background-image/>
      </style:paragraph-properties>
      <style:text-properties officeooo:paragraph-rsid="05281bd6"/>
    </style:style>
    <style:style style:name="P15" style:family="paragraph" style:parent-style-name="Text_20_body">
      <style:paragraph-properties fo:background-color="transparent">
        <style:background-image/>
      </style:paragraph-properties>
      <style:text-properties officeooo:paragraph-rsid="0116afb6"/>
    </style:style>
    <style:style style:name="P16" style:family="paragraph" style:parent-style-name="Text_20_body">
      <style:paragraph-properties fo:background-color="transparent">
        <style:background-image/>
      </style:paragraph-properties>
      <style:text-properties officeooo:paragraph-rsid="05cac5f2"/>
    </style:style>
    <style:style style:name="P17" style:family="paragraph" style:parent-style-name="Footnote">
      <style:paragraph-properties fo:background-color="transparent">
        <style:background-image/>
      </style:paragraph-properties>
      <style:text-properties officeooo:paragraph-rsid="04636a53"/>
    </style:style>
    <style:style style:name="P18" style:family="paragraph" style:parent-style-name="Text_20_body">
      <style:text-properties officeooo:paragraph-rsid="063adf58"/>
    </style:style>
    <style:style style:name="P19" style:family="paragraph" style:parent-style-name="Text_20_body">
      <style:text-properties officeooo:paragraph-rsid="03f1656f"/>
    </style:style>
    <style:style style:name="P20" style:family="paragraph" style:parent-style-name="Text_20_body">
      <style:text-properties officeooo:paragraph-rsid="054d7730"/>
    </style:style>
    <style:style style:name="P21" style:family="paragraph" style:parent-style-name="Text_20_body">
      <style:text-properties officeooo:paragraph-rsid="05fe77e2"/>
    </style:style>
    <style:style style:name="P22" style:family="paragraph" style:parent-style-name="Text_20_body">
      <style:text-properties officeooo:paragraph-rsid="0609bbb9"/>
    </style:style>
    <style:style style:name="P23" style:family="paragraph" style:parent-style-name="Text_20_body">
      <style:text-properties officeooo:rsid="0063e58b" officeooo:paragraph-rsid="006e6b8a" fo:background-color="#ffff00"/>
    </style:style>
    <style:style style:name="P24" style:family="paragraph" style:parent-style-name="Text_20_body">
      <style:paragraph-properties fo:text-align="center" style:justify-single-word="false"/>
      <style:text-properties officeooo:rsid="00bec17c" officeooo:paragraph-rsid="00bec17c" fo:background-color="#ffff00"/>
    </style:style>
    <style:style style:name="P25" style:family="paragraph" style:parent-style-name="Text_20_body">
      <style:paragraph-properties fo:text-align="center" style:justify-single-word="false"/>
      <style:text-properties officeooo:rsid="04ab114b" officeooo:paragraph-rsid="031819ed" fo:background-color="#ffff00"/>
    </style:style>
    <style:style style:name="P26" style:family="paragraph" style:parent-style-name="Text_20_body">
      <style:paragraph-properties fo:text-align="center" style:justify-single-word="false"/>
      <style:text-properties officeooo:rsid="000f70c0"/>
    </style:style>
    <style:style style:name="P27" style:family="paragraph" style:parent-style-name="Text_20_body">
      <style:text-properties officeooo:rsid="000fce6b"/>
    </style:style>
    <style:style style:name="P28" style:family="paragraph" style:parent-style-name="Text_20_body">
      <style:paragraph-properties fo:text-align="center" style:justify-single-word="false"/>
      <style:text-properties officeooo:rsid="000fce6b"/>
    </style:style>
    <style:style style:name="P29" style:family="paragraph" style:parent-style-name="Text_20_body">
      <style:text-properties officeooo:paragraph-rsid="00234a12"/>
    </style:style>
    <style:style style:name="P30" style:family="paragraph" style:parent-style-name="Text_20_body">
      <style:text-properties officeooo:paragraph-rsid="0249f5fe"/>
    </style:style>
    <style:style style:name="P31" style:family="paragraph" style:parent-style-name="Text_20_body">
      <style:paragraph-properties fo:text-align="start" style:justify-single-word="false"/>
      <style:text-properties officeooo:rsid="025d3162" officeooo:paragraph-rsid="025d3162"/>
    </style:style>
    <style:style style:name="P32" style:family="paragraph" style:parent-style-name="Text_20_body">
      <style:text-properties officeooo:paragraph-rsid="02b8139f"/>
    </style:style>
    <style:style style:name="P33" style:family="paragraph" style:parent-style-name="Text_20_body">
      <style:paragraph-properties fo:text-align="center" style:justify-single-word="false"/>
      <style:text-properties officeooo:rsid="02d83e1b" officeooo:paragraph-rsid="02d83e1b"/>
    </style:style>
    <style:style style:name="P34" style:family="paragraph" style:parent-style-name="Text_20_body">
      <style:text-properties style:text-underline-style="solid" style:text-underline-type="double" style:text-underline-width="auto" style:text-underline-color="font-color" officeooo:rsid="02f71233" officeooo:paragraph-rsid="02f71233"/>
    </style:style>
    <style:style style:name="P35" style:family="paragraph" style:parent-style-name="Text_20_body">
      <style:text-properties officeooo:paragraph-rsid="01f39f3a"/>
    </style:style>
    <style:style style:name="P36" style:family="paragraph" style:parent-style-name="Text_20_body">
      <style:text-properties officeooo:paragraph-rsid="03f8cd0c"/>
    </style:style>
    <style:style style:name="P37" style:family="paragraph" style:parent-style-name="Text_20_body">
      <style:text-properties officeooo:paragraph-rsid="040b5538"/>
    </style:style>
    <style:style style:name="P38" style:family="paragraph" style:parent-style-name="Text_20_body">
      <style:text-properties officeooo:paragraph-rsid="0414807f"/>
    </style:style>
    <style:style style:name="P39" style:family="paragraph" style:parent-style-name="Text_20_body">
      <style:text-properties officeooo:paragraph-rsid="00b826ea" fo:background-color="transparent"/>
    </style:style>
    <style:style style:name="P40" style:family="paragraph" style:parent-style-name="Text_20_body">
      <style:text-properties officeooo:rsid="002ee9c9" officeooo:paragraph-rsid="039efb86" fo:background-color="transparent"/>
    </style:style>
    <style:style style:name="P41" style:family="paragraph" style:parent-style-name="Text_20_body">
      <style:text-properties officeooo:paragraph-rsid="052c08ab" fo:background-color="transparent"/>
    </style:style>
    <style:style style:name="P42" style:family="paragraph" style:parent-style-name="Text_20_body">
      <style:text-properties officeooo:paragraph-rsid="03f63276" fo:background-color="transparent"/>
    </style:style>
    <style:style style:name="P43" style:family="paragraph" style:parent-style-name="Text_20_body">
      <style:text-properties officeooo:paragraph-rsid="042b3034"/>
    </style:style>
    <style:style style:name="P44" style:family="paragraph" style:parent-style-name="Text_20_body">
      <style:text-properties officeooo:paragraph-rsid="043dbff2"/>
    </style:style>
    <style:style style:name="P45" style:family="paragraph" style:parent-style-name="Text_20_body">
      <style:text-properties officeooo:paragraph-rsid="047bda7f"/>
    </style:style>
    <style:style style:name="P46" style:family="paragraph" style:parent-style-name="Text_20_body">
      <style:text-properties officeooo:paragraph-rsid="047f0bdd"/>
    </style:style>
    <style:style style:name="P47" style:family="paragraph" style:parent-style-name="Text_20_body">
      <style:text-properties officeooo:paragraph-rsid="0480d097"/>
    </style:style>
    <style:style style:name="P48" style:family="paragraph" style:parent-style-name="Text_20_body">
      <style:text-properties officeooo:paragraph-rsid="052c08ab"/>
    </style:style>
    <style:style style:name="P49" style:family="paragraph" style:parent-style-name="Text_20_body">
      <style:text-properties officeooo:paragraph-rsid="0204d672"/>
    </style:style>
    <style:style style:name="P50" style:family="paragraph" style:parent-style-name="Text_20_body">
      <style:text-properties officeooo:paragraph-rsid="057512a8"/>
    </style:style>
    <style:style style:name="P51" style:family="paragraph" style:parent-style-name="Text_20_body">
      <style:text-properties officeooo:paragraph-rsid="05af2326"/>
    </style:style>
    <style:style style:name="P52" style:family="paragraph" style:parent-style-name="Text_20_body">
      <style:text-properties officeooo:paragraph-rsid="05c64773"/>
    </style:style>
    <style:style style:name="P53" style:family="paragraph" style:parent-style-name="Text_20_body">
      <style:text-properties officeooo:paragraph-rsid="05ce3a0e"/>
    </style:style>
    <style:style style:name="P54" style:family="paragraph" style:parent-style-name="Text_20_body">
      <style:text-properties officeooo:paragraph-rsid="05d6227c"/>
    </style:style>
    <style:style style:name="P55" style:family="paragraph" style:parent-style-name="Text_20_body">
      <style:text-properties officeooo:paragraph-rsid="05dfaf8b"/>
    </style:style>
    <style:style style:name="P56" style:family="paragraph" style:parent-style-name="Text_20_body">
      <style:text-properties officeooo:paragraph-rsid="06186a13"/>
    </style:style>
    <style:style style:name="P57" style:family="paragraph" style:parent-style-name="Standard">
      <style:text-properties officeooo:rsid="000f70c0" officeooo:paragraph-rsid="000f70c0"/>
    </style:style>
    <style:style style:name="P58" style:family="paragraph" style:parent-style-name="Footnote">
      <style:text-properties officeooo:rsid="014668d8" officeooo:paragraph-rsid="014668d8"/>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officeooo:paragraph-rsid="02584693" fo:background-color="transparent"/>
    </style:style>
    <style:style style:name="P61" style:family="paragraph" style:parent-style-name="Text_20_body">
      <style:paragraph-properties fo:margin-left="0in" fo:margin-right="0in" fo:text-indent="0in" style:auto-text-indent="false"/>
      <style:text-properties officeooo:rsid="00110c78"/>
    </style:style>
    <style:style style:name="P62" style:family="paragraph" style:parent-style-name="Text_20_body">
      <style:paragraph-properties fo:margin-left="0in" fo:margin-right="0in" fo:text-indent="0in" style:auto-text-indent="false"/>
      <style:text-properties officeooo:rsid="0012e3e3"/>
    </style:style>
    <style:style style:name="P63" style:family="paragraph" style:parent-style-name="Text_20_body">
      <style:paragraph-properties fo:margin-left="0in" fo:margin-right="0in" fo:text-indent="0in" style:auto-text-indent="false"/>
      <style:text-properties officeooo:paragraph-rsid="025a4704"/>
    </style:style>
    <style:style style:name="P64" style:family="paragraph" style:parent-style-name="Text_20_body">
      <style:paragraph-properties fo:background-color="transparent">
        <style:background-image/>
      </style:paragraph-properties>
      <style:text-properties officeooo:paragraph-rsid="04415a37"/>
    </style:style>
    <style:style style:name="P65" style:family="paragraph" style:parent-style-name="Text_20_body">
      <style:paragraph-properties fo:background-color="transparent">
        <style:background-image/>
      </style:paragraph-properties>
      <style:text-properties officeooo:paragraph-rsid="05281bd6"/>
    </style:style>
    <style:style style:name="P66" style:family="paragraph" style:parent-style-name="Text_20_body">
      <style:text-properties style:use-window-font-color="true" fo:font-style="normal" officeooo:rsid="04361cc7" style:font-style-asian="normal" style:font-style-complex="normal"/>
    </style:style>
    <style:style style:name="P67" style:family="paragraph" style:parent-style-name="Text_20_body">
      <style:text-properties officeooo:rsid="0416d0b6"/>
    </style:style>
    <style:style style:name="P68" style:family="paragraph" style:parent-style-name="Text_20_body">
      <style:text-properties officeooo:rsid="019f8105" officeooo:paragraph-rsid="019f8105"/>
    </style:style>
    <style:style style:name="P69" style:family="paragraph" style:parent-style-name="Text_20_body">
      <style:text-properties officeooo:paragraph-rsid="063adf58"/>
    </style:style>
    <style:style style:name="P70" style:family="paragraph" style:parent-style-name="Text_20_body">
      <style:text-properties officeooo:paragraph-rsid="03f1656f"/>
    </style:style>
    <style:style style:name="P71" style:family="paragraph" style:parent-style-name="Text_20_body">
      <style:text-properties officeooo:paragraph-rsid="054d7730"/>
    </style:style>
    <style:style style:name="P72" style:family="paragraph" style:parent-style-name="Text_20_body">
      <style:text-properties officeooo:paragraph-rsid="05fe77e2"/>
    </style:style>
    <style:style style:name="P73" style:family="paragraph" style:parent-style-name="Text_20_body">
      <style:text-properties officeooo:paragraph-rsid="0609bbb9"/>
    </style:style>
    <style:style style:name="P74" style:family="paragraph" style:parent-style-name="Heading_20_1">
      <style:text-properties officeooo:rsid="00193a49" officeooo:paragraph-rsid="00193a49"/>
    </style:style>
    <style:style style:name="P75" style:family="paragraph" style:parent-style-name="Heading_20_1">
      <style:text-properties officeooo:rsid="04e79e03" officeooo:paragraph-rsid="04e79e03"/>
    </style:style>
    <style:style style:name="P76" style:family="paragraph" style:parent-style-name="Heading_20_1">
      <style:text-properties officeooo:rsid="0028c249" officeooo:paragraph-rsid="0028c249"/>
    </style:style>
    <style:style style:name="P77" style:family="paragraph" style:parent-style-name="Heading_20_1" style:list-style-name="">
      <style:paragraph-properties fo:text-align="center" style:justify-single-word="false"/>
      <style:text-properties officeooo:rsid="003d8f95" officeooo:paragraph-rsid="003d8f95"/>
    </style:style>
    <style:style style:name="P78" style:family="paragraph" style:parent-style-name="Heading_20_1">
      <style:paragraph-properties fo:break-before="page"/>
      <style:text-properties officeooo:rsid="00103ec0"/>
    </style:style>
    <style:style style:name="P79" style:family="paragraph" style:parent-style-name="Heading_20_1">
      <style:paragraph-properties fo:break-before="page"/>
      <style:text-properties officeooo:rsid="00156552"/>
    </style:style>
    <style:style style:name="P80" style:family="paragraph" style:parent-style-name="Heading_20_1">
      <style:paragraph-properties fo:break-before="page"/>
      <style:text-properties officeooo:rsid="006e6b8a" officeooo:paragraph-rsid="006e6b8a"/>
    </style:style>
    <style:style style:name="P81" style:family="paragraph" style:parent-style-name="Heading_20_1">
      <style:paragraph-properties fo:break-before="page"/>
      <style:text-properties officeooo:rsid="003d8f95" officeooo:paragraph-rsid="003d8f95"/>
    </style:style>
    <style:style style:name="P82" style:family="paragraph" style:parent-style-name="Heading_20_2">
      <style:text-properties officeooo:rsid="00236309"/>
    </style:style>
    <style:style style:name="P83" style:family="paragraph" style:parent-style-name="Heading_20_2">
      <style:text-properties style:use-window-font-color="true" officeooo:rsid="040aa395" officeooo:paragraph-rsid="040aa395" fo:background-color="#ffff00"/>
    </style:style>
    <style:style style:name="P84" style:family="paragraph" style:parent-style-name="Heading_20_2">
      <style:text-properties style:use-window-font-color="true" officeooo:rsid="00eda74c" officeooo:paragraph-rsid="00eda74c"/>
    </style:style>
    <style:style style:name="P85" style:family="paragraph" style:parent-style-name="Heading_20_2">
      <style:text-properties officeooo:rsid="00193a49" officeooo:paragraph-rsid="00193a49"/>
    </style:style>
    <style:style style:name="P86" style:family="paragraph" style:parent-style-name="Heading_20_2">
      <style:text-properties officeooo:rsid="00272b44" officeooo:paragraph-rsid="00272b44"/>
    </style:style>
    <style:style style:name="P87" style:family="paragraph" style:parent-style-name="Heading_20_2">
      <style:text-properties officeooo:rsid="0028c249"/>
    </style:style>
    <style:style style:name="P88" style:family="paragraph" style:parent-style-name="Heading_20_2">
      <style:text-properties officeooo:rsid="0028c249" officeooo:paragraph-rsid="05d6227c"/>
    </style:style>
    <style:style style:name="P89" style:family="paragraph" style:parent-style-name="Heading_20_2">
      <style:text-properties officeooo:rsid="0028c249" officeooo:paragraph-rsid="03f8cd0c"/>
    </style:style>
    <style:style style:name="P90" style:family="paragraph" style:parent-style-name="Heading_20_2">
      <style:text-properties officeooo:rsid="03f8cd0c"/>
    </style:style>
    <style:style style:name="P91" style:family="paragraph" style:parent-style-name="Heading_20_2">
      <style:text-properties officeooo:rsid="03f8cd0c" officeooo:paragraph-rsid="03f8cd0c"/>
    </style:style>
    <style:style style:name="P92" style:family="paragraph" style:parent-style-name="Heading_20_2">
      <style:text-properties officeooo:rsid="049f7bb3"/>
    </style:style>
    <style:style style:name="P93" style:family="paragraph" style:parent-style-name="Heading_20_3">
      <style:text-properties officeooo:rsid="0019b20b" officeooo:paragraph-rsid="0019b20b"/>
    </style:style>
    <style:style style:name="P94" style:family="paragraph" style:parent-style-name="Heading_20_3">
      <style:text-properties officeooo:rsid="0019b20b" officeooo:paragraph-rsid="001b3b11"/>
    </style:style>
    <style:style style:name="P95" style:family="paragraph" style:parent-style-name="Heading_20_3">
      <style:text-properties officeooo:rsid="00204a2a" officeooo:paragraph-rsid="00204a2a"/>
    </style:style>
    <style:style style:name="P96" style:family="paragraph" style:parent-style-name="Heading_20_3">
      <style:text-properties fo:font-weight="normal" officeooo:rsid="00221ab5" officeooo:paragraph-rsid="00221ab5" style:font-weight-asian="normal" style:font-weight-complex="normal"/>
    </style:style>
    <style:style style:name="P97" style:family="paragraph" style:parent-style-name="Heading_20_3">
      <style:text-properties fo:font-weight="normal" officeooo:rsid="03a3e654" officeooo:paragraph-rsid="052c08ab" fo:background-color="transparent" style:font-weight-asian="normal" style:font-weight-complex="normal"/>
    </style:style>
    <style:style style:name="P98" style:family="paragraph" style:parent-style-name="Heading_20_3">
      <style:text-properties officeooo:rsid="0067f001" officeooo:paragraph-rsid="0075510e" fo:background-color="transparent"/>
    </style:style>
    <style:style style:name="P99" style:family="paragraph" style:parent-style-name="Heading_20_3">
      <style:text-properties officeooo:rsid="00a5d696" officeooo:paragraph-rsid="00c61567" fo:background-color="transparent"/>
    </style:style>
    <style:style style:name="P100" style:family="paragraph" style:parent-style-name="Heading_20_3">
      <style:text-properties officeooo:paragraph-rsid="03f8cd0c"/>
    </style:style>
    <style:style style:name="P101" style:family="paragraph" style:parent-style-name="Heading_20_3">
      <style:text-properties officeooo:paragraph-rsid="00621413"/>
    </style:style>
    <style:style style:name="P102" style:family="paragraph" style:parent-style-name="Heading_20_3">
      <style:text-properties officeooo:rsid="0028c249" officeooo:paragraph-rsid="0028c249"/>
    </style:style>
    <style:style style:name="P103" style:family="paragraph" style:parent-style-name="Heading_20_3">
      <style:text-properties officeooo:rsid="01290faf" officeooo:paragraph-rsid="0129e5c2"/>
    </style:style>
    <style:style style:name="P104" style:family="paragraph" style:parent-style-name="Heading_20_3">
      <style:text-properties officeooo:rsid="05d8fcdb" officeooo:paragraph-rsid="05d8fcdb"/>
    </style:style>
    <style:style style:name="P105" style:family="paragraph" style:parent-style-name="Heading_20_3">
      <style:paragraph-properties fo:background-color="transparent">
        <style:background-image/>
      </style:paragraph-properties>
      <style:text-properties fo:font-weight="normal" officeooo:rsid="05d8bd99" officeooo:paragraph-rsid="05d8bd99" fo:background-color="transparent" style:font-weight-asian="normal" style:font-weight-complex="normal"/>
    </style:style>
    <style:style style:name="P106" style:family="paragraph" style:parent-style-name="Standard" style:master-page-name="Standard">
      <style:paragraph-properties style:page-number="auto"/>
      <style:text-properties officeooo:rsid="000f70c0" officeooo:paragraph-rsid="000f70c0"/>
    </style:style>
    <style:style style:name="P1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officeooo:rsid="01cd59a1"/>
    </style:style>
    <style:style style:name="T2" style:family="text">
      <style:text-properties style:use-window-font-color="true" fo:background-color="transparent"/>
    </style:style>
    <style:style style:name="T3" style:family="text">
      <style:text-properties style:use-window-font-color="true" officeooo:rsid="01cd59a1" fo:background-color="transparent"/>
    </style:style>
    <style:style style:name="T4" style:family="text">
      <style:text-properties style:use-window-font-color="true" officeooo:rsid="0359d3d3" fo:background-color="transparent"/>
    </style:style>
    <style:style style:name="T5" style:family="text">
      <style:text-properties style:use-window-font-color="true" officeooo:rsid="04f1e06e" fo:background-color="transparent"/>
    </style:style>
    <style:style style:name="T6" style:family="text">
      <style:text-properties fo:font-variant="normal" fo:text-transform="none" style:use-window-font-color="true" style:text-position="0% 100%" fo:font-style="normal" style:text-underline-style="none" fo:font-weight="normal" fo:background-color="transparent"/>
    </style:style>
    <style:style style:name="T7" style:family="text">
      <style:text-properties fo:font-variant="normal" fo:text-transform="none" style:use-window-font-color="true" style:text-position="0% 100%" fo:font-style="normal" style:text-underline-style="none" fo:font-weight="normal"/>
    </style:style>
    <style:style style:name="T8" style:family="text">
      <style:text-properties style:use-window-font-color="true"/>
    </style:style>
    <style:style style:name="T9" style:family="text">
      <style:text-properties style:use-window-font-color="true" officeooo:rsid="0359d3d3"/>
    </style:style>
    <style:style style:name="T10" style:family="text">
      <style:text-properties style:use-window-font-color="true" officeooo:rsid="042c38f1"/>
    </style:style>
    <style:style style:name="T11" style:family="text">
      <style:text-properties style:use-window-font-color="true" officeooo:rsid="0359d3d3" fo:background-color="#ffff00"/>
    </style:style>
    <style:style style:name="T12" style:family="text">
      <style:text-properties style:use-window-font-color="true" officeooo:rsid="035a7df6"/>
    </style:style>
    <style:style style:name="T13" style:family="text">
      <style:text-properties style:use-window-font-color="true" officeooo:rsid="035b8483"/>
    </style:style>
    <style:style style:name="T14" style:family="text">
      <style:text-properties style:use-window-font-color="true" officeooo:rsid="035a7df6" fo:background-color="#ffff00"/>
    </style:style>
    <style:style style:name="T15" style:family="text">
      <style:text-properties style:use-window-font-color="true" officeooo:rsid="00236309" fo:background-color="transparent"/>
    </style:style>
    <style:style style:name="T16" style:family="text">
      <style:text-properties style:use-window-font-color="true" fo:font-style="normal" officeooo:rsid="00236309" fo:background-color="transparent" style:font-style-asian="normal" style:font-style-complex="normal"/>
    </style:style>
    <style:style style:name="T17" style:family="text">
      <style:text-properties style:use-window-font-color="true" officeooo:rsid="04faa93a"/>
    </style:style>
    <style:style style:name="T18" style:family="text">
      <style:text-properties style:use-window-font-color="true" officeooo:rsid="02861fad"/>
    </style:style>
    <style:style style:name="T19" style:family="text">
      <style:text-properties style:use-window-font-color="true" officeooo:rsid="0434f2ec"/>
    </style:style>
    <style:style style:name="T20" style:family="text">
      <style:text-properties style:use-window-font-color="true" officeooo:rsid="02f71233"/>
    </style:style>
    <style:style style:name="T21" style:family="text">
      <style:text-properties style:use-window-font-color="true" officeooo:rsid="02896755"/>
    </style:style>
    <style:style style:name="T22" style:family="text">
      <style:text-properties style:use-window-font-color="true" officeooo:rsid="04fc5421"/>
    </style:style>
    <style:style style:name="T23" style:family="text">
      <style:text-properties style:use-window-font-color="true" officeooo:rsid="02f47662"/>
    </style:style>
    <style:style style:name="T24" style:family="text">
      <style:text-properties style:use-window-font-color="true" officeooo:rsid="03623448"/>
    </style:style>
    <style:style style:name="T25" style:family="text">
      <style:text-properties style:use-window-font-color="true" officeooo:rsid="028b33e7"/>
    </style:style>
    <style:style style:name="T26" style:family="text">
      <style:text-properties style:use-window-font-color="true" officeooo:rsid="040c4879"/>
    </style:style>
    <style:style style:name="T27" style:family="text">
      <style:text-properties style:use-window-font-color="true" fo:font-style="normal" officeooo:rsid="040c4879" style:font-style-asian="normal" style:font-style-complex="normal"/>
    </style:style>
    <style:style style:name="T28" style:family="text">
      <style:text-properties officeooo:rsid="05c377ce"/>
    </style:style>
    <style:style style:name="T29" style:family="text">
      <style:text-properties fo:font-variant="normal" fo:text-transform="none" style:text-position="0% 100%" style:text-underline-style="none" fo:font-weight="normal"/>
    </style:style>
    <style:style style:name="T30" style:family="text">
      <style:text-properties officeooo:rsid="050629ee"/>
    </style:style>
    <style:style style:name="T31" style:family="text">
      <style:text-properties officeooo:rsid="05071477"/>
    </style:style>
    <style:style style:name="T32" style:family="text">
      <style:text-properties officeooo:rsid="00ee1ff4"/>
    </style:style>
    <style:style style:name="T33" style:family="text">
      <style:text-properties officeooo:rsid="0107b6d2"/>
    </style:style>
    <style:style style:name="T34" style:family="text">
      <style:text-properties officeooo:rsid="01d63b34"/>
    </style:style>
    <style:style style:name="T35" style:family="text">
      <style:text-properties officeooo:rsid="0414f0b8"/>
    </style:style>
    <style:style style:name="T36" style:family="text">
      <style:text-properties officeooo:rsid="02922180"/>
    </style:style>
    <style:style style:name="T37" style:family="text">
      <style:text-properties officeooo:rsid="050e4897"/>
    </style:style>
    <style:style style:name="T38" style:family="text">
      <style:text-properties officeooo:rsid="0011f860"/>
    </style:style>
    <style:style style:name="T39" style:family="text">
      <style:text-properties officeooo:rsid="01d6fbb1"/>
    </style:style>
    <style:style style:name="T40" style:family="text">
      <style:text-properties fo:font-style="normal" officeooo:rsid="0011f860" style:font-style-asian="normal" style:font-style-complex="normal"/>
    </style:style>
    <style:style style:name="T41" style:family="text">
      <style:text-properties officeooo:rsid="037038a5"/>
    </style:style>
    <style:style style:name="T42" style:family="text">
      <style:text-properties officeooo:rsid="043f57b3"/>
    </style:style>
    <style:style style:name="T43" style:family="text">
      <style:text-properties officeooo:rsid="050e54e5"/>
    </style:style>
    <style:style style:name="T44" style:family="text">
      <style:text-properties officeooo:rsid="051009ae"/>
    </style:style>
    <style:style style:name="T45" style:family="text">
      <style:text-properties officeooo:rsid="0510827c"/>
    </style:style>
    <style:style style:name="T46" style:family="text">
      <style:text-properties officeooo:rsid="0415c123"/>
    </style:style>
    <style:style style:name="T47" style:family="text">
      <style:text-properties officeooo:rsid="04182884"/>
    </style:style>
    <style:style style:name="T48" style:family="text">
      <style:text-properties officeooo:rsid="0419023b"/>
    </style:style>
    <style:style style:name="T49" style:family="text">
      <style:text-properties officeooo:rsid="013082cb" fo:background-color="transparent"/>
    </style:style>
    <style:style style:name="T50" style:family="text">
      <style:text-properties officeooo:rsid="005abf04" fo:background-color="transparent"/>
    </style:style>
    <style:style style:name="T51" style:family="text">
      <style:text-properties officeooo:rsid="04415a37" fo:background-color="transparent"/>
    </style:style>
    <style:style style:name="T52" style:family="text">
      <style:text-properties officeooo:rsid="0441ff21" fo:background-color="transparent"/>
    </style:style>
    <style:style style:name="T53" style:family="text">
      <style:text-properties officeooo:rsid="0443822d" fo:background-color="transparent"/>
    </style:style>
    <style:style style:name="T54" style:family="text">
      <style:text-properties officeooo:rsid="051d2f2c" fo:background-color="transparent"/>
    </style:style>
    <style:style style:name="T55" style:family="text">
      <style:text-properties officeooo:rsid="051ee1c2" fo:background-color="transparent"/>
    </style:style>
    <style:style style:name="T56" style:family="text">
      <style:text-properties officeooo:rsid="05cbe425" fo:background-color="transparent"/>
    </style:style>
    <style:style style:name="T57" style:family="text">
      <style:text-properties officeooo:rsid="01e6936d" fo:background-color="transparent"/>
    </style:style>
    <style:style style:name="T58" style:family="text">
      <style:text-properties officeooo:rsid="02be8ec2" fo:background-color="transparent"/>
    </style:style>
    <style:style style:name="T59" style:family="text">
      <style:text-properties officeooo:rsid="0523a21d" fo:background-color="transparent"/>
    </style:style>
    <style:style style:name="T60" style:family="text">
      <style:text-properties officeooo:rsid="02c17323" fo:background-color="transparent"/>
    </style:style>
    <style:style style:name="T61" style:family="text">
      <style:text-properties officeooo:rsid="051f9b54" fo:background-color="transparent"/>
    </style:style>
    <style:style style:name="T62" style:family="text">
      <style:text-properties officeooo:rsid="052509f0" fo:background-color="transparent"/>
    </style:style>
    <style:style style:name="T63" style:family="text">
      <style:text-properties fo:font-weight="normal" officeooo:rsid="0525e84f" fo:background-color="#ffff00" style:font-weight-asian="normal" style:font-weight-complex="normal"/>
    </style:style>
    <style:style style:name="T64" style:family="text">
      <style:text-properties fo:font-weight="normal" officeooo:rsid="061bc4e4" fo:background-color="#ffff00" style:font-weight-asian="normal" style:font-weight-complex="normal"/>
    </style:style>
    <style:style style:name="T65" style:family="text">
      <style:text-properties fo:font-weight="normal" officeooo:rsid="05281bd6" fo:background-color="#ffff00" style:font-weight-asian="normal" style:font-weight-complex="normal"/>
    </style:style>
    <style:style style:name="T66" style:family="text">
      <style:text-properties officeooo:rsid="03f01b1f"/>
    </style:style>
    <style:style style:name="T67" style:family="text">
      <style:text-properties officeooo:rsid="061ea20b"/>
    </style:style>
    <style:style style:name="T68" style:family="text">
      <style:text-properties officeooo:rsid="03f4d993"/>
    </style:style>
    <style:style style:name="T69" style:family="text">
      <style:text-properties officeooo:rsid="03f12a62"/>
    </style:style>
    <style:style style:name="T70" style:family="text">
      <style:text-properties officeooo:rsid="03f1656f" fo:background-color="#ffff00"/>
    </style:style>
    <style:style style:name="T71" style:family="text">
      <style:text-properties officeooo:rsid="03f1656f"/>
    </style:style>
    <style:style style:name="T72" style:family="text">
      <style:text-properties officeooo:rsid="05cc05cf"/>
    </style:style>
    <style:style style:name="T73" style:family="text">
      <style:text-properties officeooo:rsid="00821412"/>
    </style:style>
    <style:style style:name="T74" style:family="text">
      <style:text-properties officeooo:rsid="020ccb29"/>
    </style:style>
    <style:style style:name="T75" style:family="text">
      <style:text-properties officeooo:rsid="01517985"/>
    </style:style>
    <style:style style:name="T76" style:family="text">
      <style:text-properties officeooo:rsid="0153249e"/>
    </style:style>
    <style:style style:name="T77" style:family="text">
      <style:text-properties officeooo:rsid="02e19536"/>
    </style:style>
    <style:style style:name="T78" style:family="text">
      <style:text-properties fo:font-variant="normal" fo:text-transform="none" style:text-position="0% 100%" fo:font-style="normal" style:text-underline-style="none" fo:font-weight="normal" officeooo:rsid="02e19536"/>
    </style:style>
    <style:style style:name="T79" style:family="text">
      <style:text-properties fo:font-variant="normal" fo:text-transform="none" style:text-position="0% 100%" fo:font-style="normal" style:text-underline-style="none" fo:font-weight="normal" officeooo:rsid="00821412"/>
    </style:style>
    <style:style style:name="T80" style:family="text">
      <style:text-properties officeooo:rsid="054d7730"/>
    </style:style>
    <style:style style:name="T81" style:family="text">
      <style:text-properties officeooo:rsid="054e1598"/>
    </style:style>
    <style:style style:name="T82" style:family="text">
      <style:text-properties officeooo:rsid="05863946"/>
    </style:style>
    <style:style style:name="T83" style:family="text">
      <style:text-properties officeooo:rsid="05539c01"/>
    </style:style>
    <style:style style:name="T84" style:family="text">
      <style:text-properties officeooo:rsid="05880b60"/>
    </style:style>
    <style:style style:name="T85" style:family="text">
      <style:text-properties officeooo:rsid="05880b60" fo:background-color="#ffff00"/>
    </style:style>
    <style:style style:name="T86" style:family="text">
      <style:text-properties officeooo:rsid="0625d9b0"/>
    </style:style>
    <style:style style:name="T87" style:family="text">
      <style:text-properties officeooo:rsid="0554a70b"/>
    </style:style>
    <style:style style:name="T88" style:family="text">
      <style:text-properties officeooo:rsid="0588594f"/>
    </style:style>
    <style:style style:name="T89" style:family="text">
      <style:text-properties officeooo:rsid="05e1d7c1"/>
    </style:style>
    <style:style style:name="T90" style:family="text">
      <style:text-properties officeooo:rsid="058b3340"/>
    </style:style>
    <style:style style:name="T91" style:family="text">
      <style:text-properties officeooo:rsid="058bd0a3"/>
    </style:style>
    <style:style style:name="T92" style:family="text">
      <style:text-properties officeooo:rsid="0555868a"/>
    </style:style>
    <style:style style:name="T93" style:family="text">
      <style:text-properties officeooo:rsid="058ed8a3"/>
    </style:style>
    <style:style style:name="T94" style:family="text">
      <style:text-properties officeooo:rsid="059074f0"/>
    </style:style>
    <style:style style:name="T95" style:family="text">
      <style:text-properties officeooo:rsid="0591dec2"/>
    </style:style>
    <style:style style:name="T96" style:family="text">
      <style:text-properties officeooo:rsid="058f4fd0"/>
    </style:style>
    <style:style style:name="T97" style:family="text">
      <style:text-properties officeooo:rsid="05e4d208"/>
    </style:style>
    <style:style style:name="T98" style:family="text">
      <style:text-properties officeooo:rsid="05920303"/>
    </style:style>
    <style:style style:name="T99" style:family="text">
      <style:text-properties officeooo:rsid="05e6b606"/>
    </style:style>
    <style:style style:name="T100" style:family="text">
      <style:text-properties officeooo:rsid="05e79e56"/>
    </style:style>
    <style:style style:name="T101" style:family="text">
      <style:text-properties officeooo:rsid="05930f5f"/>
    </style:style>
    <style:style style:name="T102" style:family="text">
      <style:text-properties officeooo:rsid="05ea8e06"/>
    </style:style>
    <style:style style:name="T103" style:family="text">
      <style:text-properties officeooo:rsid="05932aab"/>
    </style:style>
    <style:style style:name="T104" style:family="text">
      <style:text-properties officeooo:rsid="06269e3e"/>
    </style:style>
    <style:style style:name="T105" style:family="text">
      <style:text-properties officeooo:rsid="05ead2bd"/>
    </style:style>
    <style:style style:name="T106" style:family="text">
      <style:text-properties officeooo:rsid="0312e97b"/>
    </style:style>
    <style:style style:name="T107" style:family="text">
      <style:text-properties officeooo:rsid="05fe77e2" fo:background-color="transparent"/>
    </style:style>
    <style:style style:name="T108" style:family="text">
      <style:text-properties officeooo:rsid="05ff8379" fo:background-color="transparent"/>
    </style:style>
    <style:style style:name="T109" style:family="text">
      <style:text-properties officeooo:rsid="05f9b46e" fo:background-color="transparent"/>
    </style:style>
    <style:style style:name="T110" style:family="text">
      <style:text-properties officeooo:rsid="05fcec3a" fo:background-color="transparent"/>
    </style:style>
    <style:style style:name="T111" style:family="text">
      <style:text-properties officeooo:rsid="05ac984e" fo:background-color="transparent"/>
    </style:style>
    <style:style style:name="T112" style:family="text">
      <style:text-properties officeooo:rsid="0223e961"/>
    </style:style>
    <style:style style:name="T113" style:family="text">
      <style:text-properties officeooo:rsid="022409b0"/>
    </style:style>
    <style:style style:name="T114" style:family="text">
      <style:text-properties officeooo:rsid="0327e8a4"/>
    </style:style>
    <style:style style:name="T115" style:family="text">
      <style:text-properties officeooo:rsid="031e4dd0"/>
    </style:style>
    <style:style style:name="T116" style:family="text">
      <style:text-properties officeooo:rsid="031bdb89"/>
    </style:style>
    <style:style style:name="T117" style:family="text">
      <style:text-properties officeooo:rsid="031f56f2"/>
    </style:style>
    <style:style style:name="T118" style:family="text">
      <style:text-properties officeooo:rsid="03280029"/>
    </style:style>
    <style:style style:name="T119" style:family="text">
      <style:text-properties officeooo:rsid="060be4b7"/>
    </style:style>
    <style:style style:name="T120" style:family="text">
      <style:text-properties officeooo:rsid="03bfe4da"/>
    </style:style>
    <style:style style:name="T121" style:family="text">
      <style:text-properties officeooo:rsid="03c046f6"/>
    </style:style>
    <style:style style:name="T122" style:family="text">
      <style:text-properties officeooo:rsid="05a2156b"/>
    </style:style>
    <style:style style:name="T123" style:family="text">
      <style:text-properties officeooo:rsid="03c28069"/>
    </style:style>
    <style:style style:name="T124" style:family="text">
      <style:text-properties officeooo:rsid="03c41069"/>
    </style:style>
    <style:style style:name="T125" style:family="text">
      <style:text-properties officeooo:rsid="03c5863a"/>
    </style:style>
    <style:style style:name="T126" style:family="text">
      <style:text-properties officeooo:rsid="035577ae"/>
    </style:style>
    <style:style style:name="T127" style:family="text">
      <style:text-properties officeooo:rsid="0424f9c6"/>
    </style:style>
    <style:style style:name="T128" style:family="text">
      <style:text-properties officeooo:rsid="0295f175"/>
    </style:style>
    <style:style style:name="T129" style:family="text">
      <style:text-properties officeooo:rsid="02751d0e"/>
    </style:style>
    <style:style style:name="T130" style:family="text">
      <style:text-properties fo:font-variant="normal" fo:text-transform="none" style:text-position="0% 100%" fo:font-style="normal" style:text-underline-style="none" fo:font-weight="normal"/>
    </style:style>
    <style:style style:name="T131" style:family="text">
      <style:text-properties fo:font-variant="normal" fo:text-transform="none" style:text-position="0% 100%" fo:font-style="normal" style:text-underline-style="none" fo:font-weight="normal" officeooo:rsid="02751d0e"/>
    </style:style>
    <style:style style:name="T132" style:family="text">
      <style:text-properties fo:font-variant="normal" fo:text-transform="none" style:text-position="0% 100%" fo:font-style="normal" style:text-underline-style="none" fo:font-weight="normal" officeooo:rsid="02734ec7"/>
    </style:style>
    <style:style style:name="T133" style:family="text">
      <style:text-properties fo:font-variant="normal" fo:text-transform="none" style:text-position="0% 100%" fo:font-style="normal" style:text-underline-style="none" fo:font-weight="normal" officeooo:rsid="02e19536"/>
    </style:style>
    <style:style style:name="T134" style:family="text">
      <style:text-properties fo:font-variant="normal" fo:text-transform="none" style:text-position="0% 100%" fo:font-style="normal" style:text-underline-style="none" fo:font-weight="normal" officeooo:rsid="00821412"/>
    </style:style>
    <style:style style:name="T135" style:family="text">
      <style:text-properties fo:font-variant="normal" fo:text-transform="none" style:text-position="0% 100%" fo:font-style="normal" style:text-underline-style="none" fo:font-weight="normal" officeooo:rsid="0019b20b"/>
    </style:style>
    <style:style style:name="T136" style:family="text">
      <style:text-properties fo:font-variant="normal" fo:text-transform="none" style:text-position="0% 100%" fo:font-style="normal" style:text-underline-style="none" fo:font-weight="normal" officeooo:rsid="001d29ec"/>
    </style:style>
    <style:style style:name="T137" style:family="text">
      <style:text-properties fo:font-variant="normal" fo:text-transform="none" style:text-position="0% 100%" fo:font-style="normal" style:text-underline-style="none" fo:font-weight="normal" officeooo:rsid="05c64773" fo:background-color="transparent"/>
    </style:style>
    <style:style style:name="T138" style:family="text">
      <style:text-properties fo:font-variant="normal" fo:text-transform="none" style:text-position="0% 100%" style:text-underline-style="none" fo:font-weight="normal"/>
    </style:style>
    <style:style style:name="T139" style:family="text">
      <style:text-properties fo:font-variant="normal" fo:text-transform="none" style:use-window-font-color="true" style:text-position="0% 100%" fo:font-style="normal" style:text-underline-style="none" fo:font-weight="normal"/>
    </style:style>
    <style:style style:name="T140" style:family="text">
      <style:text-properties fo:font-variant="normal" fo:text-transform="none" style:use-window-font-color="true" style:text-position="0% 100%" fo:font-style="normal" style:text-underline-style="none" fo:font-weight="normal" fo:background-color="transparent"/>
    </style:style>
    <style:style style:name="T141"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142" style:family="text">
      <style:text-properties officeooo:rsid="0007fb78"/>
    </style:style>
    <style:style style:name="T143" style:family="text">
      <style:text-properties officeooo:rsid="01cadc36"/>
    </style:style>
    <style:style style:name="T144" style:family="text">
      <style:text-properties officeooo:rsid="0275c7a6"/>
    </style:style>
    <style:style style:name="T145" style:family="text">
      <style:text-properties officeooo:rsid="000a94ce"/>
    </style:style>
    <style:style style:name="T146" style:family="text">
      <style:text-properties officeooo:rsid="0276a75b"/>
    </style:style>
    <style:style style:name="T147" style:family="text">
      <style:text-properties style:use-window-font-color="true"/>
    </style:style>
    <style:style style:name="T148" style:family="text">
      <style:text-properties style:use-window-font-color="true" officeooo:rsid="01cd59a1"/>
    </style:style>
    <style:style style:name="T149" style:family="text">
      <style:text-properties style:use-window-font-color="true" fo:background-color="transparent"/>
    </style:style>
    <style:style style:name="T150" style:family="text">
      <style:text-properties style:use-window-font-color="true" officeooo:rsid="01cd59a1" fo:background-color="transparent"/>
    </style:style>
    <style:style style:name="T151" style:family="text">
      <style:text-properties style:use-window-font-color="true" officeooo:rsid="0359d3d3" fo:background-color="transparent"/>
    </style:style>
    <style:style style:name="T152" style:family="text">
      <style:text-properties style:use-window-font-color="true" officeooo:rsid="04f1e06e" fo:background-color="transparent"/>
    </style:style>
    <style:style style:name="T153" style:family="text">
      <style:text-properties style:use-window-font-color="true" officeooo:rsid="00236309" fo:background-color="transparent"/>
    </style:style>
    <style:style style:name="T154" style:family="text">
      <style:text-properties style:use-window-font-color="true" officeooo:rsid="04f51585" fo:background-color="transparent"/>
    </style:style>
    <style:style style:name="T155" style:family="text">
      <style:text-properties style:use-window-font-color="true" officeooo:rsid="04f838eb" fo:background-color="transparent"/>
    </style:style>
    <style:style style:name="T156" style:family="text">
      <style:text-properties style:use-window-font-color="true" officeooo:rsid="04f6b7b6" fo:background-color="transparent"/>
    </style:style>
    <style:style style:name="T157" style:family="text">
      <style:text-properties style:use-window-font-color="true" officeooo:rsid="0359d3d3"/>
    </style:style>
    <style:style style:name="T158" style:family="text">
      <style:text-properties style:use-window-font-color="true" officeooo:rsid="042c38f1"/>
    </style:style>
    <style:style style:name="T159" style:family="text">
      <style:text-properties style:use-window-font-color="true" officeooo:rsid="0359d3d3" fo:background-color="#ffff00"/>
    </style:style>
    <style:style style:name="T160" style:family="text">
      <style:text-properties style:use-window-font-color="true" officeooo:rsid="035a7df6" fo:background-color="#ffff00"/>
    </style:style>
    <style:style style:name="T161" style:family="text">
      <style:text-properties style:use-window-font-color="true" officeooo:rsid="035a7df6"/>
    </style:style>
    <style:style style:name="T162" style:family="text">
      <style:text-properties style:use-window-font-color="true" officeooo:rsid="035b8483"/>
    </style:style>
    <style:style style:name="T163" style:family="text">
      <style:text-properties style:use-window-font-color="true" fo:font-style="normal" officeooo:rsid="00236309" fo:background-color="transparent" style:font-style-asian="normal" style:font-style-complex="normal"/>
    </style:style>
    <style:style style:name="T164" style:family="text">
      <style:text-properties style:use-window-font-color="true" fo:font-style="normal" officeooo:rsid="040c4879" style:font-style-asian="normal" style:font-style-complex="normal"/>
    </style:style>
    <style:style style:name="T165" style:family="text">
      <style:text-properties style:use-window-font-color="true" fo:font-style="normal" officeooo:rsid="04361cc7" style:font-style-asian="normal" style:font-style-complex="normal"/>
    </style:style>
    <style:style style:name="T166" style:family="text">
      <style:text-properties style:use-window-font-color="true" fo:font-style="normal" officeooo:rsid="050446d6" style:font-style-asian="normal" style:font-style-complex="normal"/>
    </style:style>
    <style:style style:name="T167" style:family="text">
      <style:text-properties style:use-window-font-color="true" fo:font-style="normal" officeooo:rsid="05c1c8f6" style:font-style-asian="normal" style:font-style-complex="normal"/>
    </style:style>
    <style:style style:name="T168" style:family="text">
      <style:text-properties style:use-window-font-color="true" fo:font-style="normal" officeooo:rsid="0437a8c8" style:font-style-asian="normal" style:font-style-complex="normal"/>
    </style:style>
    <style:style style:name="T169" style:family="text">
      <style:text-properties style:use-window-font-color="true" fo:font-style="normal" officeooo:rsid="05c373db" style:font-style-asian="normal" style:font-style-complex="normal"/>
    </style:style>
    <style:style style:name="T170" style:family="text">
      <style:text-properties style:use-window-font-color="true" fo:font-style="normal" officeooo:rsid="0438dea0" style:font-style-asian="normal" style:font-style-complex="normal"/>
    </style:style>
    <style:style style:name="T171" style:family="text">
      <style:text-properties style:use-window-font-color="true" officeooo:rsid="04faa93a"/>
    </style:style>
    <style:style style:name="T172" style:family="text">
      <style:text-properties style:use-window-font-color="true" officeooo:rsid="02861fad"/>
    </style:style>
    <style:style style:name="T173" style:family="text">
      <style:text-properties style:use-window-font-color="true" officeooo:rsid="0434f2ec"/>
    </style:style>
    <style:style style:name="T174" style:family="text">
      <style:text-properties style:use-window-font-color="true" officeooo:rsid="02f71233"/>
    </style:style>
    <style:style style:name="T175" style:family="text">
      <style:text-properties style:use-window-font-color="true" officeooo:rsid="02896755"/>
    </style:style>
    <style:style style:name="T176" style:family="text">
      <style:text-properties style:use-window-font-color="true" officeooo:rsid="04fc5421"/>
    </style:style>
    <style:style style:name="T177" style:family="text">
      <style:text-properties style:use-window-font-color="true" officeooo:rsid="02f47662"/>
    </style:style>
    <style:style style:name="T178" style:family="text">
      <style:text-properties style:use-window-font-color="true" officeooo:rsid="03623448"/>
    </style:style>
    <style:style style:name="T179" style:family="text">
      <style:text-properties style:use-window-font-color="true" officeooo:rsid="028b33e7"/>
    </style:style>
    <style:style style:name="T180" style:family="text">
      <style:text-properties style:use-window-font-color="true" officeooo:rsid="040c4879"/>
    </style:style>
    <style:style style:name="T181" style:family="text">
      <style:text-properties style:use-window-font-color="true" officeooo:rsid="00282206"/>
    </style:style>
    <style:style style:name="T182" style:family="text">
      <style:text-properties style:use-window-font-color="true" fo:font-style="italic" style:font-style-asian="italic" style:font-style-complex="italic"/>
    </style:style>
    <style:style style:name="T183" style:family="text">
      <style:text-properties style:use-window-font-color="true" fo:font-style="italic" officeooo:rsid="028c52a6" style:font-style-asian="italic" style:font-style-complex="italic"/>
    </style:style>
    <style:style style:name="T184" style:family="text">
      <style:text-properties style:use-window-font-color="true" officeooo:rsid="00236309"/>
    </style:style>
    <style:style style:name="T185" style:family="text">
      <style:text-properties style:use-window-font-color="true" officeooo:rsid="0426c0cc"/>
    </style:style>
    <style:style style:name="T186" style:family="text">
      <style:text-properties style:use-window-font-color="true" officeooo:rsid="042cbbda"/>
    </style:style>
    <style:style style:name="T187" style:family="text">
      <style:text-properties style:use-window-font-color="true" officeooo:rsid="035e6c48"/>
    </style:style>
    <style:style style:name="T188" style:family="text">
      <style:text-properties style:use-window-font-color="true" officeooo:rsid="01ce6530"/>
    </style:style>
    <style:style style:name="T189" style:family="text">
      <style:text-properties style:use-window-font-color="true" officeooo:rsid="01ce6cfd"/>
    </style:style>
    <style:style style:name="T190" style:family="text">
      <style:text-properties style:use-window-font-color="true" officeooo:rsid="036124bc"/>
    </style:style>
    <style:style style:name="T191" style:family="text">
      <style:text-properties style:use-window-font-color="true" officeooo:rsid="042daba7"/>
    </style:style>
    <style:style style:name="T192" style:family="text">
      <style:text-properties style:use-window-font-color="true" officeooo:rsid="0279bcd9"/>
    </style:style>
    <style:style style:name="T193" style:family="text">
      <style:text-properties style:use-window-font-color="true" officeooo:rsid="04f32ab1"/>
    </style:style>
    <style:style style:name="T194" style:family="text">
      <style:text-properties style:use-window-font-color="true" officeooo:rsid="04114696"/>
    </style:style>
    <style:style style:name="T195" style:family="text">
      <style:text-properties style:use-window-font-color="true" officeooo:rsid="04f6516a"/>
    </style:style>
    <style:style style:name="T196" style:family="text">
      <style:text-properties style:use-window-font-color="true" officeooo:rsid="04f51585"/>
    </style:style>
    <style:style style:name="T197" style:family="text">
      <style:text-properties style:use-window-font-color="true" officeooo:rsid="04f6b7b6"/>
    </style:style>
    <style:style style:name="T198" style:family="text">
      <style:text-properties style:use-window-font-color="true" officeooo:rsid="04f4acc7"/>
    </style:style>
    <style:style style:name="T199" style:family="text">
      <style:text-properties style:use-window-font-color="true" officeooo:rsid="01d17ab4"/>
    </style:style>
    <style:style style:name="T200" style:family="text">
      <style:text-properties style:use-window-font-color="true" officeooo:rsid="0107b6d2"/>
    </style:style>
    <style:style style:name="T201" style:family="text">
      <style:text-properties style:use-window-font-color="true" officeooo:rsid="00299099"/>
    </style:style>
    <style:style style:name="T202" style:family="text">
      <style:text-properties style:use-window-font-color="true" officeooo:rsid="00eaa98d"/>
    </style:style>
    <style:style style:name="T203" style:family="text">
      <style:text-properties style:use-window-font-color="true" officeooo:rsid="029ea267"/>
    </style:style>
    <style:style style:name="T204" style:family="text">
      <style:text-properties style:use-window-font-color="true" officeooo:rsid="0281cac1"/>
    </style:style>
    <style:style style:name="T205" style:family="text">
      <style:text-properties style:use-window-font-color="true" officeooo:rsid="00eb23c8"/>
    </style:style>
    <style:style style:name="T206" style:family="text">
      <style:text-properties style:use-window-font-color="true" officeooo:rsid="029f2053"/>
    </style:style>
    <style:style style:name="T207" style:family="text">
      <style:text-properties style:use-window-font-color="true" officeooo:rsid="042fc913"/>
    </style:style>
    <style:style style:name="T208" style:family="text">
      <style:text-properties style:use-window-font-color="true" officeooo:rsid="05bfc2a9"/>
    </style:style>
    <style:style style:name="T209" style:family="text">
      <style:text-properties style:use-window-font-color="true" officeooo:rsid="05bcb050"/>
    </style:style>
    <style:style style:name="T210" style:family="text">
      <style:text-properties style:use-window-font-color="true" officeooo:rsid="04316aca"/>
    </style:style>
    <style:style style:name="T211" style:family="text">
      <style:text-properties style:use-window-font-color="true" officeooo:rsid="04332b21"/>
    </style:style>
    <style:style style:name="T212" style:family="text">
      <style:text-properties style:use-window-font-color="true" officeooo:rsid="02827451"/>
    </style:style>
    <style:style style:name="T213" style:family="text">
      <style:text-properties style:use-window-font-color="true" officeooo:rsid="0283f7ca"/>
    </style:style>
    <style:style style:name="T214" style:family="text">
      <style:text-properties style:use-window-font-color="true" officeooo:rsid="02a0e757"/>
    </style:style>
    <style:style style:name="T215" style:family="text">
      <style:text-properties style:use-window-font-color="true" officeooo:rsid="02f7af08"/>
    </style:style>
    <style:style style:name="T216" style:family="text">
      <style:text-properties style:use-window-font-color="true" officeooo:rsid="0501965f"/>
    </style:style>
    <style:style style:name="T217" style:family="text">
      <style:text-properties style:use-window-font-color="true" officeooo:rsid="04ff98b0"/>
    </style:style>
    <style:style style:name="T218" style:family="text">
      <style:text-properties style:use-window-font-color="true" officeooo:rsid="05c0ebc6"/>
    </style:style>
    <style:style style:name="T219" style:family="text">
      <style:text-properties style:use-window-font-color="true" officeooo:rsid="0500ca5f"/>
    </style:style>
    <style:style style:name="T220" style:family="text">
      <style:text-properties style:use-window-font-color="true" officeooo:rsid="028b32ca"/>
    </style:style>
    <style:style style:name="T221" style:family="text">
      <style:text-properties style:use-window-font-color="true" officeooo:rsid="03637da2"/>
    </style:style>
    <style:style style:name="T222" style:family="text">
      <style:text-properties style:use-window-font-color="true" officeooo:rsid="02a15ee3"/>
    </style:style>
    <style:style style:name="T223" style:family="text">
      <style:text-properties style:use-window-font-color="true" officeooo:rsid="04fe9e0e"/>
    </style:style>
    <style:style style:name="T224" style:family="text">
      <style:text-properties style:use-window-font-color="true" officeooo:rsid="05c17992"/>
    </style:style>
    <style:style style:name="T225" style:family="text">
      <style:text-properties style:use-window-font-color="true" officeooo:rsid="0410bff9"/>
    </style:style>
    <style:style style:name="T226" style:family="text">
      <style:text-properties style:use-window-font-color="true" officeooo:rsid="043c24f1"/>
    </style:style>
    <style:style style:name="T227" style:family="text">
      <style:text-properties style:use-window-font-color="true" officeooo:rsid="0412e567"/>
    </style:style>
    <style:style style:name="T228" style:family="text">
      <style:text-properties style:use-window-font-color="true" officeooo:rsid="05087425"/>
    </style:style>
    <style:style style:name="T229" style:family="text">
      <style:text-properties style:use-window-font-color="true" officeooo:rsid="050a65f9"/>
    </style:style>
    <style:style style:name="T230" style:family="text">
      <style:text-properties style:use-window-font-color="true" officeooo:rsid="050c4d99"/>
    </style:style>
    <style:style style:name="T231" style:family="text">
      <style:text-properties style:use-window-font-color="true" officeooo:rsid="02acce4b"/>
    </style:style>
    <style:style style:name="T232" style:family="text">
      <style:text-properties style:use-window-font-color="true" officeooo:rsid="028c52a6"/>
    </style:style>
    <style:style style:name="T233" style:family="text">
      <style:text-properties style:use-window-font-color="true" officeooo:rsid="03675329"/>
    </style:style>
    <style:style style:name="T234" style:family="text">
      <style:text-properties style:use-window-font-color="true" officeooo:rsid="02ad1e51"/>
    </style:style>
    <style:style style:name="T235" style:family="text">
      <style:text-properties style:use-window-font-color="true" officeooo:rsid="0414807f"/>
    </style:style>
    <style:style style:name="T236" style:family="text">
      <style:text-properties style:use-window-font-color="true" officeooo:rsid="0609bbb9"/>
    </style:style>
    <style:style style:name="T237" style:family="text">
      <style:text-properties style:use-window-font-color="true" officeooo:rsid="0619de18"/>
    </style:style>
    <style:style style:name="T238" style:family="text">
      <style:text-properties style:use-window-font-color="true" officeooo:rsid="0632e7d4"/>
    </style:style>
    <style:style style:name="T239" style:family="text">
      <style:text-properties style:use-window-font-color="true" officeooo:rsid="0636431c"/>
    </style:style>
    <style:style style:name="T240" style:family="text">
      <style:text-properties officeooo:rsid="00ee1ff4"/>
    </style:style>
    <style:style style:name="T241" style:family="text">
      <style:text-properties officeooo:rsid="0107b6d2"/>
    </style:style>
    <style:style style:name="T242" style:family="text">
      <style:text-properties officeooo:rsid="01d63b34"/>
    </style:style>
    <style:style style:name="T243" style:family="text">
      <style:text-properties officeooo:rsid="0414f0b8"/>
    </style:style>
    <style:style style:name="T244" style:family="text">
      <style:text-properties officeooo:rsid="02922180"/>
    </style:style>
    <style:style style:name="T245" style:family="text">
      <style:text-properties officeooo:rsid="050e4897"/>
    </style:style>
    <style:style style:name="T246" style:family="text">
      <style:text-properties officeooo:rsid="0011f860"/>
    </style:style>
    <style:style style:name="T247" style:family="text">
      <style:text-properties officeooo:rsid="01d6fbb1"/>
    </style:style>
    <style:style style:name="T248" style:family="text">
      <style:text-properties fo:font-style="normal" style:font-style-asian="normal"/>
    </style:style>
    <style:style style:name="T249" style:family="text">
      <style:text-properties fo:font-style="normal" officeooo:rsid="0011f860" style:font-style-asian="normal" style:font-style-complex="normal"/>
    </style:style>
    <style:style style:name="T250" style:family="text">
      <style:text-properties fo:font-style="normal" officeooo:rsid="00821412" style:font-style-asian="normal" style:font-style-complex="normal"/>
    </style:style>
    <style:style style:name="T251" style:family="text">
      <style:text-properties fo:font-style="normal" officeooo:rsid="01ad9a04" style:font-style-asian="normal" style:font-style-complex="normal"/>
    </style:style>
    <style:style style:name="T252" style:family="text">
      <style:text-properties fo:font-style="normal" officeooo:rsid="023485c7" style:font-style-asian="normal" style:font-style-complex="normal"/>
    </style:style>
    <style:style style:name="T253" style:family="text">
      <style:text-properties fo:font-style="normal" officeooo:rsid="02d6565d" style:font-style-asian="normal" style:font-style-complex="normal"/>
    </style:style>
    <style:style style:name="T254" style:family="text">
      <style:text-properties fo:font-style="normal" officeooo:rsid="02dda63d" style:font-style-asian="normal" style:font-style-complex="normal"/>
    </style:style>
    <style:style style:name="T255" style:family="text">
      <style:text-properties fo:font-style="normal" officeooo:rsid="008ecfd0" style:font-style-asian="normal" style:font-style-complex="normal"/>
    </style:style>
    <style:style style:name="T256" style:family="text">
      <style:text-properties fo:font-style="normal" officeooo:rsid="00a05418" style:font-style-asian="normal" style:font-style-complex="normal"/>
    </style:style>
    <style:style style:name="T257" style:family="text">
      <style:text-properties fo:font-style="normal" officeooo:rsid="0614b266"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officeooo:rsid="0204d672" fo:background-color="transparent" style:font-style-asian="normal" style:font-style-complex="normal"/>
    </style:style>
    <style:style style:name="T260" style:family="text">
      <style:text-properties fo:font-style="normal" officeooo:rsid="02ddf35b" fo:background-color="transparent" style:font-style-asian="normal" style:font-style-complex="normal"/>
    </style:style>
    <style:style style:name="T261" style:family="text">
      <style:text-properties fo:font-style="normal" officeooo:rsid="02dda63d" fo:background-color="#ffff00" style:font-style-asian="normal" style:font-style-complex="normal"/>
    </style:style>
    <style:style style:name="T262" style:family="text">
      <style:text-properties fo:font-style="normal" officeooo:rsid="02ddf35b" fo:background-color="#ffff00" style:font-style-asian="normal" style:font-style-complex="normal"/>
    </style:style>
    <style:style style:name="T263" style:family="text">
      <style:text-properties officeooo:rsid="037038a5"/>
    </style:style>
    <style:style style:name="T264" style:family="text">
      <style:text-properties officeooo:rsid="043f57b3"/>
    </style:style>
    <style:style style:name="T265" style:family="text">
      <style:text-properties officeooo:rsid="050e54e5"/>
    </style:style>
    <style:style style:name="T266" style:family="text">
      <style:text-properties officeooo:rsid="051009ae"/>
    </style:style>
    <style:style style:name="T267" style:family="text">
      <style:text-properties officeooo:rsid="0510827c"/>
    </style:style>
    <style:style style:name="T268" style:family="text">
      <style:text-properties officeooo:rsid="0415c123"/>
    </style:style>
    <style:style style:name="T269" style:family="text">
      <style:text-properties officeooo:rsid="04182884"/>
    </style:style>
    <style:style style:name="T270" style:family="text">
      <style:text-properties officeooo:rsid="0419023b"/>
    </style:style>
    <style:style style:name="T271" style:family="text">
      <style:text-properties fo:background-color="transparent"/>
    </style:style>
    <style:style style:name="T272" style:family="text">
      <style:text-properties officeooo:rsid="013082cb" fo:background-color="transparent"/>
    </style:style>
    <style:style style:name="T273" style:family="text">
      <style:text-properties officeooo:rsid="005abf04" fo:background-color="transparent"/>
    </style:style>
    <style:style style:name="T274" style:family="text">
      <style:text-properties officeooo:rsid="04415a37" fo:background-color="transparent"/>
    </style:style>
    <style:style style:name="T275" style:family="text">
      <style:text-properties officeooo:rsid="0441ff21" fo:background-color="transparent"/>
    </style:style>
    <style:style style:name="T276" style:family="text">
      <style:text-properties officeooo:rsid="0443822d" fo:background-color="transparent"/>
    </style:style>
    <style:style style:name="T277" style:family="text">
      <style:text-properties officeooo:rsid="051d2f2c" fo:background-color="transparent"/>
    </style:style>
    <style:style style:name="T278" style:family="text">
      <style:text-properties officeooo:rsid="051ee1c2" fo:background-color="transparent"/>
    </style:style>
    <style:style style:name="T279" style:family="text">
      <style:text-properties officeooo:rsid="05cbe425" fo:background-color="transparent"/>
    </style:style>
    <style:style style:name="T280" style:family="text">
      <style:text-properties officeooo:rsid="01e6936d" fo:background-color="transparent"/>
    </style:style>
    <style:style style:name="T281" style:family="text">
      <style:text-properties officeooo:rsid="02be8ec2" fo:background-color="transparent"/>
    </style:style>
    <style:style style:name="T282" style:family="text">
      <style:text-properties officeooo:rsid="0523a21d" fo:background-color="transparent"/>
    </style:style>
    <style:style style:name="T283" style:family="text">
      <style:text-properties officeooo:rsid="02c17323" fo:background-color="transparent"/>
    </style:style>
    <style:style style:name="T284" style:family="text">
      <style:text-properties officeooo:rsid="051f9b54" fo:background-color="transparent"/>
    </style:style>
    <style:style style:name="T285" style:family="text">
      <style:text-properties officeooo:rsid="052509f0" fo:background-color="transparent"/>
    </style:style>
    <style:style style:name="T286" style:family="text">
      <style:text-properties officeooo:rsid="05f9b46e" fo:background-color="transparent"/>
    </style:style>
    <style:style style:name="T287" style:family="text">
      <style:text-properties officeooo:rsid="05fcec3a" fo:background-color="transparent"/>
    </style:style>
    <style:style style:name="T288" style:family="text">
      <style:text-properties officeooo:rsid="05ac984e" fo:background-color="transparent"/>
    </style:style>
    <style:style style:name="T289" style:family="text">
      <style:text-properties officeooo:rsid="05fe77e2" fo:background-color="transparent"/>
    </style:style>
    <style:style style:name="T290" style:family="text">
      <style:text-properties officeooo:rsid="05ff8379" fo:background-color="transparent"/>
    </style:style>
    <style:style style:name="T291" style:family="text">
      <style:text-properties officeooo:rsid="0019b20b" fo:background-color="transparent"/>
    </style:style>
    <style:style style:name="T292" style:family="text">
      <style:text-properties officeooo:rsid="0020f0b5" fo:background-color="transparent"/>
    </style:style>
    <style:style style:name="T293" style:family="text">
      <style:text-properties officeooo:rsid="00229035" fo:background-color="transparent"/>
    </style:style>
    <style:style style:name="T294" style:family="text">
      <style:text-properties officeooo:rsid="00444c4c" fo:background-color="transparent"/>
    </style:style>
    <style:style style:name="T295" style:family="text">
      <style:text-properties officeooo:rsid="0044984c" fo:background-color="transparent"/>
    </style:style>
    <style:style style:name="T296" style:family="text">
      <style:text-properties officeooo:rsid="005c2cbc" fo:background-color="transparent"/>
    </style:style>
    <style:style style:name="T297" style:family="text">
      <style:text-properties officeooo:rsid="00725fc2" fo:background-color="transparent"/>
    </style:style>
    <style:style style:name="T298" style:family="text">
      <style:text-properties officeooo:rsid="00735f24" fo:background-color="transparent"/>
    </style:style>
    <style:style style:name="T299" style:family="text">
      <style:text-properties officeooo:rsid="007390c7" fo:background-color="transparent"/>
    </style:style>
    <style:style style:name="T300" style:family="text">
      <style:text-properties officeooo:rsid="007d48b4" fo:background-color="transparent"/>
    </style:style>
    <style:style style:name="T301" style:family="text">
      <style:text-properties officeooo:rsid="011bfe6c" fo:background-color="transparent"/>
    </style:style>
    <style:style style:name="T302" style:family="text">
      <style:text-properties officeooo:rsid="0125aa9e" fo:background-color="transparent"/>
    </style:style>
    <style:style style:name="T303" style:family="text">
      <style:text-properties officeooo:rsid="012d76b8" fo:background-color="transparent"/>
    </style:style>
    <style:style style:name="T304" style:family="text">
      <style:text-properties officeooo:rsid="012f1a3c" fo:background-color="transparent"/>
    </style:style>
    <style:style style:name="T305" style:family="text">
      <style:text-properties officeooo:rsid="00621413" fo:background-color="transparent"/>
    </style:style>
    <style:style style:name="T306" style:family="text">
      <style:text-properties officeooo:rsid="0137a879" fo:background-color="transparent"/>
    </style:style>
    <style:style style:name="T307" style:family="text">
      <style:text-properties officeooo:rsid="0137ae09" fo:background-color="transparent"/>
    </style:style>
    <style:style style:name="T308" style:family="text">
      <style:text-properties officeooo:rsid="013bf4ed" fo:background-color="transparent"/>
    </style:style>
    <style:style style:name="T309" style:family="text">
      <style:text-properties officeooo:rsid="013ea5b7" fo:background-color="transparent"/>
    </style:style>
    <style:style style:name="T310" style:family="text">
      <style:text-properties officeooo:rsid="014304ce" fo:background-color="transparent"/>
    </style:style>
    <style:style style:name="T311" style:family="text">
      <style:text-properties officeooo:rsid="0144c7e1" fo:background-color="transparent"/>
    </style:style>
    <style:style style:name="T312" style:family="text">
      <style:text-properties officeooo:rsid="014668d8" fo:background-color="transparent"/>
    </style:style>
    <style:style style:name="T313" style:family="text">
      <style:text-properties officeooo:rsid="014aa658" fo:background-color="transparent"/>
    </style:style>
    <style:style style:name="T314" style:family="text">
      <style:text-properties officeooo:rsid="014bd276" fo:background-color="transparent"/>
    </style:style>
    <style:style style:name="T315" style:family="text">
      <style:text-properties officeooo:rsid="014d3e42" fo:background-color="transparent"/>
    </style:style>
    <style:style style:name="T316" style:family="text">
      <style:text-properties officeooo:rsid="00203263" fo:background-color="transparent"/>
    </style:style>
    <style:style style:name="T317" style:family="text">
      <style:text-properties officeooo:rsid="01160220" fo:background-color="transparent"/>
    </style:style>
    <style:style style:name="T318" style:family="text">
      <style:text-properties officeooo:rsid="01dc4a06" fo:background-color="transparent"/>
    </style:style>
    <style:style style:name="T319" style:family="text">
      <style:text-properties officeooo:rsid="01e17404" fo:background-color="transparent"/>
    </style:style>
    <style:style style:name="T320" style:family="text">
      <style:text-properties officeooo:rsid="01e4ae4e" fo:background-color="transparent"/>
    </style:style>
    <style:style style:name="T321" style:family="text">
      <style:text-properties officeooo:rsid="00572c42" fo:background-color="transparent"/>
    </style:style>
    <style:style style:name="T322" style:family="text">
      <style:text-properties officeooo:rsid="01f2750d" fo:background-color="transparent"/>
    </style:style>
    <style:style style:name="T323" style:family="text">
      <style:text-properties officeooo:rsid="01f39f3a" fo:background-color="transparent"/>
    </style:style>
    <style:style style:name="T324" style:family="text">
      <style:text-properties officeooo:rsid="01f4caa0" fo:background-color="transparent"/>
    </style:style>
    <style:style style:name="T325" style:family="text">
      <style:text-properties officeooo:rsid="01fd79fa" fo:background-color="transparent"/>
    </style:style>
    <style:style style:name="T326" style:family="text">
      <style:text-properties officeooo:rsid="0204d672" fo:background-color="transparent"/>
    </style:style>
    <style:style style:name="T327" style:family="text">
      <style:text-properties officeooo:rsid="00bd64f1" fo:background-color="transparent"/>
    </style:style>
    <style:style style:name="T328" style:family="text">
      <style:text-properties officeooo:rsid="019c5b58" fo:background-color="transparent"/>
    </style:style>
    <style:style style:name="T329" style:family="text">
      <style:text-properties officeooo:rsid="00c089eb" fo:background-color="transparent"/>
    </style:style>
    <style:style style:name="T330" style:family="text">
      <style:text-properties officeooo:rsid="003eb6fc" fo:background-color="transparent"/>
    </style:style>
    <style:style style:name="T331" style:family="text">
      <style:text-properties officeooo:rsid="001bf251" fo:background-color="transparent"/>
    </style:style>
    <style:style style:name="T332" style:family="text">
      <style:text-properties officeooo:rsid="001cb392" fo:background-color="transparent"/>
    </style:style>
    <style:style style:name="T333" style:family="text">
      <style:text-properties officeooo:rsid="001c9083" fo:background-color="transparent"/>
    </style:style>
    <style:style style:name="T334" style:family="text">
      <style:text-properties officeooo:rsid="010afa79" fo:background-color="transparent"/>
    </style:style>
    <style:style style:name="T335" style:family="text">
      <style:text-properties officeooo:rsid="010c617b" fo:background-color="transparent"/>
    </style:style>
    <style:style style:name="T336" style:family="text">
      <style:text-properties officeooo:rsid="01ddb7ee" fo:background-color="transparent"/>
    </style:style>
    <style:style style:name="T337" style:family="text">
      <style:text-properties officeooo:rsid="02bc10b8" fo:background-color="transparent"/>
    </style:style>
    <style:style style:name="T338" style:family="text">
      <style:text-properties officeooo:rsid="0068ee3e" fo:background-color="transparent"/>
    </style:style>
    <style:style style:name="T339" style:family="text">
      <style:text-properties officeooo:rsid="0139ebb3" fo:background-color="transparent"/>
    </style:style>
    <style:style style:name="T340" style:family="text">
      <style:text-properties officeooo:rsid="013aa0d0" fo:background-color="transparent"/>
    </style:style>
    <style:style style:name="T341" style:family="text">
      <style:text-properties officeooo:rsid="0124b29f" fo:background-color="transparent"/>
    </style:style>
    <style:style style:name="T342" style:family="text">
      <style:text-properties officeooo:rsid="01f17e0b" fo:background-color="transparent"/>
    </style:style>
    <style:style style:name="T343" style:family="text">
      <style:text-properties officeooo:rsid="02cc2615" fo:background-color="transparent"/>
    </style:style>
    <style:style style:name="T344" style:family="text">
      <style:text-properties officeooo:rsid="02ce22d2" fo:background-color="transparent"/>
    </style:style>
    <style:style style:name="T345" style:family="text">
      <style:text-properties officeooo:rsid="02ced265" fo:background-color="transparent"/>
    </style:style>
    <style:style style:name="T346" style:family="text">
      <style:text-properties officeooo:rsid="02d28ae1" fo:background-color="transparent"/>
    </style:style>
    <style:style style:name="T347" style:family="text">
      <style:text-properties officeooo:rsid="02d3dcf6" fo:background-color="transparent"/>
    </style:style>
    <style:style style:name="T348" style:family="text">
      <style:text-properties officeooo:rsid="02d91c03" fo:background-color="transparent"/>
    </style:style>
    <style:style style:name="T349" style:family="text">
      <style:text-properties officeooo:rsid="02db1148" fo:background-color="transparent"/>
    </style:style>
    <style:style style:name="T350" style:family="text">
      <style:text-properties officeooo:rsid="02ddf35b" fo:background-color="transparent"/>
    </style:style>
    <style:style style:name="T351" style:family="text">
      <style:text-properties officeooo:rsid="0322e70e" fo:background-color="transparent"/>
    </style:style>
    <style:style style:name="T352" style:family="text">
      <style:text-properties officeooo:rsid="032481cd" fo:background-color="transparent"/>
    </style:style>
    <style:style style:name="T353" style:family="text">
      <style:text-properties officeooo:rsid="0329db65" fo:background-color="transparent"/>
    </style:style>
    <style:style style:name="T354" style:family="text">
      <style:text-properties officeooo:rsid="032d59ec" fo:background-color="transparent"/>
    </style:style>
    <style:style style:name="T355" style:family="text">
      <style:text-properties officeooo:rsid="032f9c4d" fo:background-color="transparent"/>
    </style:style>
    <style:style style:name="T356" style:family="text">
      <style:text-properties officeooo:rsid="0330a4a9" fo:background-color="transparent"/>
    </style:style>
    <style:style style:name="T357" style:family="text">
      <style:text-properties officeooo:rsid="037447a9" fo:background-color="transparent"/>
    </style:style>
    <style:style style:name="T358" style:family="text">
      <style:text-properties officeooo:rsid="03860476" fo:background-color="transparent"/>
    </style:style>
    <style:style style:name="T359" style:family="text">
      <style:text-properties officeooo:rsid="03879bed" fo:background-color="transparent"/>
    </style:style>
    <style:style style:name="T360" style:family="text">
      <style:text-properties officeooo:rsid="0387ebd8" fo:background-color="transparent"/>
    </style:style>
    <style:style style:name="T361" style:family="text">
      <style:text-properties officeooo:rsid="038925bf" fo:background-color="transparent"/>
    </style:style>
    <style:style style:name="T362" style:family="text">
      <style:text-properties officeooo:rsid="03b3d65c" fo:background-color="transparent"/>
    </style:style>
    <style:style style:name="T363" style:family="text">
      <style:text-properties officeooo:rsid="03b49a46" fo:background-color="transparent"/>
    </style:style>
    <style:style style:name="T364" style:family="text">
      <style:text-properties officeooo:rsid="03b5a7da" fo:background-color="transparent"/>
    </style:style>
    <style:style style:name="T365" style:family="text">
      <style:text-properties officeooo:rsid="03c9c7a9" fo:background-color="transparent"/>
    </style:style>
    <style:style style:name="T366" style:family="text">
      <style:text-properties officeooo:rsid="03ce9ba2" fo:background-color="transparent"/>
    </style:style>
    <style:style style:name="T367" style:family="text">
      <style:text-properties officeooo:rsid="03cf0709" fo:background-color="transparent"/>
    </style:style>
    <style:style style:name="T368" style:family="text">
      <style:text-properties officeooo:rsid="03d07729" fo:background-color="transparent"/>
    </style:style>
    <style:style style:name="T369" style:family="text">
      <style:text-properties officeooo:rsid="01f67d02" fo:background-color="transparent"/>
    </style:style>
    <style:style style:name="T370" style:family="text">
      <style:text-properties officeooo:rsid="04563325" fo:background-color="transparent"/>
    </style:style>
    <style:style style:name="T371" style:family="text">
      <style:text-properties officeooo:rsid="01f9bc11" fo:background-color="transparent"/>
    </style:style>
    <style:style style:name="T372" style:family="text">
      <style:text-properties officeooo:rsid="0457e601" fo:background-color="transparent"/>
    </style:style>
    <style:style style:name="T373" style:family="text">
      <style:text-properties officeooo:rsid="02d2b88a" fo:background-color="transparent"/>
    </style:style>
    <style:style style:name="T374" style:family="text">
      <style:text-properties officeooo:rsid="013d76df" fo:background-color="transparent"/>
    </style:style>
    <style:style style:name="T375" style:family="text">
      <style:text-properties officeooo:rsid="03a22e27" fo:background-color="transparent"/>
    </style:style>
    <style:style style:name="T376" style:family="text">
      <style:text-properties officeooo:rsid="01f6ef10" fo:background-color="transparent"/>
    </style:style>
    <style:style style:name="T377" style:family="text">
      <style:text-properties officeooo:rsid="0478a1ff" fo:background-color="transparent"/>
    </style:style>
    <style:style style:name="T378" style:family="text">
      <style:text-properties officeooo:rsid="01290faf" fo:background-color="transparent"/>
    </style:style>
    <style:style style:name="T379" style:family="text">
      <style:text-properties officeooo:rsid="0176f1d4" fo:background-color="transparent"/>
    </style:style>
    <style:style style:name="T380" style:family="text">
      <style:text-properties officeooo:rsid="047db93e" fo:background-color="transparent"/>
    </style:style>
    <style:style style:name="T381" style:family="text">
      <style:text-properties officeooo:rsid="047e1993" fo:background-color="transparent"/>
    </style:style>
    <style:style style:name="T382" style:family="text">
      <style:text-properties officeooo:rsid="047f0bdd" fo:background-color="transparent"/>
    </style:style>
    <style:style style:name="T383" style:family="text">
      <style:text-properties officeooo:rsid="0214c1cf" fo:background-color="transparent"/>
    </style:style>
    <style:style style:name="T384" style:family="text">
      <style:text-properties officeooo:rsid="02f0a1fc" fo:background-color="transparent"/>
    </style:style>
    <style:style style:name="T385" style:family="text">
      <style:text-properties officeooo:rsid="02164305" fo:background-color="transparent"/>
    </style:style>
    <style:style style:name="T386" style:family="text">
      <style:text-properties officeooo:rsid="04810425" fo:background-color="transparent"/>
    </style:style>
    <style:style style:name="T387" style:family="text">
      <style:text-properties officeooo:rsid="04896e11" fo:background-color="transparent"/>
    </style:style>
    <style:style style:name="T388" style:family="text">
      <style:text-properties officeooo:rsid="048d5606" fo:background-color="transparent"/>
    </style:style>
    <style:style style:name="T389" style:family="text">
      <style:text-properties officeooo:rsid="048f9943" fo:background-color="transparent"/>
    </style:style>
    <style:style style:name="T390" style:family="text">
      <style:text-properties officeooo:rsid="0494adec" fo:background-color="transparent"/>
    </style:style>
    <style:style style:name="T391" style:family="text">
      <style:text-properties officeooo:rsid="04984dcc" fo:background-color="transparent"/>
    </style:style>
    <style:style style:name="T392" style:family="text">
      <style:text-properties officeooo:rsid="04a01942" fo:background-color="transparent"/>
    </style:style>
    <style:style style:name="T393" style:family="text">
      <style:text-properties officeooo:rsid="04a04ea3" fo:background-color="transparent"/>
    </style:style>
    <style:style style:name="T394" style:family="text">
      <style:text-properties officeooo:rsid="04abf340" fo:background-color="transparent"/>
    </style:style>
    <style:style style:name="T395" style:family="text">
      <style:text-properties officeooo:rsid="04ad5bca" fo:background-color="transparent"/>
    </style:style>
    <style:style style:name="T396" style:family="text">
      <style:text-properties officeooo:rsid="04b0cc74" fo:background-color="transparent"/>
    </style:style>
    <style:style style:name="T397" style:family="text">
      <style:text-properties officeooo:rsid="04b20041" fo:background-color="transparent"/>
    </style:style>
    <style:style style:name="T398" style:family="text">
      <style:text-properties officeooo:rsid="04b28288" fo:background-color="transparent"/>
    </style:style>
    <style:style style:name="T399" style:family="text">
      <style:text-properties officeooo:rsid="04bacf03" fo:background-color="transparent"/>
    </style:style>
    <style:style style:name="T400" style:family="text">
      <style:text-properties officeooo:rsid="04be2f11" fo:background-color="transparent"/>
    </style:style>
    <style:style style:name="T401" style:family="text">
      <style:text-properties officeooo:rsid="04bea249" fo:background-color="transparent"/>
    </style:style>
    <style:style style:name="T402" style:family="text">
      <style:text-properties officeooo:rsid="04bfb476" fo:background-color="transparent"/>
    </style:style>
    <style:style style:name="T403" style:family="text">
      <style:text-properties officeooo:rsid="04c10649" fo:background-color="transparent"/>
    </style:style>
    <style:style style:name="T404" style:family="text">
      <style:text-properties officeooo:rsid="04c54c8c" fo:background-color="transparent"/>
    </style:style>
    <style:style style:name="T405" style:family="text">
      <style:text-properties officeooo:rsid="05206ff8" fo:background-color="transparent"/>
    </style:style>
    <style:style style:name="T406" style:family="text">
      <style:text-properties officeooo:rsid="0521fa7b" fo:background-color="transparent"/>
    </style:style>
    <style:style style:name="T407" style:family="text">
      <style:text-properties officeooo:rsid="03ef4c39" fo:background-color="transparent"/>
    </style:style>
    <style:style style:name="T408" style:family="text">
      <style:text-properties officeooo:rsid="03ef0f19" fo:background-color="transparent"/>
    </style:style>
    <style:style style:name="T409" style:family="text">
      <style:text-properties officeooo:rsid="03f2504f" fo:background-color="transparent"/>
    </style:style>
    <style:style style:name="T410" style:family="text">
      <style:text-properties officeooo:rsid="03f390b1" fo:background-color="transparent"/>
    </style:style>
    <style:style style:name="T411" style:family="text">
      <style:text-properties officeooo:rsid="03f497c1" fo:background-color="transparent"/>
    </style:style>
    <style:style style:name="T412" style:family="text">
      <style:text-properties officeooo:rsid="0533e71a" fo:background-color="transparent"/>
    </style:style>
    <style:style style:name="T413" style:family="text">
      <style:text-properties officeooo:rsid="0539dc50" fo:background-color="transparent"/>
    </style:style>
    <style:style style:name="T414" style:family="text">
      <style:text-properties officeooo:rsid="053b7027" fo:background-color="transparent"/>
    </style:style>
    <style:style style:name="T415" style:family="text">
      <style:text-properties officeooo:rsid="053d4e0e" fo:background-color="transparent"/>
    </style:style>
    <style:style style:name="T416" style:family="text">
      <style:text-properties officeooo:rsid="056c7724" fo:background-color="transparent"/>
    </style:style>
    <style:style style:name="T417" style:family="text">
      <style:text-properties officeooo:rsid="056e58d7" fo:background-color="transparent"/>
    </style:style>
    <style:style style:name="T418" style:family="text">
      <style:text-properties officeooo:rsid="057224e0" fo:background-color="transparent"/>
    </style:style>
    <style:style style:name="T419" style:family="text">
      <style:text-properties officeooo:rsid="05794f0d" fo:background-color="transparent"/>
    </style:style>
    <style:style style:name="T420" style:family="text">
      <style:text-properties officeooo:rsid="057d8b56" fo:background-color="transparent"/>
    </style:style>
    <style:style style:name="T421" style:family="text">
      <style:text-properties officeooo:rsid="05a7281e" fo:background-color="transparent"/>
    </style:style>
    <style:style style:name="T422" style:family="text">
      <style:text-properties officeooo:rsid="05adcb68" fo:background-color="transparent"/>
    </style:style>
    <style:style style:name="T423" style:family="text">
      <style:text-properties officeooo:rsid="05af2326" fo:background-color="transparent"/>
    </style:style>
    <style:style style:name="T424" style:family="text">
      <style:text-properties officeooo:rsid="05b0c9fc" fo:background-color="transparent"/>
    </style:style>
    <style:style style:name="T425" style:family="text">
      <style:text-properties officeooo:rsid="05b2216d" fo:background-color="transparent"/>
    </style:style>
    <style:style style:name="T426" style:family="text">
      <style:text-properties officeooo:rsid="05b34c34" fo:background-color="transparent"/>
    </style:style>
    <style:style style:name="T427" style:family="text">
      <style:text-properties officeooo:rsid="05b4f127" fo:background-color="transparent"/>
    </style:style>
    <style:style style:name="T428" style:family="text">
      <style:text-properties officeooo:rsid="05b4fa8a" fo:background-color="transparent"/>
    </style:style>
    <style:style style:name="T429" style:family="text">
      <style:text-properties officeooo:rsid="05c64773" fo:background-color="transparent"/>
    </style:style>
    <style:style style:name="T430" style:family="text">
      <style:text-properties officeooo:rsid="05db5593" fo:background-color="transparent"/>
    </style:style>
    <style:style style:name="T431" style:family="text">
      <style:text-properties officeooo:rsid="05dc2030" fo:background-color="transparent"/>
    </style:style>
    <style:style style:name="T432" style:family="text">
      <style:text-properties officeooo:rsid="05ddcf4f" fo:background-color="transparent"/>
    </style:style>
    <style:style style:name="T433" style:family="text">
      <style:text-properties officeooo:rsid="05de30a5" fo:background-color="transparent"/>
    </style:style>
    <style:style style:name="T434" style:family="text">
      <style:text-properties officeooo:rsid="05405503" fo:background-color="transparent"/>
    </style:style>
    <style:style style:name="T435" style:family="text">
      <style:text-properties officeooo:rsid="057512a8" fo:background-color="transparent"/>
    </style:style>
    <style:style style:name="T436" style:family="text">
      <style:text-properties officeooo:rsid="04995404" fo:background-color="transparent"/>
    </style:style>
    <style:style style:name="T437" style:family="text">
      <style:text-properties officeooo:rsid="05de909b" fo:background-color="transparent"/>
    </style:style>
    <style:style style:name="T438" style:family="text">
      <style:text-properties officeooo:rsid="05df3973" fo:background-color="transparent"/>
    </style:style>
    <style:style style:name="T439" style:family="text">
      <style:text-properties officeooo:rsid="05dfaf8b" fo:background-color="transparent"/>
    </style:style>
    <style:style style:name="T440" style:family="text">
      <style:text-properties officeooo:rsid="05e04481" fo:background-color="transparent"/>
    </style:style>
    <style:style style:name="T441" style:family="text">
      <style:text-properties officeooo:rsid="05ef040f" fo:background-color="transparent"/>
    </style:style>
    <style:style style:name="T442" style:family="text">
      <style:text-properties officeooo:rsid="05f0441a" fo:background-color="transparent"/>
    </style:style>
    <style:style style:name="T443" style:family="text">
      <style:text-properties officeooo:rsid="05f24617" fo:background-color="transparent"/>
    </style:style>
    <style:style style:name="T444" style:family="text">
      <style:text-properties officeooo:rsid="05f3b307" fo:background-color="transparent"/>
    </style:style>
    <style:style style:name="T445" style:family="text">
      <style:text-properties officeooo:rsid="05f432ab" fo:background-color="transparent"/>
    </style:style>
    <style:style style:name="T446" style:family="text">
      <style:text-properties officeooo:rsid="05f5a0a3" fo:background-color="transparent"/>
    </style:style>
    <style:style style:name="T447" style:family="text">
      <style:text-properties officeooo:rsid="05f780fb" fo:background-color="transparent"/>
    </style:style>
    <style:style style:name="T448" style:family="text">
      <style:text-properties officeooo:rsid="05f7961f" fo:background-color="transparent"/>
    </style:style>
    <style:style style:name="T449" style:family="text">
      <style:text-properties officeooo:rsid="05f9345d" fo:background-color="transparent"/>
    </style:style>
    <style:style style:name="T450" style:family="text">
      <style:text-properties officeooo:rsid="06006028" fo:background-color="transparent"/>
    </style:style>
    <style:style style:name="T451" style:family="text">
      <style:text-properties officeooo:rsid="0600b18b" fo:background-color="transparent"/>
    </style:style>
    <style:style style:name="T452" style:family="text">
      <style:text-properties officeooo:rsid="0601e2db" fo:background-color="transparent"/>
    </style:style>
    <style:style style:name="T453" style:family="text">
      <style:text-properties officeooo:rsid="060285cc" fo:background-color="transparent"/>
    </style:style>
    <style:style style:name="T454" style:family="text">
      <style:text-properties officeooo:rsid="06045b15" fo:background-color="transparent"/>
    </style:style>
    <style:style style:name="T455" style:family="text">
      <style:text-properties officeooo:rsid="0605c35c" fo:background-color="transparent"/>
    </style:style>
    <style:style style:name="T456" style:family="text">
      <style:text-properties officeooo:rsid="0606c5c9" fo:background-color="transparent"/>
    </style:style>
    <style:style style:name="T457" style:family="text">
      <style:text-properties officeooo:rsid="0606f8b5" fo:background-color="transparent"/>
    </style:style>
    <style:style style:name="T458" style:family="text">
      <style:text-properties officeooo:rsid="0607033f" fo:background-color="transparent"/>
    </style:style>
    <style:style style:name="T459" style:family="text">
      <style:text-properties officeooo:rsid="060718aa" fo:background-color="transparent"/>
    </style:style>
    <style:style style:name="T460" style:family="text">
      <style:text-properties officeooo:rsid="0607cc10" fo:background-color="transparent"/>
    </style:style>
    <style:style style:name="T461" style:family="text">
      <style:text-properties officeooo:rsid="060dd12d" fo:background-color="transparent"/>
    </style:style>
    <style:style style:name="T462" style:family="text">
      <style:text-properties officeooo:rsid="06252dfa" fo:background-color="transparent"/>
    </style:style>
    <style:style style:name="T463" style:family="text">
      <style:text-properties officeooo:rsid="062eb231" fo:background-color="transparent"/>
    </style:style>
    <style:style style:name="T464" style:family="text">
      <style:text-properties officeooo:rsid="062f2f76" fo:background-color="transparent"/>
    </style:style>
    <style:style style:name="T465" style:family="text">
      <style:text-properties officeooo:rsid="0638c818" fo:background-color="transparent"/>
    </style:style>
    <style:style style:name="T466" style:family="text">
      <style:text-properties fo:font-weight="normal" officeooo:rsid="0525e84f" fo:background-color="#ffff00" style:font-weight-asian="normal" style:font-weight-complex="normal"/>
    </style:style>
    <style:style style:name="T467" style:family="text">
      <style:text-properties fo:font-weight="normal" officeooo:rsid="061bc4e4" fo:background-color="#ffff00" style:font-weight-asian="normal" style:font-weight-complex="normal"/>
    </style:style>
    <style:style style:name="T468" style:family="text">
      <style:text-properties fo:font-weight="normal" officeooo:rsid="05281bd6" fo:background-color="#ffff00" style:font-weight-asian="normal" style:font-weight-complex="normal"/>
    </style:style>
    <style:style style:name="T469" style:family="text">
      <style:text-properties fo:font-weight="normal" officeooo:rsid="05276c10" fo:background-color="#ffff00" style:font-weight-asian="normal" style:font-weight-complex="normal"/>
    </style:style>
    <style:style style:name="T470" style:family="text">
      <style:text-properties fo:font-weight="normal" officeooo:rsid="063a319e" fo:background-color="#ffff00" style:font-weight-asian="normal" style:font-weight-complex="normal"/>
    </style:style>
    <style:style style:name="T471" style:family="text">
      <style:text-properties fo:font-weight="normal" style:font-weight-asian="normal" style:font-weight-complex="normal"/>
    </style:style>
    <style:style style:name="T472" style:family="text">
      <style:text-properties fo:font-weight="normal" officeooo:rsid="0019b20b" style:font-weight-asian="normal" style:font-weight-complex="normal"/>
    </style:style>
    <style:style style:name="T473" style:family="text">
      <style:text-properties fo:font-weight="normal" officeooo:rsid="001e53e0" style:font-weight-asian="normal" style:font-weight-complex="normal"/>
    </style:style>
    <style:style style:name="T474" style:family="text">
      <style:text-properties fo:font-weight="normal" officeooo:rsid="001de278" style:font-weight-asian="normal" style:font-weight-complex="normal"/>
    </style:style>
    <style:style style:name="T475" style:family="text">
      <style:text-properties fo:font-weight="normal" officeooo:rsid="001f1c8d" style:font-weight-asian="normal" style:font-weight-complex="normal"/>
    </style:style>
    <style:style style:name="T476" style:family="text">
      <style:text-properties fo:font-weight="normal" officeooo:rsid="00221ab5" style:font-weight-asian="normal" style:font-weight-complex="normal"/>
    </style:style>
    <style:style style:name="T477" style:family="text">
      <style:text-properties fo:font-weight="normal" officeooo:rsid="003f72e2" style:font-weight-asian="normal" style:font-weight-complex="normal"/>
    </style:style>
    <style:style style:name="T478" style:family="text">
      <style:text-properties fo:font-weight="normal" officeooo:rsid="0040bfaa" style:font-weight-asian="normal" style:font-weight-complex="normal"/>
    </style:style>
    <style:style style:name="T479" style:family="text">
      <style:text-properties fo:font-weight="normal" officeooo:rsid="00425618" style:font-weight-asian="normal" style:font-weight-complex="normal"/>
    </style:style>
    <style:style style:name="T480" style:family="text">
      <style:text-properties fo:font-weight="normal" officeooo:rsid="00c214a6" style:font-weight-asian="normal" style:font-weight-complex="normal"/>
    </style:style>
    <style:style style:name="T481" style:family="text">
      <style:text-properties fo:font-weight="normal" officeooo:rsid="00c40e18" style:font-weight-asian="normal" style:font-weight-complex="normal"/>
    </style:style>
    <style:style style:name="T482" style:family="text">
      <style:text-properties fo:font-weight="normal" officeooo:rsid="010f0573" style:font-weight-asian="normal" style:font-weight-complex="normal"/>
    </style:style>
    <style:style style:name="T483" style:family="text">
      <style:text-properties fo:font-weight="normal" officeooo:rsid="01141b5a" style:font-weight-asian="normal" style:font-weight-complex="normal"/>
    </style:style>
    <style:style style:name="T484" style:family="text">
      <style:text-properties fo:font-weight="normal" officeooo:rsid="0115a8de" style:font-weight-asian="normal" style:font-weight-complex="normal"/>
    </style:style>
    <style:style style:name="T485" style:family="text">
      <style:text-properties fo:font-weight="normal" officeooo:rsid="02b973d4" style:font-weight-asian="normal" style:font-weight-complex="normal"/>
    </style:style>
    <style:style style:name="T486" style:family="text">
      <style:text-properties fo:font-weight="normal" officeooo:rsid="03736b2e" style:font-weight-asian="normal" style:font-weight-complex="normal"/>
    </style:style>
    <style:style style:name="T487" style:family="text">
      <style:text-properties fo:font-weight="normal" officeooo:rsid="05c9c8d7" style:font-weight-asian="normal" style:font-weight-complex="normal"/>
    </style:style>
    <style:style style:name="T488" style:family="text">
      <style:text-properties fo:font-weight="normal" fo:background-color="transparent" style:font-weight-asian="normal" style:font-weight-complex="normal"/>
    </style:style>
    <style:style style:name="T489" style:family="text">
      <style:text-properties fo:font-weight="normal" officeooo:rsid="0115a8de" fo:background-color="transparent" style:font-weight-asian="normal" style:font-weight-complex="normal"/>
    </style:style>
    <style:style style:name="T490" style:family="text">
      <style:text-properties fo:font-weight="normal" officeooo:rsid="01160220" fo:background-color="transparent" style:font-weight-asian="normal" style:font-weight-complex="normal"/>
    </style:style>
    <style:style style:name="T491" style:family="text">
      <style:text-properties fo:font-weight="normal" officeooo:rsid="00221ab5" fo:background-color="transparent" style:font-weight-asian="normal" style:font-weight-complex="normal"/>
    </style:style>
    <style:style style:name="T492" style:family="text">
      <style:text-properties fo:font-weight="normal" officeooo:rsid="011dc62d" fo:background-color="transparent" style:font-weight-asian="normal" style:font-weight-complex="normal"/>
    </style:style>
    <style:style style:name="T493" style:family="text">
      <style:text-properties fo:font-weight="normal" officeooo:rsid="0132fc1d" fo:background-color="transparent" style:font-weight-asian="normal" style:font-weight-complex="normal"/>
    </style:style>
    <style:style style:name="T494" style:family="text">
      <style:text-properties fo:font-weight="normal" officeooo:rsid="0066386e" fo:background-color="transparent" style:font-weight-asian="normal" style:font-weight-complex="normal"/>
    </style:style>
    <style:style style:name="T495" style:family="text">
      <style:text-properties fo:font-weight="normal" officeooo:rsid="0137fb6b" fo:background-color="transparent" style:font-weight-asian="normal" style:font-weight-complex="normal"/>
    </style:style>
    <style:style style:name="T496" style:family="text">
      <style:text-properties fo:font-weight="normal" officeooo:rsid="01ea018b" fo:background-color="transparent" style:font-weight-asian="normal" style:font-weight-complex="normal"/>
    </style:style>
    <style:style style:name="T497" style:family="text">
      <style:text-properties fo:font-weight="normal" officeooo:rsid="01ebe158" fo:background-color="transparent" style:font-weight-asian="normal" style:font-weight-complex="normal"/>
    </style:style>
    <style:style style:name="T498" style:family="text">
      <style:text-properties fo:font-weight="normal" officeooo:rsid="02c1a702" fo:background-color="transparent" style:font-weight-asian="normal" style:font-weight-complex="normal"/>
    </style:style>
    <style:style style:name="T499" style:family="text">
      <style:text-properties fo:font-weight="normal" officeooo:rsid="02c28c72" fo:background-color="transparent" style:font-weight-asian="normal" style:font-weight-complex="normal"/>
    </style:style>
    <style:style style:name="T500" style:family="text">
      <style:text-properties fo:font-weight="normal" officeooo:rsid="03736b2e" fo:background-color="transparent" style:font-weight-asian="normal" style:font-weight-complex="normal"/>
    </style:style>
    <style:style style:name="T501" style:family="text">
      <style:text-properties fo:font-weight="normal" officeooo:rsid="0375186c" fo:background-color="transparent" style:font-weight-asian="normal" style:font-weight-complex="normal"/>
    </style:style>
    <style:style style:name="T502" style:family="text">
      <style:text-properties fo:font-weight="normal" officeooo:rsid="037c4159" fo:background-color="transparent" style:font-weight-asian="normal" style:font-weight-complex="normal"/>
    </style:style>
    <style:style style:name="T503" style:family="text">
      <style:text-properties fo:font-weight="normal" officeooo:rsid="037d4959" fo:background-color="transparent" style:font-weight-asian="normal" style:font-weight-complex="normal"/>
    </style:style>
    <style:style style:name="T504" style:family="text">
      <style:text-properties fo:font-weight="normal" officeooo:rsid="037e820f" fo:background-color="transparent" style:font-weight-asian="normal" style:font-weight-complex="normal"/>
    </style:style>
    <style:style style:name="T505" style:family="text">
      <style:text-properties fo:font-weight="normal" officeooo:rsid="0380e37e" fo:background-color="transparent" style:font-weight-asian="normal" style:font-weight-complex="normal"/>
    </style:style>
    <style:style style:name="T506" style:family="text">
      <style:text-properties fo:font-weight="normal" officeooo:rsid="0443fe6f" fo:background-color="transparent" style:font-weight-asian="normal" style:font-weight-complex="normal"/>
    </style:style>
    <style:style style:name="T507" style:family="text">
      <style:text-properties fo:font-weight="normal" officeooo:rsid="0445ccf4" fo:background-color="transparent" style:font-weight-asian="normal" style:font-weight-complex="normal"/>
    </style:style>
    <style:style style:name="T508" style:family="text">
      <style:text-properties fo:font-weight="normal" officeooo:rsid="0446f2d8" fo:background-color="transparent" style:font-weight-asian="normal" style:font-weight-complex="normal"/>
    </style:style>
    <style:style style:name="T509" style:family="text">
      <style:text-properties fo:font-weight="normal" officeooo:rsid="0448d49a" fo:background-color="transparent" style:font-weight-asian="normal" style:font-weight-complex="normal"/>
    </style:style>
    <style:style style:name="T510" style:family="text">
      <style:text-properties fo:font-weight="normal" officeooo:rsid="044a04ac" fo:background-color="transparent" style:font-weight-asian="normal" style:font-weight-complex="normal"/>
    </style:style>
    <style:style style:name="T511" style:family="text">
      <style:text-properties fo:font-weight="normal" officeooo:rsid="044c01c4" fo:background-color="transparent" style:font-weight-asian="normal" style:font-weight-complex="normal"/>
    </style:style>
    <style:style style:name="T512" style:family="text">
      <style:text-properties fo:font-weight="normal" officeooo:rsid="044dbc7f" fo:background-color="transparent" style:font-weight-asian="normal" style:font-weight-complex="normal"/>
    </style:style>
    <style:style style:name="T513" style:family="text">
      <style:text-properties fo:font-weight="normal" officeooo:rsid="044ee90b" fo:background-color="transparent" style:font-weight-asian="normal" style:font-weight-complex="normal"/>
    </style:style>
    <style:style style:name="T514" style:family="text">
      <style:text-properties fo:font-weight="normal" officeooo:rsid="0451206e" fo:background-color="transparent" style:font-weight-asian="normal" style:font-weight-complex="normal"/>
    </style:style>
    <style:style style:name="T515" style:family="text">
      <style:text-properties fo:font-weight="normal" officeooo:rsid="04529dc0" fo:background-color="transparent" style:font-weight-asian="normal" style:font-weight-complex="normal"/>
    </style:style>
    <style:style style:name="T516" style:family="text">
      <style:text-properties fo:font-weight="normal" officeooo:rsid="0512db7b" fo:background-color="transparent" style:font-weight-asian="normal" style:font-weight-complex="normal"/>
    </style:style>
    <style:style style:name="T517" style:family="text">
      <style:text-properties fo:font-weight="normal" officeooo:rsid="05161255" fo:background-color="transparent" style:font-weight-asian="normal" style:font-weight-complex="normal"/>
    </style:style>
    <style:style style:name="T518" style:family="text">
      <style:text-properties fo:font-weight="normal" officeooo:rsid="0517075b" fo:background-color="transparent" style:font-weight-asian="normal" style:font-weight-complex="normal"/>
    </style:style>
    <style:style style:name="T519" style:family="text">
      <style:text-properties fo:font-weight="normal" officeooo:rsid="0525e84f" fo:background-color="transparent" style:font-weight-asian="normal" style:font-weight-complex="normal"/>
    </style:style>
    <style:style style:name="T520" style:family="text">
      <style:text-properties fo:font-weight="normal" officeooo:rsid="0528b2b8" fo:background-color="transparent" style:font-weight-asian="normal" style:font-weight-complex="normal"/>
    </style:style>
    <style:style style:name="T521" style:family="text">
      <style:text-properties fo:font-weight="normal" officeooo:rsid="05c9c8d7" fo:background-color="transparent" style:font-weight-asian="normal" style:font-weight-complex="normal"/>
    </style:style>
    <style:style style:name="T522" style:family="text">
      <style:text-properties fo:font-weight="normal" officeooo:rsid="061d6692" fo:background-color="transparent" style:font-weight-asian="normal" style:font-weight-complex="normal"/>
    </style:style>
    <style:style style:name="T523" style:family="text">
      <style:text-properties officeooo:rsid="03f01b1f"/>
    </style:style>
    <style:style style:name="T524" style:family="text">
      <style:text-properties officeooo:rsid="061ea20b"/>
    </style:style>
    <style:style style:name="T525" style:family="text">
      <style:text-properties officeooo:rsid="03f4d993"/>
    </style:style>
    <style:style style:name="T526" style:family="text">
      <style:text-properties officeooo:rsid="03f12a62"/>
    </style:style>
    <style:style style:name="T527" style:family="text">
      <style:text-properties officeooo:rsid="03f1656f" fo:background-color="#ffff00"/>
    </style:style>
    <style:style style:name="T528" style:family="text">
      <style:text-properties officeooo:rsid="05880b60" fo:background-color="#ffff00"/>
    </style:style>
    <style:style style:name="T529" style:family="text">
      <style:text-properties officeooo:rsid="01128371" fo:background-color="#ffff00"/>
    </style:style>
    <style:style style:name="T530" style:family="text">
      <style:text-properties officeooo:rsid="017cabaf" fo:background-color="#ffff00"/>
    </style:style>
    <style:style style:name="T531" style:family="text">
      <style:text-properties officeooo:rsid="0214c1cf" fo:background-color="#ffff00"/>
    </style:style>
    <style:style style:name="T532" style:family="text">
      <style:text-properties officeooo:rsid="025a4704" fo:background-color="#ffff00"/>
    </style:style>
    <style:style style:name="T533" style:family="text">
      <style:text-properties officeooo:rsid="02f0a1fc" fo:background-color="#ffff00"/>
    </style:style>
    <style:style style:name="T534" style:family="text">
      <style:text-properties officeooo:rsid="0302f35b" fo:background-color="#ffff00"/>
    </style:style>
    <style:style style:name="T535" style:family="text">
      <style:text-properties officeooo:rsid="057d8b56" fo:background-color="#ffff00"/>
    </style:style>
    <style:style style:name="T536" style:family="text">
      <style:text-properties officeooo:rsid="055de97a" fo:background-color="#ffff00"/>
    </style:style>
    <style:style style:name="T537" style:family="text">
      <style:text-properties officeooo:rsid="05ce3a0e" fo:background-color="#ffff00"/>
    </style:style>
    <style:style style:name="T538" style:family="text">
      <style:text-properties officeooo:rsid="05de30a5" fo:background-color="#ffff00"/>
    </style:style>
    <style:style style:name="T539" style:family="text">
      <style:text-properties officeooo:rsid="05f3b307" fo:background-color="#ffff00"/>
    </style:style>
    <style:style style:name="T540" style:family="text">
      <style:text-properties officeooo:rsid="03f1656f"/>
    </style:style>
    <style:style style:name="T541" style:family="text">
      <style:text-properties officeooo:rsid="05cc05cf"/>
    </style:style>
    <style:style style:name="T542" style:family="text">
      <style:text-properties officeooo:rsid="00821412"/>
    </style:style>
    <style:style style:name="T543" style:family="text">
      <style:text-properties officeooo:rsid="020ccb29"/>
    </style:style>
    <style:style style:name="T544" style:family="text">
      <style:text-properties officeooo:rsid="01517985"/>
    </style:style>
    <style:style style:name="T545" style:family="text">
      <style:text-properties officeooo:rsid="0153249e"/>
    </style:style>
    <style:style style:name="T546" style:family="text">
      <style:text-properties officeooo:rsid="02e19536"/>
    </style:style>
    <style:style style:name="T547" style:family="text">
      <style:text-properties officeooo:rsid="054d7730"/>
    </style:style>
    <style:style style:name="T548" style:family="text">
      <style:text-properties officeooo:rsid="054e1598"/>
    </style:style>
    <style:style style:name="T549" style:family="text">
      <style:text-properties officeooo:rsid="05863946"/>
    </style:style>
    <style:style style:name="T550" style:family="text">
      <style:text-properties officeooo:rsid="05539c01"/>
    </style:style>
    <style:style style:name="T551" style:family="text">
      <style:text-properties officeooo:rsid="05880b60"/>
    </style:style>
    <style:style style:name="T552" style:family="text">
      <style:text-properties officeooo:rsid="0625d9b0"/>
    </style:style>
    <style:style style:name="T553" style:family="text">
      <style:text-properties officeooo:rsid="0554a70b"/>
    </style:style>
    <style:style style:name="T554" style:family="text">
      <style:text-properties officeooo:rsid="0588594f"/>
    </style:style>
    <style:style style:name="T555" style:family="text">
      <style:text-properties officeooo:rsid="05e1d7c1"/>
    </style:style>
    <style:style style:name="T556" style:family="text">
      <style:text-properties officeooo:rsid="058b3340"/>
    </style:style>
    <style:style style:name="T557" style:family="text">
      <style:text-properties officeooo:rsid="058bd0a3"/>
    </style:style>
    <style:style style:name="T558" style:family="text">
      <style:text-properties officeooo:rsid="0555868a"/>
    </style:style>
    <style:style style:name="T559" style:family="text">
      <style:text-properties officeooo:rsid="058ed8a3"/>
    </style:style>
    <style:style style:name="T560" style:family="text">
      <style:text-properties officeooo:rsid="059074f0"/>
    </style:style>
    <style:style style:name="T561" style:family="text">
      <style:text-properties officeooo:rsid="0591dec2"/>
    </style:style>
    <style:style style:name="T562" style:family="text">
      <style:text-properties officeooo:rsid="058f4fd0"/>
    </style:style>
    <style:style style:name="T563" style:family="text">
      <style:text-properties officeooo:rsid="05e4d208"/>
    </style:style>
    <style:style style:name="T564" style:family="text">
      <style:text-properties officeooo:rsid="05920303"/>
    </style:style>
    <style:style style:name="T565" style:family="text">
      <style:text-properties officeooo:rsid="05e6b606"/>
    </style:style>
    <style:style style:name="T566" style:family="text">
      <style:text-properties officeooo:rsid="05e79e56"/>
    </style:style>
    <style:style style:name="T567" style:family="text">
      <style:text-properties officeooo:rsid="05930f5f"/>
    </style:style>
    <style:style style:name="T568" style:family="text">
      <style:text-properties officeooo:rsid="05ea8e06"/>
    </style:style>
    <style:style style:name="T569" style:family="text">
      <style:text-properties officeooo:rsid="05932aab"/>
    </style:style>
    <style:style style:name="T570" style:family="text">
      <style:text-properties officeooo:rsid="06269e3e"/>
    </style:style>
    <style:style style:name="T571" style:family="text">
      <style:text-properties officeooo:rsid="05ead2bd"/>
    </style:style>
    <style:style style:name="T572" style:family="text">
      <style:text-properties officeooo:rsid="0312e97b"/>
    </style:style>
    <style:style style:name="T573" style:family="text">
      <style:text-properties officeooo:rsid="0223e961"/>
    </style:style>
    <style:style style:name="T574" style:family="text">
      <style:text-properties officeooo:rsid="022409b0"/>
    </style:style>
    <style:style style:name="T575" style:family="text">
      <style:text-properties officeooo:rsid="0327e8a4"/>
    </style:style>
    <style:style style:name="T576" style:family="text">
      <style:text-properties officeooo:rsid="031e4dd0"/>
    </style:style>
    <style:style style:name="T577" style:family="text">
      <style:text-properties officeooo:rsid="031bdb89"/>
    </style:style>
    <style:style style:name="T578" style:family="text">
      <style:text-properties officeooo:rsid="031f56f2"/>
    </style:style>
    <style:style style:name="T579" style:family="text">
      <style:text-properties officeooo:rsid="03280029"/>
    </style:style>
    <style:style style:name="T580" style:family="text">
      <style:text-properties officeooo:rsid="060be4b7"/>
    </style:style>
    <style:style style:name="T581" style:family="text">
      <style:text-properties officeooo:rsid="03bfe4da"/>
    </style:style>
    <style:style style:name="T582" style:family="text">
      <style:text-properties officeooo:rsid="03c046f6"/>
    </style:style>
    <style:style style:name="T583" style:family="text">
      <style:text-properties officeooo:rsid="05a2156b"/>
    </style:style>
    <style:style style:name="T584" style:family="text">
      <style:text-properties officeooo:rsid="03c28069"/>
    </style:style>
    <style:style style:name="T585" style:family="text">
      <style:text-properties officeooo:rsid="03c41069"/>
    </style:style>
    <style:style style:name="T586" style:family="text">
      <style:text-properties officeooo:rsid="03c5863a"/>
    </style:style>
    <style:style style:name="T587" style:family="text">
      <style:text-properties officeooo:rsid="00134f3c"/>
    </style:style>
    <style:style style:name="T588" style:family="text">
      <style:text-properties officeooo:rsid="00136f1c"/>
    </style:style>
    <style:style style:name="T589" style:family="text">
      <style:text-properties officeooo:rsid="00156552"/>
    </style:style>
    <style:style style:name="T590" style:family="text">
      <style:text-properties officeooo:rsid="00171251"/>
    </style:style>
    <style:style style:name="T591" style:family="text">
      <style:text-properties officeooo:rsid="0019b20b"/>
    </style:style>
    <style:style style:name="T592" style:family="text">
      <style:text-properties officeooo:rsid="001af8ae"/>
    </style:style>
    <style:style style:name="T593" style:family="text">
      <style:text-properties officeooo:rsid="0012c7ad"/>
    </style:style>
    <style:style style:name="T594" style:family="text">
      <style:text-properties style:font-name="Times New Roman3"/>
    </style:style>
    <style:style style:name="T595" style:family="text">
      <style:text-properties style:font-name="Times New Roman3" officeooo:rsid="001af8ae" style:font-name-asian="Times New Roman3" style:font-name-complex="Times New Roman3"/>
    </style:style>
    <style:style style:name="T596" style:family="text">
      <style:text-properties style:font-name="Times New Roman3" officeooo:rsid="0020f0b5"/>
    </style:style>
    <style:style style:name="T597" style:family="text">
      <style:text-properties style:font-name="Times New Roman3" fo:background-color="transparent"/>
    </style:style>
    <style:style style:name="T598" style:family="text">
      <style:text-properties style:font-name="Times New Roman3" officeooo:rsid="00229035" fo:background-color="transparent"/>
    </style:style>
    <style:style style:name="T599" style:family="text">
      <style:text-properties style:font-name="Times New Roman3" officeooo:rsid="00234a12" fo:background-color="transparent"/>
    </style:style>
    <style:style style:name="T600" style:family="text">
      <style:text-properties style:font-name="Times New Roman3" officeooo:rsid="0020f0b5" fo:background-color="transparent"/>
    </style:style>
    <style:style style:name="T601" style:family="text">
      <style:text-properties style:font-name="Times New Roman3" officeooo:rsid="0116afb6" fo:background-color="transparent"/>
    </style:style>
    <style:style style:name="T602" style:family="text">
      <style:text-properties style:font-name="Times New Roman3" officeooo:rsid="013082cb" fo:background-color="transparent"/>
    </style:style>
    <style:style style:name="T603" style:family="text">
      <style:text-properties style:font-name="Times New Roman3" officeooo:rsid="01e17404" fo:background-color="transparent"/>
    </style:style>
    <style:style style:name="T604" style:family="text">
      <style:text-properties style:font-name="Times New Roman3" officeooo:rsid="01e184b2" fo:background-color="transparent"/>
    </style:style>
    <style:style style:name="T605" style:family="text">
      <style:text-properties style:font-name="Times New Roman3" officeooo:rsid="02d3dcf6" fo:background-color="transparent" style:font-name-asian="Times New Roman3" style:font-name-complex="Times New Roman3"/>
    </style:style>
    <style:style style:name="T606" style:family="text">
      <style:text-properties style:font-name="Times New Roman3" officeooo:rsid="02f0a1fc" fo:background-color="transparent" style:font-name-asian="Times New Roman3" style:font-name-complex="Times New Roman3"/>
    </style:style>
    <style:style style:name="T607" style:family="text">
      <style:text-properties style:font-name="Times New Roman3" officeooo:rsid="00444c4c"/>
    </style:style>
    <style:style style:name="T608" style:family="text">
      <style:text-properties style:font-name="Times New Roman3" officeooo:rsid="00466e96"/>
    </style:style>
    <style:style style:name="T609" style:family="text">
      <style:text-properties style:font-name="Times New Roman3" officeooo:rsid="037447a9"/>
    </style:style>
    <style:style style:name="T610" style:family="text">
      <style:text-properties style:font-name="Times New Roman3" officeooo:rsid="04770324"/>
    </style:style>
    <style:style style:name="T611" style:family="text">
      <style:text-properties style:font-name="Times New Roman" officeooo:rsid="001af8ae" style:font-name-asian="WenQuanYi Micro Hei" style:font-name-complex="Lohit Hindi"/>
    </style:style>
    <style:style style:name="T612" style:family="text">
      <style:text-properties style:font-name="Times New Roman" officeooo:rsid="02d3dcf6" fo:background-color="transparent" style:font-name-asian="DejaVu Sans" style:font-name-complex="Lohit Hindi"/>
    </style:style>
    <style:style style:name="T613" style:family="text">
      <style:text-properties style:font-name="Times New Roman" officeooo:rsid="04580f42" fo:background-color="transparent" style:font-name-asian="DejaVu Sans" style:font-name-complex="Lohit Hindi"/>
    </style:style>
    <style:style style:name="T614" style:family="text">
      <style:text-properties style:font-name="Times New Roman" officeooo:rsid="02f0a1fc" fo:background-color="transparent" style:font-name-asian="DejaVu Sans" style:font-name-complex="Lohit Hindi"/>
    </style:style>
    <style:style style:name="T615" style:family="text">
      <style:text-properties style:font-name="Times New Roman" officeooo:rsid="0480d097" fo:background-color="transparent" style:font-name-asian="DejaVu Sans" style:font-name-complex="Lohit Hindi"/>
    </style:style>
    <style:style style:name="T616" style:family="text">
      <style:text-properties style:font-name="Times New Roman" officeooo:rsid="06252dfa" fo:background-color="transparent" style:font-name-asian="DejaVu Sans" style:font-name-complex="Lohit Hindi"/>
    </style:style>
    <style:style style:name="T617" style:family="text">
      <style:text-properties officeooo:rsid="0019e9c9"/>
    </style:style>
    <style:style style:name="T618" style:family="text">
      <style:text-properties officeooo:rsid="001b910a"/>
    </style:style>
    <style:style style:name="T619" style:family="text">
      <style:text-properties officeooo:rsid="00203263"/>
    </style:style>
    <style:style style:name="T620" style:family="text">
      <style:text-properties officeooo:rsid="0024cf6b"/>
    </style:style>
    <style:style style:name="T621" style:family="text">
      <style:text-properties officeooo:rsid="0028c249"/>
    </style:style>
    <style:style style:name="T622" style:family="text">
      <style:text-properties officeooo:rsid="0028df59"/>
    </style:style>
    <style:style style:name="T623" style:family="text">
      <style:text-properties officeooo:rsid="00327214"/>
    </style:style>
    <style:style style:name="T624" style:family="text">
      <style:text-properties officeooo:rsid="0033cce5"/>
    </style:style>
    <style:style style:name="T625" style:family="text">
      <style:text-properties officeooo:rsid="003ba115"/>
    </style:style>
    <style:style style:name="T626" style:family="text">
      <style:text-properties fo:font-style="italic" style:font-style-asian="italic"/>
    </style:style>
    <style:style style:name="T627" style:family="text">
      <style:text-properties fo:font-style="italic" style:font-style-asian="italic" style:font-style-complex="italic"/>
    </style:style>
    <style:style style:name="T628" style:family="text">
      <style:text-properties fo:font-style="italic" officeooo:rsid="01a80bec" style:font-style-asian="italic" style:font-style-complex="italic"/>
    </style:style>
    <style:style style:name="T629" style:family="text">
      <style:text-properties fo:font-style="italic" officeooo:rsid="014aa658" style:font-style-asian="italic" style:font-style-complex="italic"/>
    </style:style>
    <style:style style:name="T630" style:family="text">
      <style:text-properties fo:font-style="italic" officeooo:rsid="047db93e" style:font-style-asian="italic" style:font-style-complex="italic"/>
    </style:style>
    <style:style style:name="T631" style:family="text">
      <style:text-properties fo:font-style="italic" officeooo:rsid="0480d097" style:font-style-asian="italic" style:font-style-complex="italic"/>
    </style:style>
    <style:style style:name="T632" style:family="text">
      <style:text-properties fo:font-style="italic" officeooo:rsid="00735f24" fo:background-color="transparent" style:font-style-asian="italic" style:font-style-complex="italic"/>
    </style:style>
    <style:style style:name="T633" style:family="text">
      <style:text-properties fo:font-style="italic" officeooo:rsid="014aa658" fo:background-color="transparent" style:font-style-asian="italic" style:font-style-complex="italic"/>
    </style:style>
    <style:style style:name="T634" style:family="text">
      <style:text-properties fo:font-style="italic" officeooo:rsid="0125aa9e" fo:background-color="transparent" style:font-style-asian="italic" style:font-style-complex="italic"/>
    </style:style>
    <style:style style:name="T635" style:family="text">
      <style:text-properties fo:font-style="italic" officeooo:rsid="011bfe6c" fo:background-color="transparent" style:font-style-asian="italic" style:font-style-complex="italic"/>
    </style:style>
    <style:style style:name="T636" style:family="text">
      <style:text-properties fo:font-style="italic" officeooo:rsid="0214c1cf" fo:background-color="transparent" style:font-style-asian="italic" style:font-style-complex="italic"/>
    </style:style>
    <style:style style:name="T637" style:family="text">
      <style:text-properties fo:font-style="italic" officeooo:rsid="047db93e" fo:background-color="transparent" style:font-style-asian="italic" style:font-style-complex="italic"/>
    </style:style>
    <style:style style:name="T638" style:family="text">
      <style:text-properties fo:font-style="italic" officeooo:rsid="047e1993" fo:background-color="transparent" style:font-style-asian="italic" style:font-style-complex="italic"/>
    </style:style>
    <style:style style:name="T639" style:family="text">
      <style:text-properties fo:font-style="italic" officeooo:rsid="047f0bdd" fo:background-color="transparent" style:font-style-asian="italic" style:font-style-complex="italic"/>
    </style:style>
    <style:style style:name="T640" style:family="text">
      <style:text-properties fo:font-style="italic" officeooo:rsid="04a01942" fo:background-color="transparent" style:font-style-asian="italic" style:font-style-complex="italic"/>
    </style:style>
    <style:style style:name="T641" style:family="text">
      <style:text-properties fo:font-style="italic" officeooo:rsid="056e58d7" fo:background-color="transparent" style:font-style-asian="italic" style:font-style-complex="italic"/>
    </style:style>
    <style:style style:name="T642" style:family="text">
      <style:text-properties fo:font-style="italic" officeooo:rsid="05dfaf8b" fo:background-color="transparent" style:font-style-asian="italic" style:font-style-complex="italic"/>
    </style:style>
    <style:style style:name="T643" style:family="text">
      <style:text-properties fo:font-style="italic" style:text-underline-style="none" officeooo:rsid="01290faf" fo:background-color="transparent" style:font-style-asian="italic" style:font-style-complex="italic"/>
    </style:style>
    <style:style style:name="T644" style:family="text">
      <style:text-properties fo:font-style="italic" style:text-underline-style="none" officeooo:rsid="0479eb5e" fo:background-color="transparent" style:font-style-asian="italic" style:font-style-complex="italic"/>
    </style:style>
    <style:style style:name="T645" style:family="text">
      <style:text-properties fo:font-style="italic" style:text-underline-style="none" officeooo:rsid="047f0bdd" fo:background-color="transparent" style:font-style-asian="italic" style:font-style-complex="italic"/>
    </style:style>
    <style:style style:name="T646" style:family="text">
      <style:text-properties fo:font-style="italic" fo:font-weight="normal" officeooo:rsid="0137fb6b" fo:background-color="transparent" style:font-style-asian="italic" style:font-weight-asian="normal" style:font-style-complex="italic" style:font-weight-complex="normal"/>
    </style:style>
    <style:style style:name="T647" style:family="text">
      <style:text-properties officeooo:rsid="0044984c"/>
    </style:style>
    <style:style style:name="T648" style:family="text">
      <style:text-properties officeooo:rsid="0047ada5"/>
    </style:style>
    <style:style style:name="T649" style:family="text">
      <style:text-properties officeooo:rsid="0047fb42"/>
    </style:style>
    <style:style style:name="T650" style:family="text">
      <style:text-properties officeooo:rsid="005167a7"/>
    </style:style>
    <style:style style:name="T651" style:family="text">
      <style:text-properties officeooo:rsid="0055adc9"/>
    </style:style>
    <style:style style:name="T652" style:family="text">
      <style:text-properties officeooo:rsid="00572c42"/>
    </style:style>
    <style:style style:name="T653" style:family="text">
      <style:text-properties officeooo:rsid="0058da9b"/>
    </style:style>
    <style:style style:name="T654" style:family="text">
      <style:text-properties officeooo:rsid="00598eab"/>
    </style:style>
    <style:style style:name="T655" style:family="text">
      <style:text-properties style:font-style-asian="normal"/>
    </style:style>
    <style:style style:name="T656" style:family="text">
      <style:text-properties officeooo:rsid="006a76a2"/>
    </style:style>
    <style:style style:name="T657" style:family="text">
      <style:text-properties officeooo:rsid="006b6c06"/>
    </style:style>
    <style:style style:name="T658" style:family="text">
      <style:text-properties officeooo:rsid="006d6c71"/>
    </style:style>
    <style:style style:name="T659" style:family="text">
      <style:text-properties officeooo:rsid="007d48b4"/>
    </style:style>
    <style:style style:name="T660" style:family="text">
      <style:text-properties officeooo:rsid="00836888"/>
    </style:style>
    <style:style style:name="T661" style:family="text">
      <style:text-properties officeooo:rsid="00856d10"/>
    </style:style>
    <style:style style:name="T662" style:family="text">
      <style:text-properties officeooo:rsid="008ecfd0"/>
    </style:style>
    <style:style style:name="T663" style:family="text">
      <style:text-properties officeooo:rsid="008f230e"/>
    </style:style>
    <style:style style:name="T664" style:family="text">
      <style:text-properties officeooo:rsid="00a05418"/>
    </style:style>
    <style:style style:name="T665" style:family="text">
      <style:text-properties officeooo:rsid="00c089eb"/>
    </style:style>
    <style:style style:name="T666" style:family="text">
      <style:text-properties officeooo:rsid="001cae82"/>
    </style:style>
    <style:style style:name="T667" style:family="text">
      <style:text-properties officeooo:rsid="001d29ec"/>
    </style:style>
    <style:style style:name="T668" style:family="text">
      <style:text-properties officeooo:rsid="001ebeec"/>
    </style:style>
    <style:style style:name="T669" style:family="text">
      <style:text-properties officeooo:rsid="001f8508"/>
    </style:style>
    <style:style style:name="T670" style:family="text">
      <style:text-properties officeooo:rsid="00204851"/>
    </style:style>
    <style:style style:name="T671" style:family="text">
      <style:text-properties officeooo:rsid="00215adf"/>
    </style:style>
    <style:style style:name="T672" style:family="text">
      <style:text-properties officeooo:rsid="0027c070"/>
    </style:style>
    <style:style style:name="T673" style:family="text">
      <style:text-properties officeooo:rsid="0022c5ba"/>
    </style:style>
    <style:style style:name="T674" style:family="text">
      <style:text-properties officeooo:rsid="00f0691d"/>
    </style:style>
    <style:style style:name="T675" style:family="text">
      <style:text-properties officeooo:rsid="00f52423"/>
    </style:style>
    <style:style style:name="T676" style:family="text">
      <style:text-properties officeooo:rsid="00f5dc7d"/>
    </style:style>
    <style:style style:name="T677" style:family="text">
      <style:text-properties officeooo:rsid="00f7641f"/>
    </style:style>
    <style:style style:name="T678" style:family="text">
      <style:text-properties officeooo:rsid="00f92a7a"/>
    </style:style>
    <style:style style:name="T679" style:family="text">
      <style:text-properties officeooo:rsid="00faa178"/>
    </style:style>
    <style:style style:name="T680" style:family="text">
      <style:text-properties officeooo:rsid="00ff67df"/>
    </style:style>
    <style:style style:name="T681" style:family="text">
      <style:text-properties officeooo:rsid="010111fc"/>
    </style:style>
    <style:style style:name="T682" style:family="text">
      <style:text-properties officeooo:rsid="01013901"/>
    </style:style>
    <style:style style:name="T683" style:family="text">
      <style:text-properties officeooo:rsid="01025289"/>
    </style:style>
    <style:style style:name="T684" style:family="text">
      <style:text-properties officeooo:rsid="01029f66"/>
    </style:style>
    <style:style style:name="T685" style:family="text">
      <style:text-properties officeooo:rsid="010468dc"/>
    </style:style>
    <style:style style:name="T686" style:family="text">
      <style:text-properties officeooo:rsid="01113650"/>
    </style:style>
    <style:style style:name="T687" style:family="text">
      <style:text-properties officeooo:rsid="01128371"/>
    </style:style>
    <style:style style:name="T688" style:family="text">
      <style:text-properties officeooo:rsid="01141b5a"/>
    </style:style>
    <style:style style:name="T689" style:family="text">
      <style:text-properties officeooo:rsid="01194332"/>
    </style:style>
    <style:style style:name="T690" style:family="text">
      <style:text-properties officeooo:rsid="011b1730"/>
    </style:style>
    <style:style style:name="T691" style:family="text">
      <style:text-properties officeooo:rsid="011dc62d"/>
    </style:style>
    <style:style style:name="T692" style:family="text">
      <style:text-properties officeooo:rsid="014e7661"/>
    </style:style>
    <style:style style:name="T693" style:family="text">
      <style:text-properties officeooo:rsid="0150186a"/>
    </style:style>
    <style:style style:name="T694" style:family="text">
      <style:text-properties officeooo:rsid="015fc561"/>
    </style:style>
    <style:style style:name="T695" style:family="text">
      <style:text-properties officeooo:rsid="016b950d"/>
    </style:style>
    <style:style style:name="T696" style:family="text">
      <style:text-properties officeooo:rsid="016f48bf"/>
    </style:style>
    <style:style style:name="T697" style:family="text">
      <style:text-properties officeooo:rsid="01780ab0"/>
    </style:style>
    <style:style style:name="T698" style:family="text">
      <style:text-properties officeooo:rsid="009ac981"/>
    </style:style>
    <style:style style:name="T699" style:family="text">
      <style:text-properties officeooo:rsid="017983e7"/>
    </style:style>
    <style:style style:name="T700" style:family="text">
      <style:text-properties officeooo:rsid="017b3cc0"/>
    </style:style>
    <style:style style:name="T701" style:family="text">
      <style:text-properties officeooo:rsid="00e3cd07"/>
    </style:style>
    <style:style style:name="T702" style:family="text">
      <style:text-properties officeooo:rsid="017cabaf"/>
    </style:style>
    <style:style style:name="T703" style:family="text">
      <style:text-properties officeooo:rsid="019f093d"/>
    </style:style>
    <style:style style:name="T704" style:family="text">
      <style:text-properties officeooo:rsid="019f8105"/>
    </style:style>
    <style:style style:name="T705" style:family="text">
      <style:text-properties officeooo:rsid="01a22d8a"/>
    </style:style>
    <style:style style:name="T706" style:family="text">
      <style:text-properties officeooo:rsid="01a44bfe"/>
    </style:style>
    <style:style style:name="T707" style:family="text">
      <style:text-properties officeooo:rsid="01a80bec"/>
    </style:style>
    <style:style style:name="T708" style:family="text">
      <style:text-properties officeooo:rsid="01a91916"/>
    </style:style>
    <style:style style:name="T709" style:family="text">
      <style:text-properties officeooo:rsid="01ad78c1"/>
    </style:style>
    <style:style style:name="T710" style:family="text">
      <style:text-properties officeooo:rsid="01ad9a04"/>
    </style:style>
    <style:style style:name="T711" style:family="text">
      <style:text-properties officeooo:rsid="01c4a1af"/>
    </style:style>
    <style:style style:name="T712" style:family="text">
      <style:text-properties officeooo:rsid="01c67488"/>
    </style:style>
    <style:style style:name="T713" style:family="text">
      <style:text-properties officeooo:rsid="01c7e644"/>
    </style:style>
    <style:style style:name="T714" style:family="text">
      <style:text-properties officeooo:rsid="01cb3247"/>
    </style:style>
    <style:style style:name="T715" style:family="text">
      <style:text-properties officeooo:rsid="01d2d413"/>
    </style:style>
    <style:style style:name="T716" style:family="text">
      <style:text-properties officeooo:rsid="01da0ef6"/>
    </style:style>
    <style:style style:name="T717" style:family="text">
      <style:text-properties officeooo:rsid="01de9265"/>
    </style:style>
    <style:style style:name="T718" style:family="text">
      <style:text-properties officeooo:rsid="01e06f15"/>
    </style:style>
    <style:style style:name="T719" style:family="text">
      <style:text-properties officeooo:rsid="01e17404"/>
    </style:style>
    <style:style style:name="T720" style:family="text">
      <style:text-properties officeooo:rsid="01e4ae4e"/>
    </style:style>
    <style:style style:name="T721" style:family="text">
      <style:text-properties officeooo:rsid="01ed5acb"/>
    </style:style>
    <style:style style:name="T722" style:family="text">
      <style:text-properties officeooo:rsid="01fba47d"/>
    </style:style>
    <style:style style:name="T723" style:family="text">
      <style:text-properties officeooo:rsid="020af05b"/>
    </style:style>
    <style:style style:name="T724" style:family="text">
      <style:text-properties officeooo:rsid="02106210"/>
    </style:style>
    <style:style style:name="T725" style:family="text">
      <style:text-properties officeooo:rsid="0212099f"/>
    </style:style>
    <style:style style:name="T726" style:family="text">
      <style:text-properties officeooo:rsid="0214c1cf"/>
    </style:style>
    <style:style style:name="T727" style:family="text">
      <style:text-properties officeooo:rsid="02164305"/>
    </style:style>
    <style:style style:name="T728" style:family="text">
      <style:text-properties officeooo:rsid="021815fd"/>
    </style:style>
    <style:style style:name="T729" style:family="text">
      <style:text-properties officeooo:rsid="0225c246"/>
    </style:style>
    <style:style style:name="T730" style:family="text">
      <style:text-properties officeooo:rsid="022d1c38"/>
    </style:style>
    <style:style style:name="T731" style:family="text">
      <style:text-properties officeooo:rsid="022f7055"/>
    </style:style>
    <style:style style:name="T732" style:family="text">
      <style:text-properties officeooo:rsid="02326226"/>
    </style:style>
    <style:style style:name="T733" style:family="text">
      <style:text-properties officeooo:rsid="02336070"/>
    </style:style>
    <style:style style:name="T734" style:family="text">
      <style:text-properties officeooo:rsid="023485c7"/>
    </style:style>
    <style:style style:name="T735" style:family="text">
      <style:text-properties officeooo:rsid="02350c70"/>
    </style:style>
    <style:style style:name="T736" style:family="text">
      <style:text-properties officeooo:rsid="0239550d"/>
    </style:style>
    <style:style style:name="T737" style:family="text">
      <style:text-properties officeooo:rsid="023ac44b"/>
    </style:style>
    <style:style style:name="T738" style:family="text">
      <style:text-properties officeooo:rsid="024028d8"/>
    </style:style>
    <style:style style:name="T739" style:family="text">
      <style:text-properties officeooo:rsid="0241edcf"/>
    </style:style>
    <style:style style:name="T740" style:family="text">
      <style:text-properties officeooo:rsid="02439586"/>
    </style:style>
    <style:style style:name="T741" style:family="text">
      <style:text-properties officeooo:rsid="0246110f"/>
    </style:style>
    <style:style style:name="T742" style:family="text">
      <style:text-properties officeooo:rsid="0249f5fe"/>
    </style:style>
    <style:style style:name="T743" style:family="text">
      <style:text-properties officeooo:rsid="024bb886"/>
    </style:style>
    <style:style style:name="T744" style:family="text">
      <style:text-properties officeooo:rsid="024ca082"/>
    </style:style>
    <style:style style:name="T745" style:family="text">
      <style:text-properties officeooo:rsid="024e6e94"/>
    </style:style>
    <style:style style:name="T746" style:family="text">
      <style:text-properties officeooo:rsid="024fd10b"/>
    </style:style>
    <style:style style:name="T747" style:family="text">
      <style:text-properties officeooo:rsid="02508657"/>
    </style:style>
    <style:style style:name="T748" style:family="text">
      <style:text-properties officeooo:rsid="025173df"/>
    </style:style>
    <style:style style:name="T749" style:family="text">
      <style:text-properties officeooo:rsid="025a4704"/>
    </style:style>
    <style:style style:name="T750" style:family="text">
      <style:text-properties officeooo:rsid="026513ec"/>
    </style:style>
    <style:style style:name="T751" style:family="text">
      <style:text-properties officeooo:rsid="0266ca7a"/>
    </style:style>
    <style:style style:name="T752" style:family="text">
      <style:text-properties officeooo:rsid="0270f24f"/>
    </style:style>
    <style:style style:name="T753" style:family="text">
      <style:text-properties officeooo:rsid="027280be"/>
    </style:style>
    <style:style style:name="T754" style:family="text">
      <style:text-properties officeooo:rsid="02734ec7"/>
    </style:style>
    <style:style style:name="T755" style:family="text">
      <style:text-properties officeooo:rsid="02760ea9"/>
    </style:style>
    <style:style style:name="T756" style:family="text">
      <style:text-properties officeooo:rsid="02776b6d"/>
    </style:style>
    <style:style style:name="T757" style:family="text">
      <style:text-properties officeooo:rsid="02903db4"/>
    </style:style>
    <style:style style:name="T758" style:family="text">
      <style:text-properties officeooo:rsid="02911bb2"/>
    </style:style>
    <style:style style:name="T759" style:family="text">
      <style:text-properties officeooo:rsid="02ba77f2"/>
    </style:style>
    <style:style style:name="T760" style:family="text">
      <style:text-properties officeooo:rsid="02bbe36e"/>
    </style:style>
    <style:style style:name="T761" style:family="text">
      <style:text-properties officeooo:rsid="02d3746a"/>
    </style:style>
    <style:style style:name="T762" style:family="text">
      <style:text-properties officeooo:rsid="02dfab38"/>
    </style:style>
    <style:style style:name="T763" style:family="text">
      <style:text-properties officeooo:rsid="02e62729"/>
    </style:style>
    <style:style style:name="T764" style:family="text">
      <style:text-properties officeooo:rsid="02e91629"/>
    </style:style>
    <style:style style:name="T765" style:family="text">
      <style:text-properties officeooo:rsid="00936cb7"/>
    </style:style>
    <style:style style:name="T766" style:family="text">
      <style:text-properties officeooo:rsid="02ea3b51"/>
    </style:style>
    <style:style style:name="T767" style:family="text">
      <style:text-properties officeooo:rsid="02ec5705"/>
    </style:style>
    <style:style style:name="T768" style:family="text">
      <style:text-properties officeooo:rsid="02ee9708"/>
    </style:style>
    <style:style style:name="T769" style:family="text">
      <style:text-properties officeooo:rsid="02f0a1fc"/>
    </style:style>
    <style:style style:name="T770" style:family="text">
      <style:text-properties officeooo:rsid="02f238f8"/>
    </style:style>
    <style:style style:name="T771" style:family="text">
      <style:text-properties officeooo:rsid="02f8ba9b"/>
    </style:style>
    <style:style style:name="T772" style:family="text">
      <style:text-properties officeooo:rsid="02fa4411"/>
    </style:style>
    <style:style style:name="T773" style:family="text">
      <style:text-properties officeooo:rsid="02fc3cd7"/>
    </style:style>
    <style:style style:name="T774" style:family="text">
      <style:text-properties officeooo:rsid="02ff8049"/>
    </style:style>
    <style:style style:name="T775" style:family="text">
      <style:text-properties officeooo:rsid="0302f35b"/>
    </style:style>
    <style:style style:name="T776" style:family="text">
      <style:text-properties officeooo:rsid="031804c6"/>
    </style:style>
    <style:style style:name="T777" style:family="text">
      <style:text-properties officeooo:rsid="0320ef65"/>
    </style:style>
    <style:style style:name="T778" style:family="text">
      <style:text-properties officeooo:rsid="0322e70e"/>
    </style:style>
    <style:style style:name="T779" style:family="text">
      <style:text-properties officeooo:rsid="03262be2"/>
    </style:style>
    <style:style style:name="T780" style:family="text">
      <style:text-properties officeooo:rsid="0329db65"/>
    </style:style>
    <style:style style:name="T781" style:family="text">
      <style:text-properties officeooo:rsid="033232c4"/>
    </style:style>
    <style:style style:name="T782" style:family="text">
      <style:text-properties officeooo:rsid="0333d4c1"/>
    </style:style>
    <style:style style:name="T783" style:family="text">
      <style:text-properties officeooo:rsid="0334e209"/>
    </style:style>
    <style:style style:name="T784" style:family="text">
      <style:text-properties officeooo:rsid="0337d486"/>
    </style:style>
    <style:style style:name="T785" style:family="text">
      <style:text-properties officeooo:rsid="0339de0c"/>
    </style:style>
    <style:style style:name="T786" style:family="text">
      <style:text-properties officeooo:rsid="033a62ea"/>
    </style:style>
    <style:style style:name="T787" style:family="text">
      <style:text-properties officeooo:rsid="033badaf"/>
    </style:style>
    <style:style style:name="T788" style:family="text">
      <style:text-properties officeooo:rsid="033d8625"/>
    </style:style>
    <style:style style:name="T789" style:family="text">
      <style:text-properties officeooo:rsid="033f0f13"/>
    </style:style>
    <style:style style:name="T790" style:family="text">
      <style:text-properties officeooo:rsid="03402eda"/>
    </style:style>
    <style:style style:name="T791" style:family="text">
      <style:text-properties officeooo:rsid="0341d171"/>
    </style:style>
    <style:style style:name="T792" style:family="text">
      <style:text-properties officeooo:rsid="034a4a59"/>
    </style:style>
    <style:style style:name="T793" style:family="text">
      <style:text-properties officeooo:rsid="034ad22f"/>
    </style:style>
    <style:style style:name="T794" style:family="text">
      <style:text-properties officeooo:rsid="034c5dd6"/>
    </style:style>
    <style:style style:name="T795" style:family="text">
      <style:text-properties officeooo:rsid="034d26c6"/>
    </style:style>
    <style:style style:name="T796" style:family="text">
      <style:text-properties officeooo:rsid="034fcbc3"/>
    </style:style>
    <style:style style:name="T797" style:family="text">
      <style:text-properties officeooo:rsid="03541897"/>
    </style:style>
    <style:style style:name="T798" style:family="text">
      <style:text-properties officeooo:rsid="03574fad"/>
    </style:style>
    <style:style style:name="T799" style:family="text">
      <style:text-properties officeooo:rsid="0357721c"/>
    </style:style>
    <style:style style:name="T800" style:family="text">
      <style:text-properties officeooo:rsid="036c330b"/>
    </style:style>
    <style:style style:name="T801" style:family="text">
      <style:text-properties officeooo:rsid="03959f3c"/>
    </style:style>
    <style:style style:name="T802" style:family="text">
      <style:text-properties officeooo:rsid="03988447"/>
    </style:style>
    <style:style style:name="T803" style:family="text">
      <style:text-properties officeooo:rsid="0398c45c"/>
    </style:style>
    <style:style style:name="T804" style:family="text">
      <style:text-properties officeooo:rsid="0399bbe6"/>
    </style:style>
    <style:style style:name="T805" style:family="text">
      <style:text-properties officeooo:rsid="039b463f"/>
    </style:style>
    <style:style style:name="T806" style:family="text">
      <style:text-properties officeooo:rsid="039bfe5b"/>
    </style:style>
    <style:style style:name="T807" style:family="text">
      <style:text-properties officeooo:rsid="039efb86"/>
    </style:style>
    <style:style style:name="T808" style:family="text">
      <style:text-properties officeooo:rsid="039fbc49"/>
    </style:style>
    <style:style style:name="T809" style:family="text">
      <style:text-properties officeooo:rsid="03a2a7e7"/>
    </style:style>
    <style:style style:name="T810" style:family="text">
      <style:text-properties officeooo:rsid="03a3e654"/>
    </style:style>
    <style:style style:name="T811" style:family="text">
      <style:text-properties officeooo:rsid="03a8d880"/>
    </style:style>
    <style:style style:name="T812" style:family="text">
      <style:text-properties officeooo:rsid="03a9c8a7"/>
    </style:style>
    <style:style style:name="T813" style:family="text">
      <style:text-properties officeooo:rsid="03bea981"/>
    </style:style>
    <style:style style:name="T814" style:family="text">
      <style:text-properties officeooo:rsid="03d2c64a"/>
    </style:style>
    <style:style style:name="T815" style:family="text">
      <style:text-properties officeooo:rsid="03d4921d"/>
    </style:style>
    <style:style style:name="T816" style:family="text">
      <style:text-properties officeooo:rsid="03d5b261"/>
    </style:style>
    <style:style style:name="T817" style:family="text">
      <style:text-properties officeooo:rsid="03d79713"/>
    </style:style>
    <style:style style:name="T818" style:family="text">
      <style:text-properties officeooo:rsid="03d7c4ac"/>
    </style:style>
    <style:style style:name="T819" style:family="text">
      <style:text-properties officeooo:rsid="03da5ec0"/>
    </style:style>
    <style:style style:name="T820" style:family="text">
      <style:text-properties officeooo:rsid="03dbc6c5"/>
    </style:style>
    <style:style style:name="T821" style:family="text">
      <style:text-properties officeooo:rsid="03dcabc2"/>
    </style:style>
    <style:style style:name="T822" style:family="text">
      <style:text-properties officeooo:rsid="03e35c80"/>
    </style:style>
    <style:style style:name="T823" style:family="text">
      <style:text-properties officeooo:rsid="03e4f179"/>
    </style:style>
    <style:style style:name="T824" style:family="text">
      <style:text-properties officeooo:rsid="03e9ccdf"/>
    </style:style>
    <style:style style:name="T825" style:family="text">
      <style:text-properties officeooo:rsid="03f1af72"/>
    </style:style>
    <style:style style:name="T826" style:family="text">
      <style:text-properties officeooo:rsid="03f229fc"/>
    </style:style>
    <style:style style:name="T827" style:family="text">
      <style:text-properties officeooo:rsid="03f63276"/>
    </style:style>
    <style:style style:name="T828" style:family="text">
      <style:text-properties officeooo:rsid="03f7493c"/>
    </style:style>
    <style:style style:name="T829" style:family="text">
      <style:text-properties officeooo:rsid="000a788f"/>
    </style:style>
    <style:style style:name="T830" style:family="text">
      <style:text-properties officeooo:rsid="000b17e2"/>
    </style:style>
    <style:style style:name="T831" style:family="text">
      <style:text-properties officeooo:rsid="000de0c9"/>
    </style:style>
    <style:style style:name="T832" style:family="text">
      <style:text-properties officeooo:rsid="000f53e1"/>
    </style:style>
    <style:style style:name="T833" style:family="text">
      <style:text-properties officeooo:rsid="03fb8073"/>
    </style:style>
    <style:style style:name="T834" style:family="text">
      <style:text-properties officeooo:rsid="03fbecdd"/>
    </style:style>
    <style:style style:name="T835" style:family="text">
      <style:text-properties officeooo:rsid="03fd2179"/>
    </style:style>
    <style:style style:name="T836" style:family="text">
      <style:text-properties officeooo:rsid="03fdac8f"/>
    </style:style>
    <style:style style:name="T837" style:family="text">
      <style:text-properties officeooo:rsid="03fe0993"/>
    </style:style>
    <style:style style:name="T838" style:family="text">
      <style:text-properties officeooo:rsid="03fedbbd"/>
    </style:style>
    <style:style style:name="T839" style:family="text">
      <style:text-properties officeooo:rsid="03ffd3b7"/>
    </style:style>
    <style:style style:name="T840" style:family="text">
      <style:text-properties officeooo:rsid="04024d2e"/>
    </style:style>
    <style:style style:name="T841" style:family="text">
      <style:text-properties officeooo:rsid="0403accb"/>
    </style:style>
    <style:style style:name="T842" style:family="text">
      <style:text-properties officeooo:rsid="0405a3ba"/>
    </style:style>
    <style:style style:name="T843" style:family="text">
      <style:text-properties officeooo:rsid="040631d9"/>
    </style:style>
    <style:style style:name="T844" style:family="text">
      <style:text-properties officeooo:rsid="0406feb8"/>
    </style:style>
    <style:style style:name="T845" style:family="text">
      <style:text-properties officeooo:rsid="0408caa2"/>
    </style:style>
    <style:style style:name="T846" style:family="text">
      <style:text-properties officeooo:rsid="040b5538"/>
    </style:style>
    <style:style style:name="T847" style:family="text">
      <style:text-properties officeooo:rsid="0414807f"/>
    </style:style>
    <style:style style:name="T848" style:family="text">
      <style:text-properties officeooo:rsid="0006ba98"/>
    </style:style>
    <style:style style:name="T849" style:family="text">
      <style:text-properties officeooo:rsid="041ac8c4"/>
    </style:style>
    <style:style style:name="T850" style:family="text">
      <style:text-properties officeooo:rsid="041af2c8"/>
    </style:style>
    <style:style style:name="T851" style:family="text">
      <style:text-properties officeooo:rsid="041cf0b9"/>
    </style:style>
    <style:style style:name="T852" style:family="text">
      <style:text-properties officeooo:rsid="041d125d"/>
    </style:style>
    <style:style style:name="T853" style:family="text">
      <style:text-properties officeooo:rsid="041dc5b3"/>
    </style:style>
    <style:style style:name="T854" style:family="text">
      <style:text-properties officeooo:rsid="041f3665"/>
    </style:style>
    <style:style style:name="T855" style:family="text">
      <style:text-properties officeooo:rsid="0420f895"/>
    </style:style>
    <style:style style:name="T856" style:family="text">
      <style:text-properties officeooo:rsid="0422806e"/>
    </style:style>
    <style:style style:name="T857" style:family="text">
      <style:text-properties officeooo:rsid="04298476"/>
    </style:style>
    <style:style style:name="T858" style:family="text">
      <style:text-properties officeooo:rsid="042a600a"/>
    </style:style>
    <style:style style:name="T859" style:family="text">
      <style:text-properties officeooo:rsid="042b3034"/>
    </style:style>
    <style:style style:name="T860" style:family="text">
      <style:text-properties officeooo:rsid="04392aa8"/>
    </style:style>
    <style:style style:name="T861" style:family="text">
      <style:text-properties officeooo:rsid="043b146f"/>
    </style:style>
    <style:style style:name="T862" style:family="text">
      <style:text-properties officeooo:rsid="043c24f1"/>
    </style:style>
    <style:style style:name="T863" style:family="text">
      <style:text-properties officeooo:rsid="043dbff2"/>
    </style:style>
    <style:style style:name="T864" style:family="text">
      <style:text-properties officeooo:rsid="043deaa3"/>
    </style:style>
    <style:style style:name="T865" style:family="text">
      <style:text-properties officeooo:rsid="043ecb91"/>
    </style:style>
    <style:style style:name="T866" style:family="text">
      <style:text-properties officeooo:rsid="0454c5c7"/>
    </style:style>
    <style:style style:name="T867" style:family="text">
      <style:text-properties officeooo:rsid="04563325"/>
    </style:style>
    <style:style style:name="T868" style:family="text">
      <style:text-properties officeooo:rsid="01ed7d72"/>
    </style:style>
    <style:style style:name="T869" style:family="text">
      <style:text-properties officeooo:rsid="02c53bca"/>
    </style:style>
    <style:style style:name="T870" style:family="text">
      <style:text-properties officeooo:rsid="0030dc1e"/>
    </style:style>
    <style:style style:name="T871" style:family="text">
      <style:text-properties officeooo:rsid="03879bed"/>
    </style:style>
    <style:style style:name="T872" style:family="text">
      <style:text-properties officeooo:rsid="0137ae09"/>
    </style:style>
    <style:style style:name="T873" style:family="text">
      <style:text-properties officeooo:rsid="013ea5b7"/>
    </style:style>
    <style:style style:name="T874" style:family="text">
      <style:text-properties officeooo:rsid="014304ce"/>
    </style:style>
    <style:style style:name="T875" style:family="text">
      <style:text-properties officeooo:rsid="013d76df"/>
    </style:style>
    <style:style style:name="T876" style:family="text">
      <style:text-properties officeooo:rsid="02d28ae1"/>
    </style:style>
    <style:style style:name="T877" style:family="text">
      <style:text-properties officeooo:rsid="045c106d"/>
    </style:style>
    <style:style style:name="T878" style:family="text">
      <style:text-properties officeooo:rsid="045d652a"/>
    </style:style>
    <style:style style:name="T879" style:family="text">
      <style:text-properties officeooo:rsid="02d5351d"/>
    </style:style>
    <style:style style:name="T880" style:family="text">
      <style:text-properties officeooo:rsid="02dc0a71"/>
    </style:style>
    <style:style style:name="T881" style:family="text">
      <style:text-properties officeooo:rsid="02d6565d"/>
    </style:style>
    <style:style style:name="T882" style:family="text">
      <style:text-properties officeooo:rsid="014aa658"/>
    </style:style>
    <style:style style:name="T883" style:family="text">
      <style:text-properties officeooo:rsid="00725fc2"/>
    </style:style>
    <style:style style:name="T884" style:family="text">
      <style:text-properties style:text-underline-style="none" officeooo:rsid="01290faf" fo:background-color="transparent"/>
    </style:style>
    <style:style style:name="T885" style:family="text">
      <style:text-properties style:text-underline-style="none" officeooo:rsid="01f6ef10" fo:background-color="transparent"/>
    </style:style>
    <style:style style:name="T886" style:family="text">
      <style:text-properties style:text-underline-style="none" officeooo:rsid="0478a1ff" fo:background-color="transparent"/>
    </style:style>
    <style:style style:name="T887" style:family="text">
      <style:text-properties style:text-underline-style="none" officeooo:rsid="0479eb5e" fo:background-color="transparent"/>
    </style:style>
    <style:style style:name="T888" style:family="text">
      <style:text-properties style:text-underline-style="none" officeooo:rsid="04830eef" fo:background-color="transparent"/>
    </style:style>
    <style:style style:name="T889" style:family="text">
      <style:text-properties style:text-underline-style="none" officeooo:rsid="0533e71a" fo:background-color="transparent"/>
    </style:style>
    <style:style style:name="T890" style:family="text">
      <style:text-properties style:text-underline-style="none" officeooo:rsid="0534c9ba" fo:background-color="transparent"/>
    </style:style>
    <style:style style:name="T891" style:family="text">
      <style:text-properties officeooo:rsid="04636a53"/>
    </style:style>
    <style:style style:name="T892" style:family="text">
      <style:text-properties officeooo:rsid="04645569"/>
    </style:style>
    <style:style style:name="T893" style:family="text">
      <style:text-properties officeooo:rsid="04651bb5"/>
    </style:style>
    <style:style style:name="T894" style:family="text">
      <style:text-properties officeooo:rsid="046708b6"/>
    </style:style>
    <style:style style:name="T895" style:family="text">
      <style:text-properties officeooo:rsid="04680bc3"/>
    </style:style>
    <style:style style:name="T896" style:family="text">
      <style:text-properties officeooo:rsid="0468c3bc"/>
    </style:style>
    <style:style style:name="T897" style:family="text">
      <style:text-properties officeooo:rsid="046a1bec"/>
    </style:style>
    <style:style style:name="T898" style:family="text">
      <style:text-properties officeooo:rsid="0470970e"/>
    </style:style>
    <style:style style:name="T899" style:family="text">
      <style:text-properties officeooo:rsid="04739934"/>
    </style:style>
    <style:style style:name="T900" style:family="text">
      <style:text-properties officeooo:rsid="0474a222"/>
    </style:style>
    <style:style style:name="T901" style:family="text">
      <style:text-properties officeooo:rsid="04758657"/>
    </style:style>
    <style:style style:name="T902" style:family="text">
      <style:text-properties officeooo:rsid="04770324"/>
    </style:style>
    <style:style style:name="T903" style:family="text">
      <style:text-properties officeooo:rsid="047bda7f"/>
    </style:style>
    <style:style style:name="T904" style:family="text">
      <style:text-properties officeooo:rsid="047db93e"/>
    </style:style>
    <style:style style:name="T905" style:family="text">
      <style:text-properties officeooo:rsid="0480d097"/>
    </style:style>
    <style:style style:name="T906" style:family="text">
      <style:text-properties officeooo:rsid="048d8871"/>
    </style:style>
    <style:style style:name="T907" style:family="text">
      <style:text-properties officeooo:rsid="048f6dff"/>
    </style:style>
    <style:style style:name="T908" style:family="text">
      <style:text-properties officeooo:rsid="048f9943"/>
    </style:style>
    <style:style style:name="T909" style:family="text">
      <style:text-properties officeooo:rsid="048f999c"/>
    </style:style>
    <style:style style:name="T910" style:family="text">
      <style:text-properties officeooo:rsid="049055b3"/>
    </style:style>
    <style:style style:name="T911" style:family="text">
      <style:text-properties officeooo:rsid="0490e15d"/>
    </style:style>
    <style:style style:name="T912" style:family="text">
      <style:text-properties officeooo:rsid="0490f242"/>
    </style:style>
    <style:style style:name="T913" style:family="text">
      <style:text-properties officeooo:rsid="049c3627"/>
    </style:style>
    <style:style style:name="T914" style:family="text">
      <style:text-properties officeooo:rsid="04ed9e43"/>
    </style:style>
    <style:style style:name="T915" style:family="text">
      <style:text-properties officeooo:rsid="04ef2fa7"/>
    </style:style>
    <style:style style:name="T916" style:family="text">
      <style:text-properties officeooo:rsid="04f1d1f5"/>
    </style:style>
    <style:style style:name="T917" style:family="text">
      <style:text-properties officeooo:rsid="04f6b7b6"/>
    </style:style>
    <style:style style:name="T918" style:family="text">
      <style:text-properties officeooo:rsid="04f9a915"/>
    </style:style>
    <style:style style:name="T919" style:family="text">
      <style:text-properties officeooo:rsid="051bcd39"/>
    </style:style>
    <style:style style:name="T920" style:family="text">
      <style:text-properties officeooo:rsid="051c31ea"/>
    </style:style>
    <style:style style:name="T921" style:family="text">
      <style:text-properties officeooo:rsid="052c08ab"/>
    </style:style>
    <style:style style:name="T922" style:family="text">
      <style:text-properties officeooo:rsid="052daa2a"/>
    </style:style>
    <style:style style:name="T923" style:family="text">
      <style:text-properties officeooo:rsid="0536f2f7"/>
    </style:style>
    <style:style style:name="T924" style:family="text">
      <style:text-properties officeooo:rsid="0537b941"/>
    </style:style>
    <style:style style:name="T925" style:family="text">
      <style:text-properties officeooo:rsid="0538b0bb"/>
    </style:style>
    <style:style style:name="T926" style:family="text">
      <style:text-properties officeooo:rsid="05429033"/>
    </style:style>
    <style:style style:name="T927" style:family="text">
      <style:text-properties officeooo:rsid="0542d0b8"/>
    </style:style>
    <style:style style:name="T928" style:family="text">
      <style:text-properties officeooo:rsid="05459279"/>
    </style:style>
    <style:style style:name="T929" style:family="text">
      <style:text-properties officeooo:rsid="054b82c9"/>
    </style:style>
    <style:style style:name="T930" style:family="text">
      <style:text-properties officeooo:rsid="054cda08"/>
    </style:style>
    <style:style style:name="T931" style:family="text">
      <style:text-properties officeooo:rsid="0555798c"/>
    </style:style>
    <style:style style:name="T932" style:family="text">
      <style:text-properties officeooo:rsid="0559f5da"/>
    </style:style>
    <style:style style:name="T933" style:family="text">
      <style:text-properties officeooo:rsid="055de97a"/>
    </style:style>
    <style:style style:name="T934" style:family="text">
      <style:text-properties officeooo:rsid="05616017"/>
    </style:style>
    <style:style style:name="T935" style:family="text">
      <style:text-properties officeooo:rsid="057d8b56"/>
    </style:style>
    <style:style style:name="T936" style:family="text">
      <style:text-properties officeooo:rsid="058a70f0"/>
    </style:style>
    <style:style style:name="T937" style:family="text">
      <style:text-properties officeooo:rsid="0594e5f0"/>
    </style:style>
    <style:style style:name="T938" style:family="text">
      <style:text-properties officeooo:rsid="05960b0e"/>
    </style:style>
    <style:style style:name="T939" style:family="text">
      <style:text-properties officeooo:rsid="05981fa2"/>
    </style:style>
    <style:style style:name="T940" style:family="text">
      <style:text-properties officeooo:rsid="059939f6"/>
    </style:style>
    <style:style style:name="T941" style:family="text">
      <style:text-properties officeooo:rsid="059d0793"/>
    </style:style>
    <style:style style:name="T942" style:family="text">
      <style:text-properties officeooo:rsid="05a05a76"/>
    </style:style>
    <style:style style:name="T943" style:family="text">
      <style:text-properties officeooo:rsid="05a600ec"/>
    </style:style>
    <style:style style:name="T944" style:family="text">
      <style:text-properties officeooo:rsid="05a63df1"/>
    </style:style>
    <style:style style:name="T945" style:family="text">
      <style:text-properties officeooo:rsid="05b65611"/>
    </style:style>
    <style:style style:name="T946" style:family="text">
      <style:text-properties officeooo:rsid="05b6748a"/>
    </style:style>
    <style:style style:name="T947" style:family="text">
      <style:text-properties officeooo:rsid="05b7c4f9"/>
    </style:style>
    <style:style style:name="T948" style:family="text">
      <style:text-properties officeooo:rsid="05b8d29e"/>
    </style:style>
    <style:style style:name="T949" style:family="text">
      <style:text-properties officeooo:rsid="05bac2d4"/>
    </style:style>
    <style:style style:name="T950" style:family="text">
      <style:text-properties officeooo:rsid="05baf900"/>
    </style:style>
    <style:style style:name="T951" style:family="text">
      <style:text-properties officeooo:rsid="05c4c78f"/>
    </style:style>
    <style:style style:name="T952" style:family="text">
      <style:text-properties officeooo:rsid="05c64773"/>
    </style:style>
    <style:style style:name="T953" style:family="text">
      <style:text-properties officeooo:rsid="05c7d99f"/>
    </style:style>
    <style:style style:name="T954" style:family="text">
      <style:text-properties officeooo:rsid="05cac5f2"/>
    </style:style>
    <style:style style:name="T955" style:family="text">
      <style:text-properties officeooo:rsid="02584693"/>
    </style:style>
    <style:style style:name="T956" style:family="text">
      <style:text-properties officeooo:rsid="05cd82f8"/>
    </style:style>
    <style:style style:name="T957" style:family="text">
      <style:text-properties officeooo:rsid="05ce3a0e"/>
    </style:style>
    <style:style style:name="T958" style:family="text">
      <style:text-properties officeooo:rsid="05cf137d"/>
    </style:style>
    <style:style style:name="T959" style:family="text">
      <style:text-properties officeooo:rsid="05d01109"/>
    </style:style>
    <style:style style:name="T960" style:family="text">
      <style:text-properties officeooo:rsid="05d20915"/>
    </style:style>
    <style:style style:name="T961" style:family="text">
      <style:text-properties officeooo:rsid="05d2b3de"/>
    </style:style>
    <style:style style:name="T962" style:family="text">
      <style:text-properties officeooo:rsid="05d91830"/>
    </style:style>
    <style:style style:name="T963" style:family="text">
      <style:text-properties officeooo:rsid="05d964b3"/>
    </style:style>
    <style:style style:name="T964" style:family="text">
      <style:text-properties officeooo:rsid="05e08019"/>
    </style:style>
    <style:style style:name="T965" style:family="text">
      <style:text-properties officeooo:rsid="05e43dc7"/>
    </style:style>
    <style:style style:name="T966" style:family="text">
      <style:text-properties officeooo:rsid="05ec49b6"/>
    </style:style>
    <style:style style:name="T967" style:family="text">
      <style:text-properties officeooo:rsid="05ecc5b1"/>
    </style:style>
    <style:style style:name="T968" style:family="text">
      <style:text-properties officeooo:rsid="05edd57c"/>
    </style:style>
    <style:style style:name="T969" style:family="text">
      <style:text-properties officeooo:rsid="0609bbb9"/>
    </style:style>
    <style:style style:name="T970" style:family="text">
      <style:text-properties officeooo:rsid="060a903b"/>
    </style:style>
    <style:style style:name="T971" style:family="text">
      <style:text-properties officeooo:rsid="060afb17"/>
    </style:style>
    <style:style style:name="T972" style:family="text">
      <style:text-properties officeooo:rsid="060f5f10"/>
    </style:style>
    <style:style style:name="T973" style:family="text">
      <style:text-properties officeooo:rsid="0610f4a0"/>
    </style:style>
    <style:style style:name="T974" style:family="text">
      <style:text-properties officeooo:rsid="061ed6d9"/>
    </style:style>
    <style:style style:name="T975" style:family="text">
      <style:text-properties officeooo:rsid="0620211c"/>
    </style:style>
    <style:style style:name="T976" style:family="text">
      <style:text-properties officeooo:rsid="0620884a"/>
    </style:style>
    <style:style style:name="T977" style:family="text">
      <style:text-properties officeooo:rsid="06220cc0"/>
    </style:style>
    <style:style style:name="T978" style:family="text">
      <style:text-properties officeooo:rsid="062365c9"/>
    </style:style>
    <style:style style:name="T979" style:family="text">
      <style:text-properties officeooo:rsid="0624e576"/>
    </style:style>
    <style:style style:name="T980" style:family="text">
      <style:text-properties officeooo:rsid="0624e806"/>
    </style:style>
    <style:style style:name="T981" style:family="text">
      <style:text-properties officeooo:rsid="06252dfa"/>
    </style:style>
    <style:style style:name="T982" style:family="text">
      <style:text-properties officeooo:rsid="0627b01d"/>
    </style:style>
    <style:style style:name="T983" style:family="text">
      <style:text-properties officeooo:rsid="062a7860"/>
    </style:style>
    <style:style style:name="T984" style:family="text">
      <style:text-properties officeooo:rsid="062d11ae"/>
    </style:style>
    <style:style style:name="T985" style:family="text">
      <style:text-properties officeooo:rsid="0631e14a"/>
    </style:style>
    <style:style style:name="T986" style:family="text">
      <style:text-properties officeooo:rsid="063adf58"/>
    </style:style>
    <style:style style:name="T987" style:family="text">
      <style:text-properties officeooo:rsid="063b4d72"/>
    </style:style>
    <style:style style:name="T988" style:family="text">
      <style:text-properties officeooo:rsid="063f8aa9"/>
    </style:style>
    <style:style style:name="T989" style:family="text">
      <style:text-properties officeooo:rsid="064365af"/>
    </style:style>
    <style:style style:name="T990" style:family="text">
      <style:text-properties officeooo:rsid="05c377ce"/>
    </style:style>
    <style:style style:name="T991" style:family="text">
      <style:text-properties officeooo:rsid="050629ee"/>
    </style:style>
    <style:style style:name="T992" style:family="text">
      <style:text-properties officeooo:rsid="05071477"/>
    </style:style>
    <style:style style:name="T993" style:family="text">
      <style:text-properties style:font-style-asian="italic"/>
    </style:style>
    <style:style style:name="T994" style:family="text">
      <style:text-properties officeooo:rsid="0647e846"/>
    </style:style>
    <style:style style:name="T995" style:family="text">
      <style:text-properties style:use-window-font-color="true" style:text-outline="false" style:text-line-through-style="none" style:text-position="0% 100%" style:font-name="Ubuntu"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168642496" text:id="ct168642496">
          <text:insertion>
            <office:change-info>
              <dc:creator>Sebastiaan Mathôt</dc:creator>
              <dc:date>2013-10-11T15:34:00</dc:date>
            </office:change-info>
          </text:insertion>
        </text:changed-region>
        <text:changed-region xml:id="ct168642112" text:id="ct168642112">
          <text:deletion>
            <office:change-info>
              <dc:creator>Sebastiaan Mathôt</dc:creator>
              <dc:date>2013-10-11T15:34:00</dc:date>
            </office:change-info>
            <text:p text:style-name="Text_20_body"><text:span text:style-name="T1">Indeed, a </text:span><text:span text:style-name="T2">vast amount of research </text:span><text:span text:style-name="T3">has shown that </text:span><text:span text:style-name="T4">perceiving an object </text:span><text:span text:style-name="T2">automatically </text:span><text:span text:style-name="T5">primes</text:span><text:span text:style-name="T2"> a</text:span><text:span text:style-name="T4">n associated</text:span><text:span text:style-name="T2"> motor program </text:span><text:reference-mark-start text:name="ZOTERO_ITEM CSL_CITATION {&quot;citationID&quot;:&quot;EyOfPlqx&quot;,&quot;properties&quot;:{&quot;formattedCitation&quot;:&quot;{\\rtf (e.g. Craighero, Fadiga, Umilt\\uc0\\u224{}, &amp; Rizzolatti, 1996)}&quot;,&quot;plainCitation&quot;:&quot;(e.g. Craighero, Fadiga, Umiltà, &amp; Rizzolatti,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MgTgNdAB2d"/><text:span text:style-name="T6">(e.g. Craighero, Fadiga, Umilt</text:span><text:span text:style-name="T7">à, &amp; Rizzolatti, 1996)</text:span><text:reference-mark-end text:name="ZOTERO_ITEM CSL_CITATION {&quot;citationID&quot;:&quot;EyOfPlqx&quot;,&quot;properties&quot;:{&quot;formattedCitation&quot;:&quot;{\\rtf (e.g. Craighero, Fadiga, Umilt\\uc0\\u224{}, &amp; Rizzolatti, 1996)}&quot;,&quot;plainCitation&quot;:&quot;(e.g. Craighero, Fadiga, Umiltà, &amp; Rizzolatti,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MgTgNdAB2d"/><text:span text:style-name="T8">. </text:span><text:span text:style-name="T9">For example, seeing a </text:span><text:span text:style-name="T10">spoon </text:span><text:span text:style-name="T9">with its handle protruded </text:span><text:span text:style-name="T11">to</text:span><text:span text:style-name="T9"> the right </text:span><text:span text:style-name="T12">facilitates right-, compared to left,-handed responses, whereas the reverse is true </text:span><text:span text:style-name="T13">when the handle is </text:span><text:span text:style-name="T12">protruded </text:span><text:span text:style-name="T14">to</text:span><text:span text:style-name="T12"> the left </text:span><text:reference-mark-start text:name="ZOTERO_ITEM CSL_CITATION {&quot;citationID&quot;:&quot;jM8N1aFz&quot;,&quot;properties&quot;:{&quot;formattedCitation&quot;:&quot;(Fischer &amp; Dahl, 2007; Tucker &amp; Ellis, 1998)&quot;,&quot;plainCitation&quot;:&quot;(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vPF2CndEC"/><text:span text:style-name="T12">(Fischer &amp; Dahl, 2007; Tucker &amp; Ellis, 1998)</text:span><text:reference-mark-end text:name="ZOTERO_ITEM CSL_CITATION {&quot;citationID&quot;:&quot;jM8N1aFz&quot;,&quot;properties&quot;:{&quot;formattedCitation&quot;:&quot;(Fischer &amp; Dahl, 2007; Tucker &amp; Ellis, 1998)&quot;,&quot;plainCitation&quot;:&quot;(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vPF2CndEC"/><text:span text:style-name="T12">. </text:span><text:span text:style-name="T15">Given th</text:span><text:span text:style-name="T3">is</text:span><text:span text:style-name="T15"> interplay between vision and action, the question arises whether action-related objects facilitate visuomotor transformations by automatically capturing </text:span><text:span text:style-name="T16">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16">(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15">. </text:span></text:p>
          </text:deletion>
        </text:changed-region>
        <text:changed-region xml:id="ct168600560" text:id="ct168600560">
          <text:insertion>
            <office:change-info>
              <dc:creator>Sebastiaan Mathôt</dc:creator>
              <dc:date>2013-10-11T15:34:00</dc:date>
            </office:change-info>
          </text:insertion>
        </text:changed-region>
        <text:changed-region xml:id="ct164531904" text:id="ct164531904">
          <text:insertion>
            <office:change-info>
              <dc:creator>Sebastiaan Mathôt</dc:creator>
              <dc:date>2013-10-11T15:37:00</dc:date>
            </office:change-info>
          </text:insertion>
        </text:changed-region>
        <text:changed-region xml:id="ct168729824" text:id="ct168729824">
          <text:insertion>
            <office:change-info>
              <dc:creator>Sebastiaan Mathôt</dc:creator>
              <dc:date>2013-10-11T15:37:00</dc:date>
            </office:change-info>
          </text:insertion>
        </text:changed-region>
        <text:changed-region xml:id="ct96942464" text:id="ct96942464">
          <text:deletion>
            <office:change-info>
              <dc:creator>Sebastiaan Mathôt</dc:creator>
              <dc:date>2013-10-11T15:37:00</dc:date>
            </office:change-info>
            <text:p text:style-name="Text_20_body"><text:span text:style-name="T17">After all, </text:span><text:span text:style-name="T18">in daily life that would be the most probably location </text:span><text:span text:style-name="T19">to find the </text:span><text:span text:style-name="T20">a (to-be-hammered-on) nail</text:span><text:span text:style-name="T21">. </text:span><text:span text:style-name="T22">Thus, </text:span><text:span text:style-name="T23">both Myachykov and colleagues </text:span><text:reference-mark-start text:name="ZOTERO_ITEM CSL_CITATION {&quot;citationID&quot;:&quot;urhgemjte&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9yuMHKmR64"/><text:span text:style-name="T23">(2013)</text:span><text:reference-mark-end text:name="ZOTERO_ITEM CSL_CITATION {&quot;citationID&quot;:&quot;urhgemjte&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9yuMHKmR64"/><text:span text:style-name="T23"> and Roberts and Humphreys </text:span><text:reference-mark-start text:name="ZOTERO_ITEM CSL_CITATION {&quot;citationID&quot;:&quot;ofxyX69v&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HWnTdAhi5i"/><text:span text:style-name="T23">(2011)</text:span><text:reference-mark-end text:name="ZOTERO_ITEM CSL_CITATION {&quot;citationID&quot;:&quot;ofxyX69v&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HWnTdAhi5i"/><text:span text:style-name="T23"> assume that object affordances induce an attentional shift</text:span><text:span text:style-name="T24">, but do so in opposite manners: They </text:span><text:span text:style-name="T23">respectively </text:span><text:span text:style-name="T24">refer</text:span><text:span text:style-name="T23"> to the handle versus the non-handle as the action-related part.</text:span></text:p>
          </text:deletion>
        </text:changed-region>
        <text:changed-region xml:id="ct151544368" text:id="ct151544368">
          <text:deletion>
            <office:change-info>
              <dc:creator>Sebastiaan Mathôt</dc:creator>
              <dc:date>2013-10-11T15:38:00</dc:date>
            </office:change-info>
            <text:p text:style-name="Text_20_body"><text:span text:style-name="T25">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5">(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5"> employed a similar paradigm </text:span><text:span text:style-name="T26">(although to test the 'hande-affordance hypothesis</text:span><text:span text:style-name="T27">), and did not find a bias to either side of the object. </text:span></text:p>
          </text:deletion>
        </text:changed-region>
        <text:changed-region xml:id="ct151564032" text:id="ct151564032">
          <text:insertion>
            <office:change-info>
              <dc:creator>Sebastiaan Mathôt</dc:creator>
              <dc:date>2013-10-11T15:39:00</dc:date>
            </office:change-info>
          </text:insertion>
        </text:changed-region>
        <text:changed-region xml:id="ct164529872" text:id="ct164529872">
          <text:deletion>
            <office:change-info>
              <dc:creator>Sebastiaan Mathôt</dc:creator>
              <dc:date>2013-10-11T15:41:00</dc:date>
            </office:change-info>
            <text:p text:style-name="P1">In sum, the action-direction hypothesis predicts that the eyes are drawn <text:span text:style-name="T28">in the direction of the action implied by the object</text:span>. For example, in the spoon example, attention, and therefore the eyes <text:reference-mark-start text:name="ZOTERO_ITEM CSL_CITATION {&quot;citationID&quot;:&quot;Xnai2vJc&quot;,&quot;properties&quot;:{&quot;formattedCitation&quot;:&quot;{\\rtf (cf. Rizzolatti, Riggio, Dascola, &amp; Umilt\\uc0\\u224{}, 1987)}&quot;,&quot;plainCitation&quot;:&quot;(cf. Rizzolatti, Riggio, Dascola, &amp; Umiltà, 1987)&quot;},&quot;citationItems&quot;:[{&quot;id&quot;:241,&quot;uris&quot;:[&quot;http://zotero.org/users/local/OLmfyFPR/items/TQHZWCGZ&quot;],&quot;uri&quot;:[&quot;http://zotero.org/users/local/OLmfyFPR/items/TQHZWCGZ&quot;],&quot;itemData&quot;:{&quot;id&quot;:241,&quot;type&quot;:&quot;article-journal&quot;,&quot;title&quot;:&quot;Reorienting attention across the horizontal and vertical meridians: evidence in favor of a premotor theory of attention&quot;,&quot;container-title&quot;:&quot;Neuropsychologia&quot;,&quot;page&quot;:&quot;31–40&quot;,&quot;volume&quot;:&quot;25&quot;,&quot;issue&quot;:&quot;1&quot;,&quot;source&quot;:&quot;Google Scholar&quot;,&quot;shortTitle&quot;:&quot;Reorienting attention across the horizontal and vertical meridians&quot;,&quot;author&quot;:[{&quot;family&quot;:&quot;Rizzolatti&quot;,&quot;given&quot;:&quot;G.&quot;},{&quot;family&quot;:&quot;Riggio&quot;,&quot;given&quot;:&quot;L.&quot;},{&quot;family&quot;:&quot;Dascola&quot;,&quot;given&quot;:&quot;I.&quot;},{&quot;family&quot;:&quot;Umiltà&quot;,&quot;given&quot;:&quot;C.&quot;}],&quot;issued&quot;:{&quot;date-parts&quot;:[[&quot;1987&quot;]]}},&quot;prefix&quot;:&quot;cf.&quot;}],&quot;schema&quot;:&quot;https://github.com/citation-style-language/schema/raw/master/csl-citation.json&quot;} RNDYnz2vgzWC0"/><text:span text:style-name="T29">(cf. Rizzolatti, Riggio, Dascola, &amp; Umiltà, 1987)</text:span><text:reference-mark-end text:name="ZOTERO_ITEM CSL_CITATION {&quot;citationID&quot;:&quot;Xnai2vJc&quot;,&quot;properties&quot;:{&quot;formattedCitation&quot;:&quot;{\\rtf (cf. Rizzolatti, Riggio, Dascola, &amp; Umilt\\uc0\\u224{}, 1987)}&quot;,&quot;plainCitation&quot;:&quot;(cf. Rizzolatti, Riggio, Dascola, &amp; Umiltà, 1987)&quot;},&quot;citationItems&quot;:[{&quot;id&quot;:241,&quot;uris&quot;:[&quot;http://zotero.org/users/local/OLmfyFPR/items/TQHZWCGZ&quot;],&quot;uri&quot;:[&quot;http://zotero.org/users/local/OLmfyFPR/items/TQHZWCGZ&quot;],&quot;itemData&quot;:{&quot;id&quot;:241,&quot;type&quot;:&quot;article-journal&quot;,&quot;title&quot;:&quot;Reorienting attention across the horizontal and vertical meridians: evidence in favor of a premotor theory of attention&quot;,&quot;container-title&quot;:&quot;Neuropsychologia&quot;,&quot;page&quot;:&quot;31–40&quot;,&quot;volume&quot;:&quot;25&quot;,&quot;issue&quot;:&quot;1&quot;,&quot;source&quot;:&quot;Google Scholar&quot;,&quot;shortTitle&quot;:&quot;Reorienting attention across the horizontal and vertical meridians&quot;,&quot;author&quot;:[{&quot;family&quot;:&quot;Rizzolatti&quot;,&quot;given&quot;:&quot;G.&quot;},{&quot;family&quot;:&quot;Riggio&quot;,&quot;given&quot;:&quot;L.&quot;},{&quot;family&quot;:&quot;Dascola&quot;,&quot;given&quot;:&quot;I.&quot;},{&quot;family&quot;:&quot;Umiltà&quot;,&quot;given&quot;:&quot;C.&quot;}],&quot;issued&quot;:{&quot;date-parts&quot;:[[&quot;1987&quot;]]}},&quot;prefix&quot;:&quot;cf.&quot;}],&quot;schema&quot;:&quot;https://github.com/citation-style-language/schema/raw/master/csl-citation.json&quot;} RNDYnz2vgzWC0"/>, would be directed towards <text:span text:style-name="T30">its </text:span>stirring part <text:span text:style-name="T31">(i.e. its bowl)</text:span>. </text:p>
          </text:deletion>
        </text:changed-region>
        <text:changed-region xml:id="ct151555184" text:id="ct151555184">
          <text:deletion>
            <office:change-info>
              <dc:creator>Sebastiaan Mathôt</dc:creator>
              <dc:date>2013-10-11T15:43:00</dc:date>
            </office:change-info>
            <text:p text:style-name="P2"><text:span text:style-name="T32">To </text:span><text:span text:style-name="T33">foresee </text:span><text:span text:style-name="T34">the results, in line with </text:span><text:span text:style-name="T35">the</text:span><text:span text:style-name="T34"> CoG </text:span><text:span text:style-name="T35">hypothesis</text:span><text:span text:style-name="T34"> </text:span><text:reference-mark-start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OMMERB4j3R"/><text:span text:style-name="T34">(Findlay, 1982)</text:span><text:reference-mark-end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OMMERB4j3R"/><text:span text:style-name="T34">, initial saccades were directed towards the CoG of object</text:span><text:span text:style-name="T36">s. </text:span><text:span text:style-name="T37">In contrast, t</text:span><text:span text:style-name="T36">he </text:span><text:span text:style-name="T38">subsequent </text:span><text:span text:style-name="T36">saccades</text:span><text:span text:style-name="T32"> </text:span><text:span text:style-name="T39">were</text:span><text:span text:style-name="T38"> systematically directed </text:span><text:span text:style-name="T40">away</text:span><text:span text:style-name="T38"> from the objects' handle, </text:span><text:span text:style-name="T36">towards the object's non-handled part. </text:span><text:span text:style-name="T35">The latter </text:span><text:span text:style-name="T39">could not be explained by </text:span><text:span text:style-name="T41">a </text:span><text:span text:style-name="T39">low-level saliency effect. </text:span><text:span text:style-name="T42">Thus, our </text:span><text:span text:style-name="T39">results are </text:span><text:span text:style-name="T43">contradicting</text:span><text:span text:style-name="T39"> with the idea </text:span><text:span text:style-name="T44">that </text:span><text:span text:style-name="T45">the eyes are </text:span><text:span text:style-name="T44">automatically </text:span><text:span text:style-name="T45">drawn towards graspable parts </text:span><text:span text:style-name="T44">during object viewing</text:span><text:span text:style-name="T39">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39">(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39">. </text:span><text:span text:style-name="T46">Instead, they are in line with </text:span><text:span text:style-name="T42">the </text:span><text:span text:style-name="T46">action-direction hypothesis </text:span><text:reference-mark-start text:name="ZOTERO_ITEM CSL_CITATION {&quot;citationID&quot;:&quot;1bjg808qfv&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3vwPg2nJTQ"/><text:span text:style-name="T46">(Roberts &amp; Humphreys, 2011)</text:span><text:reference-mark-end text:name="ZOTERO_ITEM CSL_CITATION {&quot;citationID&quot;:&quot;1bjg808qfv&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3vwPg2nJTQ"/><text:span text:style-name="T46">. </text:span><text:span text:style-name="T45">Nevertheless, we think that </text:span><text:span text:style-name="T46">the refixations </text:span><text:span text:style-name="T47">c</text:span><text:span text:style-name="T46">ould </text:span><text:span text:style-name="T47">also </text:span><text:span text:style-name="T46">be explained as a semantic </text:span>effect, such that participants <text:span text:style-name="T48">moved their eyes towards the </text:span>part of the object that was most informative for identifying the object.</text:p>
          </text:deletion>
        </text:changed-region>
        <text:changed-region xml:id="ct151657296" text:id="ct151657296">
          <text:deletion>
            <office:change-info>
              <dc:creator>Sebastiaan Mathôt</dc:creator>
              <dc:date>2013-10-11T15:49:00</dc:date>
            </office:change-info>
            <text:p text:style-name="P3"><text:span text:style-name="T49">nonetheless</text:span><text:span text:style-name="T50"> </text:span></text:p>
          </text:deletion>
        </text:changed-region>
        <text:changed-region xml:id="ct151660608" text:id="ct151660608">
          <text:insertion>
            <office:change-info>
              <dc:creator>Sebastiaan Mathôt</dc:creator>
              <dc:date>2013-10-11T15:49:00</dc:date>
            </office:change-info>
          </text:insertion>
        </text:changed-region>
        <text:changed-region xml:id="ct151661936" text:id="ct151661936">
          <text:deletion>
            <office:change-info>
              <dc:creator>Sebastiaan Mathôt</dc:creator>
              <dc:date>2013-10-11T15:50:00</dc:date>
            </office:change-info>
            <text:p text:style-name="P3"><text:span text:style-name="T51">on both axe</text:span></text:p>
          </text:deletion>
        </text:changed-region>
        <text:changed-region xml:id="ct151663296" text:id="ct151663296">
          <text:insertion>
            <office:change-info>
              <dc:creator>Sebastiaan Mathôt</dc:creator>
              <dc:date>2013-10-11T15:50:00</dc:date>
            </office:change-info>
          </text:insertion>
        </text:changed-region>
        <text:changed-region xml:id="ct151663760" text:id="ct151663760">
          <text:deletion>
            <office:change-info>
              <dc:creator>Sebastiaan Mathôt</dc:creator>
              <dc:date>2013-10-11T15:50:00</dc:date>
            </office:change-info>
            <text:p text:style-name="P3"><text:span text:style-name="T51">s</text:span></text:p>
          </text:deletion>
        </text:changed-region>
        <text:changed-region xml:id="ct151664976" text:id="ct151664976">
          <text:deletion>
            <office:change-info>
              <dc:creator>Sebastiaan Mathôt</dc:creator>
              <dc:date>2013-10-11T15:50:00</dc:date>
            </office:change-info>
            <text:p text:style-name="P3"><text:span text:style-name="T51">Next, we changed the sign of the </text:span><text:span text:style-name="T52">horizonta</text:span><text:span text:style-name="T53">l </text:span><text:span text:style-name="T51">landing positions </text:span><text:span text:style-name="T54">for </text:span><text:span text:style-name="T51">trials on which the object was oriented leftwards. </text:span><text:span text:style-name="T55">Cons</text:span><text:span text:style-name="T56">e</text:span><text:span text:style-name="T55">quently, </text:span><text:span text:style-name="T51">irrespective of</text:span><text:span text:style-name="T57"> orientation, positive x-coordinates indicated a landing position towards the handle.</text:span><text:span text:style-name="T58"> </text:span><text:span text:style-name="T59">B</text:span><text:span text:style-name="T58">ecause we manipulated </text:span><text:span text:style-name="T60">object orientation </text:span><text:span text:style-name="T58">on the x-axis, </text:span><text:span text:style-name="T61">and </text:span><text:span text:style-name="T62">because </text:span><text:span text:style-name="T61">participants made vertical saccades, </text:span><text:span text:style-name="T58">w</text:span></text:p>
          </text:deletion>
        </text:changed-region>
        <text:changed-region xml:id="ct151664768" text:id="ct151664768">
          <text:insertion>
            <office:change-info>
              <dc:creator>Sebastiaan Mathôt</dc:creator>
              <dc:date>2013-10-11T15:50:00</dc:date>
            </office:change-info>
          </text:insertion>
        </text:changed-region>
        <text:changed-region xml:id="ct151580400" text:id="ct151580400">
          <text:insertion>
            <office:change-info>
              <dc:creator>Sebastiaan Mathôt</dc:creator>
              <dc:date>2013-10-11T15:51:00</dc:date>
            </office:change-info>
          </text:insertion>
        </text:changed-region>
        <text:changed-region xml:id="ct151656416" text:id="ct151656416">
          <text:insertion>
            <office:change-info>
              <dc:creator>Sebastiaan Mathôt</dc:creator>
              <dc:date>2013-10-11T15:52:00</dc:date>
            </office:change-info>
          </text:insertion>
        </text:changed-region>
        <text:changed-region xml:id="ct151538912" text:id="ct151538912">
          <text:deletion>
            <office:change-info>
              <dc:creator>Sebastiaan Mathôt</dc:creator>
              <dc:date>2013-10-11T15:52:00</dc:date>
            </office:change-info>
            <text:p text:style-name="P4"><text:span text:style-name="T63">We determined the </text:span><text:span text:style-name="T64">objects' </text:span><text:span text:style-name="T63">CoG </text:span><text:span text:style-name="T65">as the weighted contrast of the edges of the stimuli</text:span></text:p>
          </text:deletion>
        </text:changed-region>
        <text:changed-region xml:id="ct168644448" text:id="ct168644448">
          <text:insertion>
            <office:change-info>
              <dc:creator>Sebastiaan Mathôt</dc:creator>
              <dc:date>2013-10-11T15:54:00</dc:date>
            </office:change-info>
          </text:insertion>
        </text:changed-region>
        <text:changed-region xml:id="ct151551552" text:id="ct151551552">
          <text:insertion>
            <office:change-info>
              <dc:creator>Sebastiaan Mathôt</dc:creator>
              <dc:date>2013-10-11T15:59:00</dc:date>
            </office:change-info>
          </text:insertion>
        </text:changed-region>
        <text:changed-region xml:id="ct168611120" text:id="ct168611120">
          <text:insertion>
            <office:change-info>
              <dc:creator>Sebastiaan Mathôt</dc:creator>
              <dc:date>2013-10-11T15:59:00</dc:date>
            </office:change-info>
          </text:insertion>
        </text:changed-region>
        <text:changed-region xml:id="ct138325488" text:id="ct138325488">
          <text:deletion>
            <office:change-info>
              <dc:creator>Sebastiaan Mathôt</dc:creator>
              <dc:date>2013-10-11T16:00:00</dc:date>
            </office:change-info>
            <text:p text:style-name="P5"><text:span text:style-name="T66">the direction of this bias depend</text:span><text:span text:style-name="T67">ed</text:span><text:span text:style-name="T66"> on which value </text:span><text:span text:style-name="T67">wa</text:span><text:span text:style-name="T68">s </text:span><text:span text:style-name="T66">taken as a reference point. Where absolute landing positions </text:span><text:span text:style-name="T67">were</text:span><text:span text:style-name="T69"> </text:span><text:span text:style-name="T66">slight</text:span><text:span text:style-name="T69">ly</text:span><text:span text:style-name="T66"> bias</text:span><text:span text:style-name="T69">ed</text:span><text:span text:style-name="T66"> </text:span><text:span text:style-name="T68">towards objects'</text:span><text:span text:style-name="T66"> non-handled part </text:span><text:span text:style-name="T70">(see line)</text:span><text:span text:style-name="T66">, </text:span><text:span text:style-name="T68">CoG-corrected landing positions </text:span><text:span text:style-name="T67">were</text:span><text:span text:style-name="T69"> slightly biased towards the handled part </text:span><text:span text:style-name="T70">(see line)</text:span><text:span text:style-name="T69">. Thus, from Experiment 1 we cannot distinguish between </text:span><text:span text:style-name="T71">the </text:span><text:span text:style-name="T72">handle</text:span><text:span text:style-name="T71">-affordance hypothesis </text:span><text:span text:style-name="T69">and the </text:span><text:span text:style-name="T71">action-direction hypothesis. </text:span></text:p>
          </text:deletion>
        </text:changed-region>
        <text:changed-region xml:id="ct151628528" text:id="ct151628528">
          <text:insertion>
            <office:change-info>
              <dc:creator>Sebastiaan Mathôt</dc:creator>
              <dc:date>2013-10-11T16:02:00</dc:date>
            </office:change-info>
          </text:insertion>
        </text:changed-region>
        <text:changed-region xml:id="ct168791600" text:id="ct168791600">
          <text:deletion>
            <office:change-info>
              <dc:creator>Sebastiaan Mathôt</dc:creator>
              <dc:date>2013-10-11T16:02:00</dc:date>
            </office:change-info>
            <text:p text:style-name="P6"><text:span text:style-name="T73">The latter might be interpreted as a semantic effect: </text:span><text:span text:style-name="T74">the non-handled part (e.g., the 'brushing part' of a washing brush) </text:span><text:span text:style-name="T73">may have been most informative for object identification, </text:span><text:span text:style-name="T75">which was required for </text:span><text:span text:style-name="T76">the categorisation task. </text:span><text:span text:style-name="T77">Alternatively, in line with previous findings, this could reflect an attentional shift in the direction of the implied action </text:span><text:reference-mark-start text:name="ZOTERO_ITEM CSL_CITATION {&quot;citationID&quot;:&quot;mRJ0gwEQ&quot;,&quot;properties&quot;:{&quot;formattedCitation&quot;:&quot;{\\rtf (e.g. \\uc0\\u8220{}washing [a cup]\\uc0\\u8221{}, Roberts &amp; Humphreys, 2011)}&quot;,&quot;plainCitation&quot;:&quot;(e.g. “washing [a cup]”, 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e.g. 'washing [a cup]', &quot;}],&quot;schema&quot;:&quot;https://github.com/citation-style-language/schema/raw/master/csl-citation.json&quot;} RND48LR2FmE2d"/><text:span text:style-name="T78">(e.g. </text:span><text:span text:style-name="T79">“washing [a cup]”, Roberts &amp; Humphreys, 2011)</text:span><text:reference-mark-end text:name="ZOTERO_ITEM CSL_CITATION {&quot;citationID&quot;:&quot;mRJ0gwEQ&quot;,&quot;properties&quot;:{&quot;formattedCitation&quot;:&quot;{\\rtf (e.g. \\uc0\\u8220{}washing [a cup]\\uc0\\u8221{}, Roberts &amp; Humphreys, 2011)}&quot;,&quot;plainCitation&quot;:&quot;(e.g. “washing [a cup]”, 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e.g. 'washing [a cup]', &quot;}],&quot;schema&quot;:&quot;https://github.com/citation-style-language/schema/raw/master/csl-citation.json&quot;} RND48LR2FmE2d"/><text:span text:style-name="T77">.</text:span></text:p>
          </text:deletion>
        </text:changed-region>
        <text:changed-region xml:id="ct151526496" text:id="ct151526496">
          <text:insertion>
            <office:change-info>
              <dc:creator>Sebastiaan Mathôt</dc:creator>
              <dc:date>2013-10-11T16:05:00</dc:date>
            </office:change-info>
          </text:insertion>
        </text:changed-region>
        <text:changed-region xml:id="ct138370800" text:id="ct138370800">
          <text:deletion>
            <office:change-info>
              <dc:creator>Sebastiaan Mathôt</dc:creator>
              <dc:date>2013-10-11T16:07:00</dc:date>
            </office:change-info>
            <text:p text:style-name="P7"><text:span text:style-name="T80">In Experiment 1, initial saccades deviated from both the objects' </text:span><text:span text:style-name="T81">absolute </text:span><text:span text:style-name="T80">center </text:span><text:span text:style-name="T82">and</text:span><text:span text:style-name="T80"> the objects' CoG. </text:span><text:span text:style-name="T83">We reasoned that the deviation from the objects' CoG may have been caused by </text:span><text:span text:style-name="T84">an undershoot in saccades aiming for the CoG of the object (</text:span><text:span text:style-name="T85">see Figure</text:span><text:span text:style-name="T84">). </text:span><text:span text:style-name="T83">To test this prediction we carried out a second experiment in which we aligned the objects with their CoG on the vertical meridian. In this case, given that the objects' CoG is the saccade</text:span><text:span text:style-name="T86">-</text:span><text:span text:style-name="T83">target location, </text:span><text:span text:style-name="T87">a </text:span><text:span text:style-name="T88">saccadic</text:span><text:span text:style-name="T87"> undershoot on the x-axis </text:span><text:span text:style-name="T88">should not play any role</text:span><text:span text:style-name="T87">. </text:span></text:p>
          </text:deletion>
        </text:changed-region>
        <text:changed-region xml:id="ct168694352" text:id="ct168694352">
          <text:insertion>
            <office:change-info>
              <dc:creator>Sebastiaan Mathôt</dc:creator>
              <dc:date>2013-10-11T16:07:00</dc:date>
            </office:change-info>
          </text:insertion>
        </text:changed-region>
        <text:changed-region xml:id="ct168593936" text:id="ct168593936">
          <text:insertion>
            <office:change-info>
              <dc:creator>Sebastiaan Mathôt</dc:creator>
              <dc:date>2013-10-11T16:09:00</dc:date>
            </office:change-info>
          </text:insertion>
        </text:changed-region>
        <text:changed-region xml:id="ct151562896" text:id="ct151562896">
          <text:deletion>
            <office:change-info>
              <dc:creator>Sebastiaan Mathôt</dc:creator>
              <dc:date>2013-10-11T16:08:00</dc:date>
            </office:change-info>
            <text:p text:style-name="P7"><text:span text:style-name="T89">Thus</text:span><text:span text:style-name="T90">, in Experiment 2 the CoG calculation correctly predicted initial-saccad</text:span><text:span text:style-name="T91">ic</text:span><text:span text:style-name="T90"> landing position. </text:span></text:p>
          </text:deletion>
        </text:changed-region>
        <text:changed-region xml:id="ct138337216" text:id="ct138337216">
          <text:deletion>
            <office:change-info>
              <dc:creator>Sebastiaan Mathôt</dc:creator>
              <dc:date>2013-10-11T16:08:00</dc:date>
            </office:change-info>
            <text:p text:style-name="P7"><text:span text:style-name="T92"><text:s/>This is in line with the action-direction hypothesis, but could also be interpreted as a semantic effects, </text:span><text:span text:style-name="T93">such that </text:span><text:span text:style-name="T92">participants move their eyes to the part of the display that contains most semantic information.</text:span></text:p>
          </text:deletion>
        </text:changed-region>
        <text:changed-region xml:id="ct164527136" text:id="ct164527136">
          <text:deletion>
            <office:change-info>
              <dc:creator>Sebastiaan Mathôt</dc:creator>
              <dc:date>2013-10-11T16:09:00</dc:date>
            </office:change-info>
            <text:p text:style-name="P8">Thirdly, the <text:span text:style-name="T93">difference between initial-saccade direction</text:span><text:span text:style-name="T94">s</text:span><text:span text:style-name="T93"> (towards the CoG) and subsequent-saccade directions (towards the non-handled part) </text:span><text:span text:style-name="T95">can be</text:span><text:span text:style-name="T93"> </text:span><text:span text:style-name="T96">partly </text:span>explained by <text:span text:style-name="T95">time being passed since stimulus onset. </text:span><text:span text:style-name="T97">Although </text:span><text:span text:style-name="T98">early initial saccades </text:span><text:span text:style-name="T99">were</text:span><text:span text:style-name="T98"> directed towards objects' CoG, later initial saccades already show</text:span><text:span text:style-name="T100">ed</text:span><text:span text:style-name="T98"> a slight deviation in the direction of objects' non-handled side. </text:span><text:span text:style-name="T101">Nevertheless, </text:span><text:span text:style-name="T102">e</text:span><text:span text:style-name="T103">ven when taking th</text:span><text:span text:style-name="T86">is </text:span><text:span text:style-name="T103">time course into account, </text:span><text:span text:style-name="T86">initial </text:span><text:span text:style-name="T103">landing positions </text:span><text:span text:style-name="T86">and subsequent landing positions </text:span><text:span text:style-name="T103">do not overlap. </text:span><text:span text:style-name="T104">The </text:span><text:span text:style-name="T105">non-handle bias remains more pronounced for refixations than initial saccades</text:span><text:span text:style-name="T106"> </text:span><text:span text:style-name="T103">(see Figure)</text:span><text:span text:style-name="T106">. </text:span></text:p>
          </text:deletion>
        </text:changed-region>
        <text:changed-region xml:id="ct168757072" text:id="ct168757072">
          <text:deletion>
            <office:change-info>
              <dc:creator>Sebastiaan Mathôt</dc:creator>
              <dc:date>2013-10-11T16:11:00</dc:date>
            </office:change-info>
            <text:p text:style-name="P9"><text:span text:style-name="T107">Thus, whereas participants</text:span><text:span text:style-name="T108">'</text:span><text:span text:style-name="T107"> initial saccades were directed towards peripherally-presented stimuli, </text:span><text:span text:style-name="T108">this factor </text:span><text:span text:style-name="T107">was not taken into account in the simulation.</text:span></text:p>
          </text:deletion>
        </text:changed-region>
        <text:changed-region xml:id="ct151716512" text:id="ct151716512">
          <text:deletion>
            <office:change-info>
              <dc:creator>Sebastiaan Mathôt</dc:creator>
              <dc:date>2013-10-11T16:13:00</dc:date>
            </office:change-info>
            <text:p text:style-name="P9"><text:span text:style-name="T109">This unexpected pattern of initial simulated saccades is probably explained by the </text:span><text:span text:style-name="T110">fact that t</text:span><text:span text:style-name="T111">he saliency model </text:span><text:span text:style-name="T109">we used </text:span><text:reference-mark-start text:name="ZOTERO_ITEM CSL_CITATION {&quot;citationID&quot;:&quot;1mc0opu249&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zwOue1RrOf"/><text:span text:style-name="T109">(Itti et al., 1998)</text:span><text:reference-mark-end text:name="ZOTERO_ITEM CSL_CITATION {&quot;citationID&quot;:&quot;1mc0opu249&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zwOue1RrOf"/><text:span text:style-name="T109"> </text:span><text:span text:style-name="T111">does not take </text:span><text:span text:style-name="T109">into account that visual acuity rapidly decays in peripheral vision</text:span><text:span text:style-name="T111"> </text:span><text:reference-mark-start text:name="ZOTERO_ITEM CSL_CITATION {&quot;citationID&quot;:&quot;1d7td4lbuo&quot;,&quot;properties&quot;:{&quot;formattedCitation&quot;:&quot;(see e.g. Parkhurst, Law, &amp; Niebur, 2002 for a model in which stimulus saliency is corrected for eccentricity)&quot;,&quot;plainCitation&quot;:&quot;(see e.g. Parkhurst, Law, &amp; Niebur, 2002 for a model in which stimulus saliency is corrected for eccentricity)&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see e.g. &quot;,&quot;suffix&quot;:&quot;for a model in which stimulus saliency is corrected for eccentricity&quot;}],&quot;schema&quot;:&quot;https://github.com/citation-style-language/schema/raw/master/csl-citation.json&quot;} RNDJTfkFkIoWG"/><text:span text:style-name="T111">(see e.g. Parkhurst, Law, &amp; Niebur, 2002 for a model in which stimulus saliency is corrected for eccentricity)</text:span><text:reference-mark-end text:name="ZOTERO_ITEM CSL_CITATION {&quot;citationID&quot;:&quot;1d7td4lbuo&quot;,&quot;properties&quot;:{&quot;formattedCitation&quot;:&quot;(see e.g. Parkhurst, Law, &amp; Niebur, 2002 for a model in which stimulus saliency is corrected for eccentricity)&quot;,&quot;plainCitation&quot;:&quot;(see e.g. Parkhurst, Law, &amp; Niebur, 2002 for a model in which stimulus saliency is corrected for eccentricity)&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see e.g. &quot;,&quot;suffix&quot;:&quot;for a model in which stimulus saliency is corrected for eccentricity&quot;}],&quot;schema&quot;:&quot;https://github.com/citation-style-language/schema/raw/master/csl-citation.json&quot;} RNDJTfkFkIoWG"/><text:span text:style-name="T111">. </text:span></text:p>
          </text:deletion>
        </text:changed-region>
        <text:changed-region xml:id="ct138435952" text:id="ct138435952">
          <text:insertion>
            <office:change-info>
              <dc:creator>Sebastiaan Mathôt</dc:creator>
              <dc:date>2013-10-11T16:13:00</dc:date>
            </office:change-info>
          </text:insertion>
        </text:changed-region>
        <text:changed-region xml:id="ct138435664" text:id="ct138435664">
          <text:insertion>
            <office:change-info>
              <dc:creator>Sebastiaan Mathôt</dc:creator>
              <dc:date>2013-10-11T16:16:00</dc:date>
            </office:change-info>
          </text:insertion>
        </text:changed-region>
        <text:changed-region xml:id="ct138420192" text:id="ct138420192">
          <text:deletion>
            <office:change-info>
              <dc:creator>Sebastiaan Mathôt</dc:creator>
              <dc:date>2013-10-11T16:16:00</dc:date>
            </office:change-info>
            <text:p text:style-name="P10"><text:span text:style-name="T112">found</text:span></text:p>
          </text:deletion>
        </text:changed-region>
        <text:changed-region xml:id="ct138475072" text:id="ct138475072">
          <text:deletion>
            <office:change-info>
              <dc:creator>Sebastiaan Mathôt</dc:creator>
              <dc:date>2013-10-11T16:16:00</dc:date>
            </office:change-info>
            <text:p text:style-name="P10"><text:span text:style-name="T113">This is interesting because such a 'global</text:span><text:span text:style-name="T114">'</text:span><text:span text:style-name="T113"> effect on single-object displays was not shown before. </text:span><text:span text:style-name="T115">Both </text:span><text:span text:style-name="T116">Henderson </text:span><text:reference-mark-start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DCO5IeYrp7"/><text:span text:style-name="T116">(1993)</text:span><text:reference-mark-end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DCO5IeYrp7"/><text:span text:style-name="T116"> </text:span><text:span text:style-name="T115">and Foulsham and Underwood </text:span><text:reference-mark-start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115">(2009)</text:span><text:reference-mark-end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115"> </text:span><text:span text:style-name="T116">found </text:span><text:span text:style-name="T117">initial on-object landing positions to be distributed around the objects' center, but </text:span><text:span text:style-name="T114">in these studies </text:span><text:span text:style-name="T117">the stimuli's CoG </text:span><text:span text:style-name="T114">was not taken </text:span><text:span text:style-name="T117">into account. Therefore, </text:span><text:span text:style-name="T118">it remained unclear </text:span><text:span text:style-name="T117">whether participants aimed for </text:span><text:span text:style-name="T118">the objects' center per se, or </text:span><text:span text:style-name="T119">whether the eyes were simply pulled towards </text:span><text:span text:style-name="T118">the </text:span><text:span text:style-name="T120">target's </text:span><text:span text:style-name="T121">CoG</text:span><text:span text:style-name="T118">. </text:span><text:span text:style-name="T117">The current results are in line with the latter, because initial saccades </text:span><text:span text:style-name="T122">landed at objects'</text:span><text:span text:style-name="T117"> CoG </text:span><text:span text:style-name="T122">rather than </text:span><text:span text:style-name="T119">at objects'</text:span><text:span text:style-name="T122"> absolute center</text:span><text:span text:style-name="T117">. To further disenta</text:span><text:span text:style-name="T118">n</text:span><text:span text:style-name="T117">gle </text:span><text:span text:style-name="T123">'</text:span><text:span text:style-name="T117">strategy</text:span><text:span text:style-name="T123">'</text:span><text:span text:style-name="T117"> </text:span><text:span text:style-name="T118">effects </text:span><text:span text:style-name="T117">from low-level oculomotor factors, future studies </text:span><text:span text:style-name="T124">sh</text:span><text:span text:style-name="T117">ould systematically investigate to what extent fixating on an objects' center versus </text:span><text:span text:style-name="T125">CoG</text:span><text:span text:style-name="T117"> leads to optimal-viewing-position effects </text:span><text:reference-mark-start text:name="ZOTERO_ITEM CSL_CITATION {&quot;citationID&quot;:&quot;Nbp6e2Va&quot;,&quot;properties&quot;:{&quot;formattedCitation&quot;:&quot;(i.e., most-optimal object processing, cf. Foulsham &amp; Kingstone, 2013)&quot;,&quot;plainCitation&quot;:&quot;(i.e., most-optimal object processing, cf. Foulsham &amp; Kingstone,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i.e., most-optimal object processing, cf. &quot;}],&quot;schema&quot;:&quot;https://github.com/citation-style-language/schema/raw/master/csl-citation.json&quot;} RNDjfvIIRqt0G"/><text:span text:style-name="T117">(i.e., most-optimal object processing, cf. Foulsham &amp; Kingstone, 2013)</text:span><text:reference-mark-end text:name="ZOTERO_ITEM CSL_CITATION {&quot;citationID&quot;:&quot;Nbp6e2Va&quot;,&quot;properties&quot;:{&quot;formattedCitation&quot;:&quot;(i.e., most-optimal object processing, cf. Foulsham &amp; Kingstone, 2013)&quot;,&quot;plainCitation&quot;:&quot;(i.e., most-optimal object processing, cf. Foulsham &amp; Kingstone,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i.e., most-optimal object processing, cf. &quot;}],&quot;schema&quot;:&quot;https://github.com/citation-style-language/schema/raw/master/csl-citation.json&quot;} RNDjfvIIRqt0G"/><text:span text:style-name="T117">.</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Running head: THE RUNNING HEAD GOES HERE</text:p>
      <text:p text:style-name="P57"/>
      <text:p text:style-name="P26"/>
      <text:p text:style-name="P33"><text:span text:style-name="T914">The </text:span>Title<text:span text:style-name="T914"> Goes Here</text:span></text:p>
      <text:p text:style-name="P25"/>
      <text:p text:style-name="P24"/>
      <text:p text:style-name="P26">Lotje van der Linden, Sebastiaan Mathôt and Françoise Vitu</text:p>
      <text:p text:style-name="P28">Laboratoire de Psychologie Cognitive, Aix-Marseille Université, CNRS, Marseille, France</text:p>
      <text:p text:style-name="P28"/>
      <text:p text:style-name="P27"/>
      <text:p text:style-name="P61">Corresponding author:</text:p>
      <text:p text:style-name="P62">Lotje van der Linden</text:p>
      <text:p text:style-name="P63"><text:span text:style-name="T749">L</text:span>aboratoire de Psychologie Cognitive (LPC)</text:p>
      <text:p text:style-name="P63">CNRS, Université de Provence, UMR 7290</text:p>
      <text:p text:style-name="P59">Centre St Charles, Bâtiment 9, Case D</text:p>
      <text:p text:style-name="P59">3 place Victor Hugo</text:p>
      <text:p text:style-name="P59">13331 Marseille, cedex 03</text:p>
      <text:p text:style-name="P59"><text:span text:style-name="T589">e-mail address</text:span>: <text:a xlink:type="simple" xlink:href="mailto:soazig.casteau@univ-amu.fr" office:target-frame-name="_blank" xlink:show="new"><text:span text:style-name="T587">l</text:span></text:a><text:span text:style-name="T587">.vanderlinden@cogsci.nl</text:span></text:p>
      <text:p text:style-name="P59">tel<text:span text:style-name="T589">ephone number</text:span>: 04.<text:span text:style-name="T588">13.55.09.66</text:span></text:p>
      <text:p text:style-name="P63"><text:span text:style-name="T589">fax number: </text:span><text:span text:style-name="T532">+33 4 88 57 68 95</text:span></text:p>
      <text:p text:style-name="Standard"/>
      <text:p text:style-name="P60"><text:span text:style-name="T955">Keywords: <text:s/></text:span><text:span text:style-name="T590">Saccadic landing positions, CoG, Object affordances, Visuospatial attention</text:span></text:p>
      <text:h text:style-name="P78" text:outline-level="1">Abstract</text:h>
      <text:p text:style-name="P31">The abstract goes here</text:p>
      <text:h text:style-name="P79" text:outline-level="1">The Title Goes Here</text:h>
      <text:p text:style-name="Text_20_body"><text:span text:style-name="T829">Before picking up a spoon to steer your coffee, you will probably quickly </text:span><text:span text:style-name="T849">move your eyes towards</text:span><text:span text:style-name="T829"> the utensil in question </text:span><text:span text:style-name="T849">to bring it into </text:span><text:span text:style-name="T829">foveal </text:span><text:span text:style-name="T849">vision </text:span><text:reference-mark-start text:name="ZOTERO_ITEM CSL_CITATION {&quot;citationID&quot;:&quot;1ttf648eqv&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4HsP1FxyxT"/><text:span text:style-name="T829">(Land &amp; Hayhoe, 2001)</text:span><text:reference-mark-end text:name="ZOTERO_ITEM CSL_CITATION {&quot;citationID&quot;:&quot;1ttf648eqv&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4HsP1FxyxT"/><text:span text:style-name="T829">. </text:span><text:span text:style-name="T850">It is an interesting question where on the spoon exactly your eyes will land.</text:span><text:span text:style-name="T829"> </text:span><text:span text:style-name="T850">Is</text:span><text:span text:style-name="T829"> your saccade the mere end result of a 'saliency map' of the object? Or </text:span><text:span text:style-name="T850">do </text:span><text:span text:style-name="T674">your eyes guide the </text:span><text:span text:style-name="T857">upcoming </text:span><text:span text:style-name="T674">grasping movement</text:span><text:span text:style-name="T850"> </text:span><text:span text:style-name="T824">by</text:span><text:span text:style-name="T674"> </text:span><text:span text:style-name="T751">looking at </text:span><text:span text:style-name="T674">the future contact point</text:span><text:span text:style-name="T675">s</text:span><text:span text:style-name="T674"> </text:span><text:span text:style-name="T795">between the </text:span><text:span text:style-name="T830">spoon</text:span><text:span text:style-name="T796"> </text:span><text:span text:style-name="T795">and your hand</text:span><text:span text:style-name="T796"> </text:span><text:reference-mark-start text:name="ZOTERO_ITEM CSL_CITATION {&quot;citationID&quot;:&quot;xrCJVTRL&quot;,&quot;properties&quot;:{&quot;formattedCitation&quot;:&quot;(cf. Gilster, Hesse, &amp; Deubel, 2012)&quot;,&quot;plainCitation&quot;:&quot;(cf.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quot;}],&quot;schema&quot;:&quot;https://github.com/citation-style-language/schema/raw/master/csl-citation.json&quot;} RNDkSOc7mpzBr"/>(cf. Gilster, Hesse, &amp; Deubel, 2012)<text:reference-mark-end text:name="ZOTERO_ITEM CSL_CITATION {&quot;citationID&quot;:&quot;xrCJVTRL&quot;,&quot;properties&quot;:{&quot;formattedCitation&quot;:&quot;(cf. Gilster, Hesse, &amp; Deubel, 2012)&quot;,&quot;plainCitation&quot;:&quot;(cf.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quot;}],&quot;schema&quot;:&quot;https://github.com/citation-style-language/schema/raw/master/csl-citation.json&quot;} RNDkSOc7mpzBr"/><text:span text:style-name="T674">? </text:span><text:span text:style-name="T830">Or, </text:span><text:span text:style-name="T851">alternatively,</text:span><text:span text:style-name="T830"> will you look at the part of the spoon that </text:span><text:span text:style-name="T831">will do the actual </text:span><text:span text:style-name="T832">coffee </text:span><text:span text:style-name="T831">stirring?</text:span><text:span text:style-name="T674"> </text:span></text:p>
      <text:p text:style-name="Text_20_body"><text:span text:style-name="T851">On the basis of previous literature, </text:span><text:span text:style-name="T857">any</text:span><text:span text:style-name="T851"> three alternatives are possible. Firstly, </text:span><text:span text:style-name="T852">saccades towards daily-life objects, such as a spoon, may </text:span><text:span text:style-name="T836">simply</text:span><text:span text:style-name="T834"> </text:span><text:span text:style-name="T852">be </text:span><text:span text:style-name="T833">directed towards the </text:span><text:span text:style-name="T945">center of gravity</text:span><text:span text:style-name="T833"> (i.e., the weighted average contrast) of the object. </text:span><text:span text:style-name="T835">Many previous studies showed such a 'gobal effect' by using more simple displays </text:span><text:reference-mark-start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7WAUVA3J9E"/><text:span text:style-name="T835">(Findlay, 1982; see also Coren &amp; Hoenig, 1972)</text:span><text:reference-mark-end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7WAUVA3J9E"/><text:span text:style-name="T835">. </text:span><text:span text:style-name="T915">On the basis of these findings, </text:span><text:span text:style-name="T853">one might argue that </text:span><text:span text:style-name="T946">the global effect</text:span><text:span text:style-name="T853"> </text:span><text:span text:style-name="T833">transfers to more complex stimuli, </text:span><text:span text:style-name="T858">such as daily-life objects,</text:span><text:span text:style-name="T833"> as well. </text:span><text:span text:style-name="T835">We refer to this possibility as the '</text:span><text:span text:style-name="T947">center-of-gravity</text:span><text:span text:style-name="T835">' </text:span><text:span text:style-name="T947">(CoG)</text:span><text:span text:style-name="T835"> hypothesis. A second possibility is that saccades are drawn towards the part of the object afford</text:span><text:span text:style-name="T836">ing</text:span><text:span text:style-name="T835"> a grasping movement. Several </text:span><text:span text:style-name="T836">authors have argued that </text:span><text:span text:style-name="T835">potentials for action, </text:span><text:span text:style-name="T837">such as </text:span><text:span text:style-name="T835">'graspability', </text:span><text:span text:style-name="T854">automatically </text:span><text:span text:style-name="T835">capture </text:span><text:span text:style-name="T854">visuospatial </text:span><text:span text:style-name="T835">attention </text:span><text:reference-mark-start text:name="ZOTERO_ITEM CSL_CITATION {&quot;citationID&quot;:&quot;7c7o1jmhd&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G2bA8F8WpD"/><text:span text:style-name="T835">(Handy, Grafton, Shroff, Ketay, &amp; Gazzaniga, 2003)</text:span><text:reference-mark-end text:name="ZOTERO_ITEM CSL_CITATION {&quot;citationID&quot;:&quot;7c7o1jmhd&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G2bA8F8WpD"/><text:span text:style-name="T835">, </text:span><text:span text:style-name="T836">and the eyes </text:span><text:reference-mark-start text:name="ZOTERO_ITEM CSL_CITATION {&quot;citationID&quot;:&quot;124cv8ubss&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Oq3mdEXeJS"/><text:span text:style-name="T836">(Myachykov, Ellis, Cangelosi, &amp; Fischer, 2013)</text:span><text:reference-mark-end text:name="ZOTERO_ITEM CSL_CITATION {&quot;citationID&quot;:&quot;124cv8ubss&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Oq3mdEXeJS"/><text:span text:style-name="T836">. </text:span><text:span text:style-name="T837">According to this reasoning, eye movements </text:span><text:span text:style-name="T838">sh</text:span><text:span text:style-name="T837">ould be drawn towards the graspable part of the object</text:span><text:span text:style-name="T840">;</text:span><text:span text:style-name="T837"> its handle. We refer to this possibility as the handle-affordance hypothesis. </text:span><text:span text:style-name="T855">Thirdly</text:span><text:span text:style-name="T837">, some </text:span><text:span text:style-name="T840">researchers</text:span><text:span text:style-name="T837"> </text:span><text:span text:style-name="T840">have </text:span><text:span text:style-name="T837">suggest</text:span><text:span text:style-name="T840">ed</text:span><text:span text:style-name="T837"> that viewing an action-related object </text:span><text:span text:style-name="T840">induces </text:span><text:span text:style-name="T837">an attentional shift towards the action-performing part (e.g. the 'stirring part', in case of a spoon) </text:span><text:span text:style-name="T838">of the object </text:span><text:reference-mark-start text:name="ZOTERO_ITEM CSL_CITATION {&quot;citationID&quot;:&quot;HA2GlcuR&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jr6Hx55Ike"/><text:span text:style-name="T838">(Roberts &amp; Humphreys, 2011)</text:span><text:reference-mark-end text:name="ZOTERO_ITEM CSL_CITATION {&quot;citationID&quot;:&quot;HA2GlcuR&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jr6Hx55Ike"/><text:span text:style-name="T838">. In line with this idea, eye movements should not be </text:span><text:span text:style-name="T856">directed</text:span><text:span text:style-name="T838"> towards the handle, but to the other side of the object: the 'action-direction' hypothesis. </text:span><text:span text:style-name="T839">In the following </text:span><text:span text:style-name="T841">paragraphs</text:span><text:span text:style-name="T839"> we provide a </text:span><text:span text:style-name="T676">brief overview </text:span><text:span text:style-name="T839">of studies showing CoG, handle-affordance, and action-direction effects, </text:span><text:span text:style-name="T676">respectively, </text:span><text:span text:style-name="T677">and </text:span><text:span text:style-name="T711">point to the </text:span><text:soft-page-break/><text:span text:style-name="T677">questions </text:span><text:span text:style-name="T711">that </text:span><text:span text:style-name="T678">have still</text:span><text:span text:style-name="T677"> remain</text:span><text:span text:style-name="T678">ed</text:span><text:span text:style-name="T677"> unanswered</text:span><text:span text:style-name="T676">. </text:span></text:p>
      <text:h text:style-name="Heading_20_2" text:outline-level="2"><text:span text:style-name="T948">Center-of-gravity</text:span><text:span text:style-name="T666"> effect</text:span></text:h>
      <text:p text:style-name="P37"><text:span text:style-name="T679">In </text:span><text:span text:style-name="T666">visual displays </text:span><text:span text:style-name="T680">containing two simple shapes (a target and a distractor), </text:span><text:span text:style-name="T666">saccades </text:span><text:span text:style-name="T680">typically </text:span><text:span text:style-name="T666">reveal a </text:span><text:span text:style-name="T752">so-called 'global</text:span><text:span text:style-name="T797">'</text:span><text:span text:style-name="T752"> effec</text:span><text:span text:style-name="T797">t</text:span><text:span text:style-name="T752">:</text:span><text:span text:style-name="T666"> a deviation of the eyes towards an intermediate location between the </text:span><text:span text:style-name="T712">two stimuli</text:span><text:span text:style-name="T666">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et4FFHphzd"/><text:span text:style-name="T666">(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et4FFHphzd"/><text:span text:style-name="T666">. </text:span><text:span text:style-name="T839">Because </text:span><text:span text:style-name="T666">the </text:span><text:span text:style-name="T681">bias towards the distractor is more profound</text:span><text:span text:style-name="T666"> </text:span><text:span text:style-name="T681">for </text:span><text:span text:style-name="T666">large or luminant </text:span><text:span text:style-name="T681">distractors </text:span><text:reference-mark-start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QZjVxvLtXz"/><text:span text:style-name="T681">(Deubel, Findlay, Jacobs, &amp; Brogan, 1988)</text:span><text:reference-mark-end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QZjVxvLtXz"/><text:span text:style-name="T666">, this effect is commonly described as a tendency to direct the eyes towards the </text:span><text:span text:style-name="T679">CoG</text:span><text:span text:style-name="T666"> of peripheral configuration</text:span><text:span text:style-name="T839">s</text:span><text:span text:style-name="T666">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666">(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666">. </text:span><text:span text:style-name="T667">Many studies have </text:span><text:span text:style-name="T668">reported similar findings since</text:span><text:span text:style-name="T667"> </text:span><text:reference-mark-start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667">(for reviews see Van der Stigchel &amp; Nijboer, 2011; Vitu, 2008)</text:span><text:reference-mark-end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667">. </text:span><text:span text:style-name="T713">A displays'</text:span><text:span text:style-name="T682"> CoG </text:span><text:span text:style-name="T667">even </text:span><text:span text:style-name="T713">predicts where </text:span><text:span text:style-name="T682">initial saccades are directed to </text:span><text:span text:style-name="T683">during more </text:span><text:span text:style-name="T667">natural </text:span><text:span text:style-name="T684">behaviour </text:span><text:span text:style-name="T667">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136">(Vitu, McConkie, Kerr, &amp; O</text:span><text:span text:style-name="T130">’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667">, visual search </text:span><text:reference-mark-start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Z7uGFRYYmq"/><text:span text:style-name="T667">(Zelinsky, 2008; Zelinsky, Rao, Hayhoe, &amp; Ballard, 1997)</text:span><text:reference-mark-end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Z7uGFRYYmq"/><text:span text:style-name="T667">,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667">(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667">. </text:span><text:span text:style-name="T685">Surprisingly, to the best of our knowledge, </text:span><text:span text:style-name="T752">it has never been investigated </text:span><text:span text:style-name="T685">w</text:span><text:span text:style-name="T669">hether the eyes are </text:span><text:span text:style-name="T752">also</text:span><text:span text:style-name="T669"> biased towards the CoG in </text:span><text:span text:style-name="T842">displays containing a single daily-life object.</text:span></text:p>
      <text:p text:style-name="Text_20_body"><text:span text:style-name="T842">Studies measuring within-object landing positions in multiple-object displays are sparse as well. </text:span><text:span text:style-name="T948">T</text:span><text:span text:style-name="T670">he following </text:span><text:span text:style-name="T948">studies </text:span><text:span text:style-name="T670">are notable exceptions. </text:span><text:span text:style-name="T142">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fipxW6csqF"/><text:span text:style-name="T142">(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fipxW6csqF"/><text:span text:style-name="T142"> </text:span><text:span text:style-name="T671">provided </text:span><text:span text:style-name="T142">participants </text:span><text:span text:style-name="T671">with </text:span><text:span text:style-name="T142">arrays of line drawings </text:span><text:span text:style-name="T755">of objects </text:span><text:span text:style-name="T142">and found that </text:span><text:span text:style-name="T671">within-object</text:span><text:span text:style-name="T142"> saccadic landing positions were clustered around the </text:span><text:span text:style-name="T671">objects</text:span><text:span text:style-name="T143">'</text:span><text:span text:style-name="T671"> </text:span><text:span text:style-name="T142">center</text:span><text:span text:style-name="T985"> </text:span><text:reference-mark-start text:name="ZOTERO_ITEM CSL_CITATION {&quot;citationID&quot;:&quot;1rmsb9a10q&quot;,&quot;properties&quot;:{&quot;formattedCitation&quot;:&quot;(see also Foulsham &amp; Underwood, 2009)&quot;,&quot;plainCitation&quot;:&quot;(see also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chema&quot;:&quot;https://github.com/citation-style-language/schema/raw/master/csl-citation.json&quot;} RNDCkIFumAL8r"/>(see also Foulsham &amp; Underwood, 2009)<text:reference-mark-end text:name="ZOTERO_ITEM CSL_CITATION {&quot;citationID&quot;:&quot;1rmsb9a10q&quot;,&quot;properties&quot;:{&quot;formattedCitation&quot;:&quot;(see also Foulsham &amp; Underwood, 2009)&quot;,&quot;plainCitation&quot;:&quot;(see also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chema&quot;:&quot;https://github.com/citation-style-language/schema/raw/master/csl-citation.json&quot;} RNDCkIFumAL8r"/><text:span text:style-name="T142">. </text:span><text:span text:style-name="T753">These results provided a generalisation </text:span><text:span text:style-name="T129">of the finding </text:span><text:span text:style-name="T753">that saccades towards peripherally-presented words land near the word's center, or slightly to the left </text:span><text:span text:style-name="T146">of </text:span><text:span text:style-name="T754">it </text:span><text:reference-mark-start text:name="ZOTERO_ITEM CSL_CITATION {&quot;citationID&quot;:&quot;0BGqRi4C&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Y0B0Q0BjH0"/><text:span text:style-name="T754">(i.e., the preferred-viewing-location effect, Rayner, 1979)</text:span><text:reference-mark-end text:name="ZOTERO_ITEM CSL_CITATION {&quot;citationID&quot;:&quot;0BGqRi4C&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Y0B0Q0BjH0"/><text:span text:style-name="T754">. </text:span><text:span text:style-name="T143">The existence of a preferred viewing location </text:span><text:span text:style-name="T144">for</text:span><text:span text:style-name="T143"> objects was later </text:span><text:span text:style-name="T145">confirmed </text:span><text:span text:style-name="T143">by </text:span><text:span text:style-name="T144">studies </text:span><text:span text:style-name="T994">using</text:span><text:span text:style-name="T144"> natural scenes </text:span><text:span text:style-name="T146">with objects </text:span><text:span text:style-name="T144">embedded </text:span><text:span text:style-name="T146">in them</text:span><text:span text:style-name="T144">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145">(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145">.</text:span><text:span text:style-name="T142"> </text:span><text:span text:style-name="T915">Importantly, in </text:span><text:span text:style-name="T843">none of the</text:span><text:span text:style-name="T915">se</text:span><text:span text:style-name="T846"> </text:span><text:span text:style-name="T843">studies </text:span><text:span text:style-name="T714">the </text:span><text:span text:style-name="T949">objects' </text:span><text:span text:style-name="T671">CoG </text:span><text:span text:style-name="T949">was </text:span><text:span text:style-name="T798">taken into account</text:span><text:span text:style-name="T673">. </text:span><text:span text:style-name="T714">Thus, i</text:span><text:span text:style-name="T673">t remains unknown whether the </text:span><text:span text:style-name="T714">preferred viewing location </text:span><text:span text:style-name="T672">is </text:span><text:soft-page-break/><text:span text:style-name="T672">affected by the extent to which the object's center and </text:span><text:span text:style-name="T756">the object's </text:span><text:span text:style-name="T672">CoG </text:span><text:span text:style-name="T844">overlap or </text:span><text:span text:style-name="T799">diverge</text:span><text:span text:style-name="T672">.</text:span></text:p>
      <text:p text:style-name="P43"><text:span text:style-name="T859">In sum, the CoG hypothesis predicts that the eyes are simply drawn to </text:span><text:span text:style-name="T950">an</text:span><text:span text:style-name="T859"> object's weighted center. For example, in case of </text:span><text:span text:style-name="T916">a spoon</text:span><text:span text:style-name="T859">, the eyes would land slightly towards the </text:span><text:span text:style-name="T861">'</text:span><text:span text:style-name="T859">heavy</text:span><text:span text:style-name="T861">'</text:span><text:span text:style-name="T859"> side </text:span><text:span text:style-name="T860">(in terms of contrast) </text:span><text:span text:style-name="T859">of the object, but no more than would be expected based on the stimulus' low-level properties.</text:span></text:p>
      <text:h text:style-name="P82" text:outline-level="2"><text:span text:style-name="T845">A</text:span>ffordances</text:h>
      <text:p text:style-name="Text_20_body"><text:span text:style-name="T8">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8">(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8"> p</text:span><text:span text:style-name="T181">e</text:span><text:span text:style-name="T8">ople observe objects in terms of their potential usage. He coined the term </text:span><text:span text:style-name="T182">affordances</text:span><text:span text:style-name="T8">,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Gibson, 1977</text:span><text:change-start text:change-id="ct168642496"/><text:span text:style-name="T238">; for recent perspectives, see Tucker &amp; Ellis, 1998 ...</text:span><text:change-end text:change-id="ct168642496"/><text:span text:style-name="T8">).</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 </text:span><text:change text:change-id="ct168642112"/><text:change-start text:change-id="ct168600560"/><text:span text:style-name="T15"><office:annotation><dc:creator>Sebastiaan Mathôt</dc:creator><dc:date>2013-10-11T15:34:02</dc:date><text:p text:style-name="P107"><text:span text:style-name="T995">You can skip the orientation effect and delve right into Handy et al.</text:span></text:p></office:annotation></text:span><text:change-end text:change-id="ct168600560"/><text:span text:style-name="T15">To investigate thi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15">(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184"> presented two objects, one graspable, </text:span><text:span text:style-name="T185">and</text:span><text:span text:style-name="T184"> one non-graspable, bilaterally and asked </text:span><text:span text:style-name="T186">participants</text:span><text:span text:style-name="T184"> to indicate over which of the two a target was superimposed. </text:span><text:span text:style-name="T187">They found </text:span><text:span text:style-name="T185">the event-related-potential component </text:span><text:span text:style-name="T187">P1, </text:span><text:span text:style-name="T185">which is </text:span><text:span text:style-name="T188">assumed to reflect </text:span><text:span text:style-name="T184">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184">(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187">, to be </text:span><text:span text:style-name="T24">larger</text:span><text:span text:style-name="T187"> if the </text:span><text:span text:style-name="T184">target was superimposed over a </text:span><text:span text:style-name="T189">graspable </text:span><text:span text:style-name="T190">compared</text:span><text:span text:style-name="T184"> to </text:span><text:span text:style-name="T190">a </text:span><text:span text:style-name="T189">non-graspable object. </text:span><text:span text:style-name="T187">From </text:span><text:span text:style-name="T191">this finding</text:span><text:span text:style-name="T187">, the authors concluded that </text:span><text:span text:style-name="T189">action-related </text:span><text:span text:style-name="T192">objects</text:span><text:span text:style-name="T189"> </text:span><text:span text:style-name="T184">indeed 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184">(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184">.</text:span></text:p>
      <text:p text:style-name="Text_20_body"><text:span text:style-name="T154">In line with </text:span><text:span text:style-name="T155">this</text:span><text:span text:style-name="T154"> reasoning, potentials for action should also attract attention within a single </text:span><text:soft-page-break/><text:span text:style-name="T154">object. More specifically, the hand</text:span><text:span text:style-name="T156">l</text:span><text:span text:style-name="T154">e-affordance hypothesis predicts that </text:span><text:span text:style-name="T191">the eyes </text:span><text:span text:style-name="T193">should be </text:span><text:span text:style-name="T194">drawn towards </text:span><text:span text:style-name="T195">an </text:span><text:span text:style-name="T196">object</text:span><text:span text:style-name="T197">'</text:span><text:span text:style-name="T196">s</text:span><text:span text:style-name="T198"> </text:span><text:span text:style-name="T196">graspable </text:span><text:span text:style-name="T198">part; its</text:span><text:span text:style-name="T194"> handle. </text:span><text:span text:style-name="T199">At least o</text:span><text:span text:style-name="T200">ne </text:span><text:span text:style-name="T201">study suggests that this is </text:span><text:span text:style-name="T202">indeed </text:span><text:span text:style-name="T201">the case. </text:span><text:span text:style-name="T202">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202">(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202"> measured eye movements while participants viewed and </text:span><text:span text:style-name="T203">categorised</text:span><text:span text:style-name="T202"> graspable objects. </text:span><text:span text:style-name="T204">They</text:span><text:span text:style-name="T202"> found that participants spent proportionally more time looking at the objects' handles than other </text:span><text:span text:style-name="T205">parts, even though the (location of the) handle was irrelevant to the categorisation task. From these results, the authors concluded that object</text:span><text:span text:style-name="T199">s'</text:span><text:span text:style-name="T205"> </text:span><text:span text:style-name="T199">graspable parts</text:span><text:span text:style-name="T205"> automatically attract visuospatial </text:span><text:span text:style-name="T206">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9xTLILb8DT"/>(Myachykov et al., 2013)<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9xTLILb8DT"/><text:span text:style-name="T205">. </text:span><text:span text:style-name="T207">However, it is important to note that </text:span><text:span text:style-name="T208">the objects' </text:span><text:span text:style-name="T207">CoG</text:span><text:span text:style-name="T209"> </text:span><text:span text:style-name="T208">was not </text:span><text:span text:style-name="T209">taken </text:span><text:span text:style-name="T207">into account. Therefore, it remains unclear whether the </text:span><text:span text:style-name="T210">observed </text:span><text:span text:style-name="T211">tendency to look at objects' handles </text:span><text:span text:style-name="T207">might simply be explained by the low-level properties </text:span><text:span text:style-name="T211">of the stimuli</text:span><text:span text:style-name="T207">. </text:span></text:p>
      <text:h text:style-name="P83" text:outline-level="2">Attention to <text:span text:style-name="T918">implied action</text:span> <text:span text:style-name="T917">direction</text:span></text:h>
      <text:p text:style-name="Text_20_body"><text:span text:style-name="T212">In</text:span><text:change-start text:change-id="ct164531904"/><text:span text:style-name="T239"> direct</text:span><text:change-end text:change-id="ct164531904"/><text:span text:style-name="T212"> contrast </text:span><text:span text:style-name="T19">to </text:span><text:span text:style-name="T17">the handle-affordance hypothesis</text:span><text:change-start text:change-id="ct168729824"/><text:span text:style-name="T239"> (cf. Myachykov et al., 2013)</text:span><text:change-end text:change-id="ct168729824"/><text:span text:style-name="T17">,</text:span><text:span text:style-name="T212">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cAmCH12GPd"/><text:span text:style-name="T212">(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cAmCH12GPd"/><text:span text:style-name="T212"> </text:span><text:span text:style-name="T213">reasoned </text:span><text:span text:style-name="T214">that</text:span><text:span text:style-name="T212"> </text:span><text:span text:style-name="T18">action-related objects should bias visuospatial attention in the direction of the action implied by the object. </text:span><text:span text:style-name="T215">For example</text:span><text:span text:style-name="T20">, viewing a hammer would </text:span><text:span text:style-name="T215">imply </text:span><text:span text:style-name="T17">the action</text:span><text:span text:style-name="T215"> 'hammering', which induces an attentional shift towards the hammer's head rather than its handle. </text:span><text:change text:change-id="ct96942464"/><text:span text:style-name="T23"><text:s/></text:span><text:span text:style-name="T21">To test </text:span><text:span text:style-name="T23">their </text:span><text:span text:style-name="T21">prediction, </text:span><text:span text:style-name="T23">Roberts and Humphreys </text:span><text:reference-mark-start text:name="ZOTERO_ITEM CSL_CITATION {&quot;citationID&quot;:&quot;g4l4arutd&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1LWDCnJeV3"/><text:span text:style-name="T23">(Roberts &amp; Humphreys, 2011)</text:span><text:reference-mark-end text:name="ZOTERO_ITEM CSL_CITATION {&quot;citationID&quot;:&quot;g4l4arutd&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1LWDCnJeV3"/><text:span text:style-name="T23"> </text:span><text:span text:style-name="T21">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asz0lrNs7j"/><text:span text:style-name="T21">(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asz0lrNs7j"/><text:span text:style-name="T21"> in which graspable objects functioned as central cues. </text:span><text:span text:style-name="T216">The authors predicted, and found, </text:span><text:span text:style-name="T21">a cueing effect at the non-handled part of the object </text:span><text:span text:style-name="T217">(e.g. at the head, but not at the handle, of a hammer). </text:span><text:span text:style-name="T218">They </text:span><text:span text:style-name="T219">concluded</text:span><text:span text:style-name="T220"> </text:span><text:span text:style-name="T221">that </text:span><text:span text:style-name="T222">visuospatial attention is </text:span><text:span text:style-name="T221">indeed </text:span><text:span text:style-name="T222">influenced by affordances</text:span><text:span text:style-name="T223">, such that it is biased </text:span><text:span text:style-name="T224">towards the </text:span><text:span text:style-name="T223">direction of the action implied by the object</text:span><text:span text:style-name="T21">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uuWAwwRE8w"/><text:span text:style-name="T21">(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uuWAwwRE8w"/><text:span text:style-name="T21">. </text:span><text:change text:change-id="ct151544368"/><text:change-start text:change-id="ct151564032"/><text:span text:style-name="T27"><office:annotation><dc:creator>Sebastiaan Mathôt</dc:creator><dc:date>2013-10-11T15:39:02</dc:date><text:p text:style-name="P107"><text:span text:style-name="T995">You can come back to this in the discussion.</text:span></text:p></office:annotation></text:span><text:change-end text:change-id="ct151564032"/><text:span text:style-name="T165">Again, </text:span><text:span text:style-name="T166">importantly,</text:span><text:span text:style-name="T165"> in paradigms the CoG </text:span><text:span text:style-name="T167">of the stimuli was not </text:span><text:span text:style-name="T165">taken into account. Therefore, it remains unclear whether the </text:span><text:span text:style-name="T168">attentional shift </text:span><text:span text:style-name="T169">observed by Roberts &amp; Humphreys </text:span><text:reference-mark-start text:name="ZOTERO_ITEM CSL_CITATION {&quot;citationID&quot;:&quot;1b5fi9h6ah&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QLkO4JipyK"/><text:span text:style-name="T169">(Roberts &amp; Humphreys, 2011)</text:span><text:reference-mark-end text:name="ZOTERO_ITEM CSL_CITATION {&quot;citationID&quot;:&quot;1b5fi9h6ah&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QLkO4JipyK"/><text:span text:style-name="T169"> </text:span><text:span text:style-name="T168">may simply be explained by the fact that, for example, </text:span><text:span text:style-name="T170">on average </text:span><text:span text:style-name="T168">the stimuli were more 'heavy' on this side. </text:span></text:p>
      <text:p text:style-name="P1"><text:change text:change-id="ct164529872"/></text:p>
      <text:h text:style-name="P84" text:outline-level="2">The current study</text:h>
      <text:p text:style-name="P38"><text:span text:style-name="T225">From reviewing </text:span><text:span text:style-name="T226">previous</text:span><text:span text:style-name="T225"> literature on </text:span><text:span text:style-name="T194">the </text:span><text:span text:style-name="T237">low-level</text:span><text:span text:style-name="T194"> </text:span><text:span text:style-name="T225">CoG </text:span><text:span text:style-name="T194">('global') effect and </text:span><text:span text:style-name="T225">the more higher-level handle-affordance and action-direction effects, several </text:span><text:span text:style-name="T194">issues become apparent. </text:span><text:span text:style-name="T227">Firstly, previous studies on </text:span><text:span text:style-name="T228">the </text:span><text:span text:style-name="T229">effect </text:span><text:span text:style-name="T230">of </text:span><text:span text:style-name="T227">action-relatedness </text:span><text:span text:style-name="T228">on </text:span><text:span text:style-name="T227">visual processing have yielded equivocal results. </text:span><text:span text:style-name="T231">Where the </text:span><text:span text:style-name="T227">aforementioned </text:span><text:span text:style-name="T231">cueing paradigms demonstrated an </text:span><text:span text:style-name="T232">attentional shift </text:span><text:span text:style-name="T183">away</text:span><text:span text:style-name="T232">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lqkXsYx2mX"/><text:span text:style-name="T232">(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lqkXsYx2mX"/><text:span text:style-name="T232">, </text:span><text:span text:style-name="T233">or </text:span><text:span text:style-name="T232">no attentional shift </text:span><text:span text:style-name="T233">at all</text:span><text:span text:style-name="T232">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232">(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232">, </text:span><text:span text:style-name="T231">Myachykov and colle</text:span><text:span text:style-name="T234">agues </text:span><text:reference-mark-start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tXFOiR0Obv"/><text:span text:style-name="T234">(Myachykov et al., 2013)</text:span><text:reference-mark-end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tXFOiR0Obv"/><text:span text:style-name="T234"> found </text:span><text:span text:style-name="T232">a bias </text:span><text:span text:style-name="T183">towards</text:span><text:span text:style-name="T232"> the handle. </text:span><text:span text:style-name="T227">Secondly, </text:span><text:span text:style-name="T226">to our knowledge none of these studies</text:span><text:span text:style-name="T194"> have taken the </text:span><text:span text:style-name="T227">low-level properties (e.g. the CoG and the saliency) </text:span><text:span text:style-name="T194">of the stimuli into account. </text:span><text:span text:style-name="T227">Consequently, it </text:span><text:span text:style-name="T194">remains very difficult to </text:span><text:span text:style-name="T227">dissociate between the three </text:span><text:span text:style-name="T235">possible effects of object properties on eye movements.</text:span></text:p>
      <text:p text:style-name="P44"><text:span text:style-name="T235">Therefore, t</text:span><text:span text:style-name="T715">he purpose of the current study was to simultaneously investigate the low-level </text:span><text:span text:style-name="T862">CoG</text:span><text:span text:style-name="T757"> </text:span><text:span text:style-name="T715">effect, and the more high-level </text:span><text:span text:style-name="T847">object-affordance and action-direction</text:span><text:span text:style-name="T715"> </text:span><text:span text:style-name="T757">effect</text:span><text:span text:style-name="T847">s</text:span><text:span text:style-name="T757"> </text:span><text:span text:style-name="T715">on eye</text:span><text:span text:style-name="T757"> </text:span><text:span text:style-name="T715">movements towards isolated </text:span><text:span text:style-name="T757">graspable </text:span><text:span text:style-name="T715">objects. </text:span><text:span text:style-name="T758">To this end, we measured saccadic landing </text:span><text:soft-page-break/><text:span text:style-name="T758">positions. </text:span><text:span text:style-name="T847">More specifically, we analysed the metrics</text:span><text:span text:style-name="T758"> of initial saccades, that brought the</text:span><text:span text:style-name="T715"> peripherally-presented stimulus into participants' foveal vision, </text:span><text:span text:style-name="T863">as well as</text:span><text:span text:style-name="T800"> </text:span><text:span text:style-name="T847">the metrics of </text:span><text:span text:style-name="T800">subsequent </text:span><text:span text:style-name="T758">within-object refixations (i.e., </text:span><text:span text:style-name="T863">additional within-object </text:span><text:span text:style-name="T758">eye movements </text:span><text:span text:style-name="T863">that are needed for object recognition</text:span><text:span text:style-name="T758">). </text:span><text:span text:style-name="T864">To </text:span><text:span text:style-name="T951">dissociate higher-level effects from a low-level CoG effect, </text:span><text:span text:style-name="T864">we </text:span><text:span text:style-name="T847">calculate</text:span><text:span text:style-name="T864">d</text:span><text:span text:style-name="T847"> the CoG (weighted average contrast) </text:span><text:span text:style-name="T864">of our stimuli</text:span><text:span text:style-name="T847">, </text:span><text:span text:style-name="T864">and </text:span><text:span text:style-name="T847">carried out </text:span><text:span text:style-name="T848">a saliency-map simulation </text:span><text:reference-mark-start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wRQYTmDDdu"/><text:span text:style-name="T848">(Itti, Koch, &amp; Niebur, 1998)</text:span><text:reference-mark-end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wRQYTmDDdu"/><text:span text:style-name="T848">. </text:span><text:span text:style-name="T37">The latter </text:span><text:span text:style-name="T848">allowed us to compare participants eye-movement behaviour with simulated, completely low-leve</text:span><text:span text:style-name="T35">l</text:span><text:span text:style-name="T848">-driven, saccades. </text:span><text:span text:style-name="T863">According to the CoG hypothesis, </text:span><text:span text:style-name="T863">low-level </text:span><text:span text:style-name="T865">stimulus </text:span><text:span text:style-name="T863">properties are </text:span><text:span text:style-name="T865">sufficient</text:span><text:span text:style-name="T863"> to predict saccadic landing positions. </text:span><text:span text:style-name="T42">In contrast, </text:span><text:span text:style-name="T863">bot</text:span><text:span text:style-name="T864">h</text:span><text:span text:style-name="T863"> the handle-affordance and the action-direction hypothesis predict that (on top of low-level effects) </text:span><text:span text:style-name="T864">higher-level object properties also play a role.</text:span></text:p>
      <text:p text:style-name="P2"><text:change text:change-id="ct151555184"/></text:p>
      <text:h text:style-name="P74" text:outline-level="1">Experiment 1</text:h>
      <text:h text:style-name="P85" text:outline-level="2">Methods</text:h>
      <text:h text:style-name="P93" text:outline-level="3">Participants</text:h>
      <text:p text:style-name="P52"><text:span text:style-name="T593">Eighteen</text:span><text:span text:style-name="T592"> observers participated in </text:span><text:span text:style-name="T625">Experiment 1</text:span><text:span text:style-name="T592">. All were right-handed, had normal or </text:span><text:soft-page-break/><text:span text:style-name="T592">corrected-to-normal vision, and were naive as to the purpose of the experiment. They received payment (</text:span><text:span text:style-name="T595">€10 </text:span><text:span text:style-name="T611">per hour) </text:span><text:span text:style-name="T592">in return for their participation and gave their written informed consent, according to the Ethical Committee of Aix-Marseille Université </text:span><text:span text:style-name="T716">and </text:span><text:span text:style-name="T617">the Declaration of Helsinki</text:span><text:span text:style-name="T592">.</text:span></text:p>
      <text:h text:style-name="P94" text:outline-level="3">Apparatus</text:h>
      <text:p text:style-name="P52"><text:span text:style-name="T591">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135">(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591">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591">(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591"> on a 2</text:span><text:span text:style-name="T618">1</text:span><text:span text:style-name="T591">'' CRT monitor with a resolution of 1024 by 768 </text:span><text:span text:style-name="T952">px</text:span><text:span text:style-name="T591"> and a refresh rate of 10</text:span><text:span text:style-name="T665">0</text:span><text:span text:style-name="T591"> Hz. The distance between participants' eyes and the monitor was approximately </text:span><text:span text:style-name="T618">75 </text:span><text:span text:style-name="T591">cm and was kept constant by stabili</text:span><text:span text:style-name="T952">s</text:span><text:span text:style-name="T591">ing participants' head with a chin rest. Manual responses were collected on a </text:span><text:span text:style-name="T291">button box</text:span><text:span text:style-name="T591">. Eye-position data were recorded </text:span><text:span text:style-name="T45">with</text:span><text:span text:style-name="T591"> an EyeLink 1000 head-mounted system (SR Research Ltd., Mississauga, Ontario, Canada) with a sampling rate of 1000 Hz. </text:span></text:p>
      <text:h text:style-name="P93" text:outline-level="3">Materials</text:h>
      <text:p text:style-name="Text_20_body"><text:span text:style-name="T329">We selected </text:span><text:span text:style-name="T330">e</text:span><text:span text:style-name="T291">ighteen coloured photographs </text:span><text:span text:style-name="T331">of daily-life objects </text:span><text:span text:style-name="T291">from </text:span><text:span text:style-name="T429">two standardis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krRvL63k38"/><text:span text:style-name="T137">(Brodeur, Dionne-Dostie, Montreuil, Lepage, &amp; Op de Beeck, 2010; Moreno-Mart</text:span><text:span text:style-name="T130">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krRvL63k38"/><text:span text:style-name="T291">. Half of </text:span><text:span text:style-name="T332">the </text:span><text:span text:style-name="T291">objects were kitchen </text:span><text:span text:style-name="T333">utensils</text:span><text:span text:style-name="T291">, whereas the other half were garage tools. All objects were relatively long and narrow, and were presented horizontally. Per category, six objects were 'handled objects' (e.g. a knife). The </text:span><text:span text:style-name="T334">remaining objects were </text:span><text:span text:style-name="T335">more symmetrical and equally graspable on both sides (e.g. a ruler). The latter were used </text:span><text:span text:style-name="T336">as</text:span><text:span text:style-name="T335"> filler</text:span><text:span text:style-name="T336">s</text:span><text:span text:style-name="T335">, to retain participants' </text:span><text:span text:style-name="T336">naivety</text:span><text:span text:style-name="T335"> as to the purpose of our experiment, and were not included in the analyses.</text:span></text:p>
      <text:h text:style-name="P95" text:outline-level="3">Design</text:h>
      <text:p text:style-name="P32"><text:span text:style-name="T474">O</text:span><text:span text:style-name="T471">bjects were </text:span><text:span text:style-name="T485">presented</text:span><text:span text:style-name="T471"> in two different </text:span><text:span text:style-name="T258">orientations </text:span><text:span text:style-name="T471">such that their handle </text:span><text:span text:style-name="T483">was </text:span><text:span text:style-name="T471">pointing either </text:span><text:soft-page-break/><text:span text:style-name="T471">towards the left or to</text:span><text:span text:style-name="T480">wards</text:span><text:span text:style-name="T471"> the right. Consequently, the </text:span><text:span text:style-name="T477">object's </text:span><text:span text:style-name="T485">orientation</text:span><text:span text:style-name="T477"><text:note text:id="ftn1" text:note-class="footnote"><text:note-citation>1</text:note-citation><text:note-body><text:p text:style-name="Footnote"><text:span text:style-name="T471">For the sake of </text:span><text:span text:style-name="T475">completeness </text:span><text:span text:style-name="T471">the symmetrical </text:span><text:span text:style-name="T474">filler </text:span><text:span text:style-name="T471">objects </text:span><text:span text:style-name="T477">(see above) </text:span><text:span text:style-name="T471">were rotated as well, although for these </text:span><text:span text:style-name="T473">objects n</text:span><text:span text:style-name="T471">o orientation-dependent preferred grasp was assumed.</text:span></text:p></text:note-body></text:note></text:span><text:span text:style-name="T477"> </text:span><text:span text:style-name="T481">could be</text:span><text:span text:style-name="T479"> </text:span><text:span text:style-name="T471">compatible with </text:span><text:span text:style-name="T477">either </text:span><text:span text:style-name="T471">a right- </text:span><text:span text:style-name="T477">or </text:span><text:span text:style-name="T471">a left-handed grasp.</text:span><text:span text:style-name="T482"> </text:span><text:span text:style-name="T686">We crossed </text:span><text:span text:style-name="T953">this </text:span><text:span text:style-name="T686">manipulation with a contrast manipulation (contrast degraded at the left or the right side of the object, or no contrast manipulation), resulting in a 3x2 within-subjects factorial design. </text:span><text:span text:style-name="T687">Because the mere purpose of the </text:span><text:span text:style-name="T717">contrast</text:span><text:span text:style-name="T687"> manipulation was to perform sanity checks </text:span><text:span text:style-name="T718">on</text:span><text:span text:style-name="T687"> our CoG and salienc</text:span><text:span text:style-name="T759">y</text:span><text:span text:style-name="T687">-</text:span><text:span text:style-name="T759">map </text:span><text:span text:style-name="T687">calculations </text:span><text:span text:style-name="T718">(see below)</text:span><text:span text:style-name="T687">, </text:span><text:span text:style-name="T688">the methods and </text:span><text:span text:style-name="T687">results </text:span><text:span text:style-name="T760">of</text:span><text:span text:style-name="T687"> the contrast-degraded trials are not discussed in the main text </text:span><text:span text:style-name="T529">(but see Supplementary Materials)</text:span><text:span text:style-name="T687">.</text:span></text:p>
      <text:p text:style-name="Text_20_body"><text:span text:style-name="T486">T</text:span><text:span text:style-name="T484">o induce a wide range of saccade latencies</text:span><text:span text:style-name="T471">, we varied </text:span><text:span text:style-name="T488">the time interval between the offset of the fixation dot and the onset of the target object </text:span><text:reference-mark-start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URL&quot;:&quot;http://www.journalofvision.org/content/7/10/7&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vKhE0N9WvJ"/><text:span text:style-name="T488">(Saslow, 1967; Rolfs &amp; Vitu, 2007)</text:span><text:reference-mark-end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URL&quot;:&quot;http://www.journalofvision.org/content/7/10/7&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vKhE0N9WvJ"/><text:span text:style-name="T488">. </text:span><text:span text:style-name="T516">Furthermore, o</text:span><text:span text:style-name="T490">bjects were presented either in the upper or in the lower visual field. </text:span><text:span text:style-name="T516">Both </text:span><text:span text:style-name="T521">fixation-dot offset and </text:span><text:span text:style-name="T517">saccade direction</text:span><text:span text:style-name="T516"> were randomly varied </text:span><text:span text:style-name="T500">within blocks, </text:span><text:span text:style-name="T518">but not crossed in our </text:span><text:span text:style-name="T489">factorial design. </text:span><text:span text:style-name="T472">Finally, </text:span><text:span text:style-name="T141">trial lists </text:span><text:span text:style-name="T472">per block were generated according to a Latin-square design </text:span><text:span text:style-name="T487">such that </text:span><text:span text:style-name="T472">potential object-repetition effects </text:span><text:span text:style-name="T478">would not</text:span><text:span text:style-name="T472"> be confounded with the manipulations of interest. </text:span></text:p>
      <text:h text:style-name="P96" text:outline-level="3">Procedure</text:h>
      <text:p text:style-name="P15"><text:span text:style-name="T292">The experiment started with a nine-point grid calibration procedure. </text:span>Before the start of each trial, a <text:span text:style-name="T619">one-point eye</text:span><text:span text:style-name="T719">-</text:span><text:span text:style-name="T619">trac</text:span><text:span text:style-name="T316">ker recalibration (</text:span><text:span text:style-name="T317">'</text:span><text:span text:style-name="T316">drift correction</text:span><text:span text:style-name="T317">'</text:span><text:span text:style-name="T316">) was performed. </text:span><text:span text:style-name="T271">The trial proper started with a central black fixation dot (0.24</text:span><text:span text:style-name="T597">°</text:span><text:span text:style-name="T271">). After a random </text:span><text:span text:style-name="T294">interval</text:span><text:span text:style-name="T271"> </text:span><text:span text:style-name="T294">(μ = </text:span><text:span text:style-name="T318">400</text:span><text:span text:style-name="T294"> ms, σ = 50 ms, from a </text:span><text:span text:style-name="T320">Gaussian</text:span><text:span text:style-name="T294">, min. = </text:span><text:span text:style-name="T318">200 </text:span><text:span text:style-name="T319">ms</text:span><text:span text:style-name="T318">, max. = 1000 </text:span><text:span text:style-name="T319">ms)</text:span><text:span text:style-name="T271">, and only when participant</text:span><text:span text:style-name="T319">s</text:span><text:span text:style-name="T271"> fixated the dot </text:span><text:span text:style-name="T292">(i.e., when </text:span><text:span text:style-name="T292">vertical stable fixation position did not differ more than 0.75</text:span><text:span text:style-name="T600">°</text:span><text:span text:style-name="T292"> from the </text:span><text:span text:style-name="T337">center</text:span><text:span text:style-name="T292">)</text:span><text:span text:style-name="T271">, the target object appeared. </text:span><text:span text:style-name="T357">Ve</text:span><text:span text:style-name="T271">rtical eccentricity was varied randomly (between 5</text:span><text:span text:style-name="T597">° and </text:span><text:span text:style-name="T594">7° </text:span><text:span text:style-name="T596">above or below fixation</text:span><text:span text:style-name="T594">). </text:span><text:span text:style-name="T607">The object's center (i.e. the middle of the bitmap) was aligned on the vertical meridian. </text:span></text:p>
      <text:p text:style-name="P16"><text:span text:style-name="T271">Participants were</text:span> instructed to <text:span text:style-name="T647">look at the object and </text:span>categorise <text:span text:style-name="T647">it </text:span>as either a kitchen utensil or a <text:soft-page-break/>garage tool <text:span text:style-name="T647">by making </text:span>a right- or a left-handed button press. <text:span text:style-name="T954">Thus, t</text:span>he hand of response <text:span text:style-name="T689">(left or right)</text:span> could be either compatible or incompatible with the grasp afforded by <text:span text:style-name="T689">the object</text:span><text:span text:style-name="T690">'s handle (pointing towards the left or right). </text:span>Importantly, this <text:span text:style-name="T720">stimulus-response </text:span>compatibility <text:span text:style-name="T620">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span text:style-name="T647">Button presses </text:span><text:span text:style-name="T271">could only be collected if participants </text:span><text:span text:style-name="T295">gazed at</text:span><text:span text:style-name="T271"> the object </text:span><text:span text:style-name="T293">(i.e. when vertical stable fixation position did not differ more than 1.5</text:span><text:span text:style-name="T598">° from the vertical center of the object)</text:span>. <text:span text:style-name="T652">If a fixation check took more than </text:span><text:span text:style-name="T321">1000</text:span><text:span text:style-name="T652"> ms to complete, it was considered as a timeout. </text:span><text:span text:style-name="T594">The object remained on screen until a response was made or a timeout of 2500 ms occurred. Depending on the response, a red (for incorrect) or a green (for correct) fixation dot </text:span><text:span text:style-name="T608">(500 ms) </text:span><text:span text:style-name="T594">inform</text:span><text:span text:style-name="T609">ed</text:span><text:span text:style-name="T594"> participants about their accuracy. At the end of every block participants were provided with their average response time and accuracy, and received a warning message asking to try to be more accurate if accuracy was below 85 percent. </text:span></text:p>
      <text:p text:style-name="P29"><text:span text:style-name="T491">The experiment contained </text:span><text:span text:style-name="T492">6</text:span><text:span text:style-name="T491"> blocks of 96 trials, </text:span><text:span text:style-name="T501">and commenced with 6</text:span><text:span text:style-name="T476"> practice trials. The response rule (e.g. 'left for kitchen, right for garage') was swapped half-way the experiment, and the order of response rules was counterbalanced across participants. </text:span></text:p>
      <text:h text:style-name="P86" text:outline-level="2">Results</text:h>
      <text:p text:style-name="P39"><text:span text:style-name="T868">Trials were </text:span><text:span text:style-name="T869">excluded</text:span><text:span text:style-name="T868"> </text:span><text:span text:style-name="T870">according to the following criteria: </text:span><text:span text:style-name="T623">the EyeLink </text:span><text:span text:style-name="T653">saccade-detection </text:span><text:span text:style-name="T623">algorithm </text:span><text:span text:style-name="T653">(</text:span><text:span text:style-name="T591">SR Research Ltd., Mississauga, Ontario, Canada</text:span><text:span text:style-name="T653">) </text:span><text:span text:style-name="T650">detected no saccades </text:span><text:span text:style-name="T623">(0.04%), </text:span><text:span text:style-name="T919">an incorrect </text:span><text:span text:style-name="T721">response was given</text:span><text:span text:style-name="T651"> (</text:span><text:span text:style-name="T652">5.43%</text:span><text:span text:style-name="T651">), </text:span><text:span text:style-name="T805">the initial saccade did not cross an imaginary line between the center and the smallest-possible target eccentricity (</text:span><text:span text:style-name="T866">0.24</text:span><text:span text:style-name="T805">%), </text:span><text:span text:style-name="T806">an</text:span><text:span text:style-name="T805"> anticipatory saccade was made </text:span><text:span text:style-name="T805">(.</text:span><text:span text:style-name="T866">08</text:span><text:span text:style-name="T805">%) </text:span><text:span text:style-name="T691">or </text:span><text:span text:style-name="T651">the gaze-contingent fixation checks failed </text:span><text:span text:style-name="T652">or timed out (</text:span><text:span text:style-name="T867">15.86</text:span><text:span text:style-name="T652">%). </text:span><text:span text:style-name="T901">In order to detect saccades, </text:span><text:span text:style-name="T900">w</text:span><text:span text:style-name="T899">e applied the </text:span><text:span text:style-name="T653">EyeLink saccade-detection algorithm </text:span><text:span text:style-name="T954">the </text:span><text:span text:style-name="T900">eye-</text:span><text:span text:style-name="T954">position samples </text:span><text:span text:style-name="T900">from the moment the eyes deviated more than </text:span><text:span text:style-name="T902">2</text:span><text:span text:style-name="T610">°</text:span><text:span text:style-name="T902"> </text:span><text:span text:style-name="T900">from the center of the screen, and until a button </text:span><text:span text:style-name="T920">press was collected</text:span><text:span text:style-name="T900">.</text:span></text:p>
      <text:h text:style-name="P98" text:outline-level="3"><text:soft-page-break/>Manual responses</text:h>
      <text:p text:style-name="P35"><text:span text:style-name="T323">The </text:span><text:span text:style-name="T338">stimulus-response-compatibility paradigm </text:span><text:span text:style-name="T348">employed</text:span><text:span text:style-name="T323"> in Experiment 1</text:span><text:span text:style-name="T339"> </text:span><text:span text:style-name="T338">typically </text:span><text:span text:style-name="T340">results in</text:span><text:span text:style-name="T338"> </text:span><text:span text:style-name="T341">an </text:span><text:span text:style-name="T338">affordance effect </text:span><text:span text:style-name="T341">on manual responses, </text:span><text:span text:style-name="T342">such that </text:span><text:span text:style-name="T338">right-handed button presses are facilitated when the object is oriented with its handle to the right, </text:span><text:span text:style-name="T358">and vice versa </text:span><text:span text:style-name="T338">for left-handed button presses </text:span><text:reference-mark-start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338">(e.g. </text:span><text:span text:style-name="T338">Tucker &amp; Ellis, 1998)</text:span><text:reference-mark-end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338">. </text:span><text:span text:style-name="T322">To test for this effect, we carried out a two-factorial repeated measu</text:span><text:span text:style-name="T323">res </text:span><text:span text:style-name="T323">analysis of variance (ANOVA) with response hand (left, right) and handle orientation (left, </text:span><text:span text:style-name="T343">right</text:span><text:span text:style-name="T323">) as within-subject factors, and mean correct response time (RT) as the dependent variable. Trials on which RT </text:span><text:span text:style-name="T322">deviated more than 2.5 SD's from participants' condition means were excluded from the analysis </text:span><text:span text:style-name="T324">(2.89%)</text:span><text:span text:style-name="T322">. </text:span><text:span text:style-name="T324">I</text:span><text:span text:style-name="T323">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323">(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323">, </text:span><text:span text:style-name="T302">in our study the interaction between </text:span><text:span text:style-name="T308">response </text:span><text:span text:style-name="T344">hand </text:span><text:span text:style-name="T308">and handle orientation </text:span><text:span text:style-name="T302">did not </text:span><text:span text:style-name="T345">approach</text:span><text:span text:style-name="T302"> </text:span><text:span text:style-name="T349">significance </text:span><text:span text:style-name="T302">(</text:span><text:span text:style-name="T634">F</text:span><text:span text:style-name="T302">(</text:span><text:span text:style-name="T369">1,17</text:span><text:span text:style-name="T302">) = </text:span><text:span text:style-name="T369">0.</text:span><text:span text:style-name="T370">43</text:span><text:span text:style-name="T302">, </text:span><text:span text:style-name="T634">p</text:span><text:span text:style-name="T302"> = </text:span><text:span text:style-name="T369">0.5</text:span><text:span text:style-name="T370">2</text:span><text:span text:style-name="T302">).</text:span></text:p>
      <text:h text:style-name="P100" text:outline-level="3">Normalisation <text:span text:style-name="T654">of landing positions</text:span></text:h>
      <text:p text:style-name="P3"><text:span text:style-name="T54">All stimulus bitmaps </text:span><text:span text:style-name="T50">were </text:span><text:span text:style-name="T303">7.28</text:span><text:span text:style-name="T600">°</text:span><text:span text:style-name="T303"> </text:span><text:span text:style-name="T57">by</text:span><text:span text:style-name="T303"> 5.45</text:span><text:span text:style-name="T600">°, </text:span><text:span text:style-name="T602">but </text:span><text:span text:style-name="T296">because </text:span><text:span text:style-name="T49">they </text:span><text:span text:style-name="T296">consist</text:span><text:span text:style-name="T304">ed</text:span><text:span text:style-name="T296"> of </text:span><text:span text:style-name="T50">a white background </text:span><text:span text:style-name="T296">on which</text:span><text:span text:style-name="T50"> a photograph of an object </text:span><text:span text:style-name="T49">was </text:span><text:span text:style-name="T50">superimposed, </text:span><text:span text:style-name="T296">the actual </text:span><text:span text:style-name="T50">objects were not of exactly </text:span><text:span text:style-name="T296">the same </text:span><text:span text:style-name="T50">size </text:span><text:span text:style-name="T319">(</text:span><text:span text:style-name="T599">4.4°</text:span><text:span text:style-name="T603">-</text:span><text:span text:style-name="T599">5.7° </text:span><text:span text:style-name="T604">by</text:span><text:span text:style-name="T603"> </text:span><text:span text:style-name="T601">0.65</text:span><text:span text:style-name="T600">°</text:span><text:span text:style-name="T603">-</text:span><text:span text:style-name="T601">2.02</text:span><text:span text:style-name="T600">°</text:span><text:span text:style-name="T603">)</text:span><text:span text:style-name="T50">. To </text:span><text:change text:change-id="ct151657296"/><text:span text:style-name="T50">be able to average across objects, we normalised </text:span><text:span text:style-name="T49">saccadic landing positions</text:span><text:span text:style-name="T50"> </text:span><text:span text:style-name="T51">such that, </text:span><text:span text:style-name="T57">irrespective of the object's </text:span><text:span text:style-name="T51">exact size</text:span><text:change-start text:change-id="ct151660608"/><text:span text:style-name="T465"> or orientation</text:span><text:change-end text:change-id="ct151660608"/><text:span text:style-name="T51">, normalised landing positions ranged between -.5 and .5 </text:span><text:change text:change-id="ct151661936"/><text:change-start text:change-id="ct151663296"/><text:span text:style-name="T465">, where positive values indicate a bias towards the handle</text:span><text:change-end text:change-id="ct151663296"/><text:change text:change-id="ct151663760"/><text:span text:style-name="T51">. </text:span><text:change text:change-id="ct151664976"/><text:change-start text:change-id="ct151664768"/><text:span text:style-name="T465"><text:s/>W</text:span><text:change-end text:change-id="ct151664768"/><text:span text:style-name="T58">e </text:span><text:span text:style-name="T405">only analysed </text:span><text:span text:style-name="T406">the </text:span><text:span text:style-name="T58">x-coordinates of the landing positions.</text:span></text:p>
      <text:h text:style-name="P105" text:outline-level="3"><text:soft-page-break/>Center of gravity</text:h>
      <text:p text:style-name="P4"><text:change-start text:change-id="ct151580400"/><text:span text:style-name="T470">We determined the cen</text:span><text:change-end text:change-id="ct151580400"/><text:change-start text:change-id="ct151656416"/><text:span text:style-name="T470">ter of gravity for the objects after applying an edge-detection algorithm </text:span><text:change-end text:change-id="ct151656416"/><text:change text:change-id="ct151538912"/><text:span text:style-name="T65"><text:s/>(</text:span><text:span text:style-name="T64">see </text:span><text:span text:style-name="T469">Supplementary Mater</text:span><text:span text:style-name="T65">ials). </text:span><text:span text:style-name="T520">This </text:span><text:span text:style-name="T506">calculation revealed that, </text:span><text:span text:style-name="T507">on average, the weighted center of our stimuli was shifted (by about 1.</text:span><text:span text:style-name="T515">5 </text:span><text:span text:style-name="T507">% of the objects' width) towards the non-handle </text:span><text:span text:style-name="T514">side</text:span><text:span text:style-name="T507">. Only 3 out of our 14 stimuli were more heavy on the handle side. </text:span><text:span text:style-name="T513">We</text:span><text:span text:style-name="T507"> </text:span><text:span text:style-name="T511">stress that we </text:span><text:span text:style-name="T507">do not consider this as a confound or a disadvantage of our design. </text:span><text:span text:style-name="T508">After all, </text:span><text:span text:style-name="T507">the purpose of the current study was to investigate whether such (</text:span><text:span text:style-name="T509">asymmetries in</text:span><text:span text:style-name="T507">) stimulus properties </text:span><text:span text:style-name="T509">(which most </text:span><text:span text:style-name="T510">likely also hold for other stimulus sets </text:span><text:span text:style-name="T512">of</text:span><text:span text:style-name="T510"> graspable objects)</text:span><text:span text:style-name="T507"> </text:span><text:span text:style-name="T508">provide an alternative, </text:span><text:span text:style-name="T510">merely</text:span><text:span text:style-name="T508"> low-level, explanation for </text:span><text:span text:style-name="T507">the previously-found handle-affordance or action-direction effects.</text:span></text:p>
      <text:h text:style-name="P97" text:outline-level="3">Statistical tests</text:h>
      <text:p text:style-name="P48"><text:span text:style-name="T520">The CoG calculation</text:span><text:span text:style-name="T519"> enabled us to analyse </text:span><text:span text:style-name="T494">landing positions in two different ways: relative to the </text:span><text:span text:style-name="T502">objects' center </text:span><text:span text:style-name="T493">and</text:span><text:span text:style-name="T494"> relative to </text:span><text:span text:style-name="T503">its </text:span><text:span text:style-name="T504">weighted </text:span><text:span text:style-name="T493">CoG</text:span><text:span text:style-name="T496">. </text:span><text:span text:style-name="T495">The critical test for </text:span><text:span text:style-name="T496">both dependent variables was </text:span><text:span text:style-name="T495">whether </text:span><text:span text:style-name="T505">their values differed</text:span><text:span text:style-name="T495"> significantly from their respective reference point</text:span><text:span text:style-name="T498">s</text:span><text:span text:style-name="T495"> (i.e., center, or CoG). We tested this by carrying out </text:span><text:span text:style-name="T499">Bonferroni-corrected </text:span><text:span text:style-name="T495">one-sample </text:span><text:span text:style-name="T646">t</text:span><text:span text:style-name="T495">-tests. </text:span><text:span text:style-name="T522">Because w</text:span><text:span text:style-name="T505">e </text:span><text:span text:style-name="T495">tested landing positions of three saccades </text:span><text:span text:style-name="T497">(see below)</text:span><text:span text:style-name="T495"> with two different reference points,</text:span><text:span text:style-name="T522">we used an alpha level of</text:span><text:span text:style-name="T495">.</text:span><text:span text:style-name="T499">05/6 = .</text:span><text:span text:style-name="T495">008. </text:span></text:p>
      <text:h text:style-name="P101" text:outline-level="3"><text:span text:style-name="T306">L</text:span><text:span text:style-name="T305">anding positi</text:span><text:span text:style-name="T305">ons</text:span></text:h>
      <text:p text:style-name="P49"><text:span text:style-name="T311">Because </text:span><text:span text:style-name="T326">neither </text:span><text:span text:style-name="T311">hand of response </text:span><text:span text:style-name="T301">nor </text:span><text:span text:style-name="T311">handle orientation</text:span><text:span text:style-name="T311"><text:note text:id="ftn2" text:note-class="footnote"><text:note-citation>2</text:note-citation><text:note-body><text:p text:style-name="P58">Note that this <text:span text:style-name="T761">indicates</text:span> that the <text:span text:style-name="T627">bias towards </text:span>the handle did not differ between landing positions on handle left versus handle right trials. It does not mean that handle <text:span text:style-name="T722">orientation </text:span>had no effect on the absolute landing positions.</text:p></text:note-body></text:note></text:span><text:span text:style-name="T311"> </text:span><text:span text:style-name="T326">appeared to have an effect on our </text:span><text:span text:style-name="T301">dependent variables (all </text:span><text:span text:style-name="T635">F</text:span><text:span text:style-name="T301">'s </text:span><text:span text:style-name="T371">&lt; 1.</text:span><text:span text:style-name="T372">77</text:span><text:span text:style-name="T301">, </text:span><text:span text:style-name="T373">all </text:span><text:span text:style-name="T635">p</text:span><text:span text:style-name="T301">'s &gt; .</text:span><text:span text:style-name="T371">2</text:span><text:span text:style-name="T372">0</text:span><text:span text:style-name="T301">), </text:span><text:span text:style-name="T312">we </text:span><text:span text:style-name="T301">collapsed across these factors. </text:span><text:span text:style-name="T325">Trials on which </text:span><text:span text:style-name="T325">landing positions deviated more than 2.5 SD's from participants' means were discarded (</text:span><text:span text:style-name="T605">≈</text:span><text:span text:style-name="T612"> 1.</text:span><text:span text:style-name="T613">59</text:span><text:span text:style-name="T612">%, </text:span><text:soft-page-break/><text:span text:style-name="T612">exact percentages </text:span><text:span text:style-name="T613">depending on saccade and reference point</text:span><text:span text:style-name="T347">)</text:span><text:span text:style-name="T325">.</text:span></text:p>
      <text:p text:style-name="P41"><text:span text:style-name="T871">P</text:span><text:span text:style-name="T872">articipants </text:span><text:span text:style-name="T873">needed at least </text:span><text:span text:style-name="T872">one </text:span><text:span text:style-name="T874">(100%)</text:span><text:span text:style-name="T872">, two (</text:span><text:span text:style-name="T875">70</text:span><text:span text:style-name="T872">%) or three (</text:span><text:span text:style-name="T875">19</text:span><text:span text:style-name="T872">%) saccades </text:span><text:span text:style-name="T873">before </text:span><text:span text:style-name="T876">responding</text:span><text:span text:style-name="T872">. <text:s/></text:span><text:span text:style-name="T879">Average landing positions </text:span><text:span text:style-name="T921">of those saccades </text:span><text:span text:style-name="T879">are shown in Figure </text:span><text:span text:style-name="T880">1</text:span><text:span text:style-name="T879">. </text:span><text:span text:style-name="T881">R</text:span><text:span text:style-name="T882">elative to the objects</text:span><text:span text:style-name="T881">'</text:span><text:span text:style-name="T882"> </text:span><text:span text:style-name="T629">center </text:span><text:span text:style-name="T253">(</text:span><text:span text:style-name="T254">r</text:span><text:span text:style-name="T261">ound markers, straight line</text:span><text:span text:style-name="T253">),</text:span><text:span text:style-name="T882"> initial saccade</text:span><text:span text:style-name="T881">s</text:span><text:span text:style-name="T882"> </text:span><text:span text:style-name="T881">were </text:span><text:span text:style-name="T882">slightly biased </text:span><text:span text:style-name="T629">away </text:span><text:span text:style-name="T882">from the object's handle </text:span><text:span text:style-name="T877">(</text:span><text:span text:style-name="T630">M</text:span><text:span text:style-name="T904"> = -0.040, </text:span><text:span text:style-name="T630">SE</text:span><text:span text:style-name="T904"> = 0.004, </text:span><text:span text:style-name="T630">t</text:span><text:span text:style-name="T904">(17) = -10.42, </text:span><text:span text:style-name="T630">p</text:span><text:span text:style-name="T904"> &lt; 0.0001</text:span><text:span text:style-name="T877">)</text:span><text:span text:style-name="T883">. This bias </text:span><text:span text:style-name="T881">wa</text:span><text:span text:style-name="T883">s </text:span><text:span text:style-name="T871">even </text:span><text:span text:style-name="T883">more pronounced for the </text:span><text:span text:style-name="T881">subsequent </text:span><text:span text:style-name="T883">refixations (second saccade: </text:span><text:span text:style-name="T630">M</text:span><text:span text:style-name="T904"> = -0.193, </text:span><text:span text:style-name="T630">SE</text:span><text:span text:style-name="T904"> = 0.012, </text:span><text:span text:style-name="T630">t</text:span><text:span text:style-name="T904">(17) = -15.64, </text:span><text:span text:style-name="T630">p</text:span><text:span text:style-name="T904"> &lt; 0.0001</text:span><text:span text:style-name="T883">; </text:span><text:span text:style-name="T878">third saccade</text:span><text:span text:style-name="T883">: </text:span><text:span text:style-name="T630">M</text:span><text:span text:style-name="T904"> = -0.115, SE = 0.019, </text:span><text:span text:style-name="T630">t</text:span><text:span text:style-name="T904">(17) = -6.02, </text:span><text:span text:style-name="T630">p</text:span><text:span text:style-name="T904"> &lt; 0.0001</text:span><text:span text:style-name="T883">).</text:span></text:p>
      <text:p text:style-name="P46"><text:span text:style-name="T299">In contrast</text:span><text:span text:style-name="T298">, </text:span><text:span text:style-name="T313">relative to the object's </text:span><text:span text:style-name="T633">CoG </text:span><text:span text:style-name="T259">(</text:span><text:span text:style-name="T262">round markers, dotted line</text:span><text:span text:style-name="T260">)</text:span><text:span text:style-name="T313">, </text:span><text:span text:style-name="T298">initial saccade</text:span><text:span text:style-name="T350">s</text:span><text:span text:style-name="T298"> </text:span><text:span text:style-name="T359">were </text:span><text:span text:style-name="T298">slight</text:span><text:span text:style-name="T359">ly</text:span><text:span text:style-name="T298"> bias</text:span><text:span text:style-name="T359">ed</text:span><text:span text:style-name="T298"> </text:span><text:span text:style-name="T632">towards</text:span><text:span text:style-name="T298"> the handle (</text:span><text:span text:style-name="T637">M</text:span><text:span text:style-name="T380"> = 0.024, </text:span><text:span text:style-name="T637">SE</text:span><text:span text:style-name="T380"> = 0.004, </text:span><text:span text:style-name="T637">t</text:span><text:span text:style-name="T380">(17) = 5.88, </text:span><text:span text:style-name="T637">p</text:span><text:span text:style-name="T380"> &lt; 0.0001</text:span><text:span text:style-name="T298">). Interestingly, </text:span><text:span text:style-name="T315">taking the </text:span><text:span text:style-name="T298">CoG </text:span><text:span text:style-name="T315">as a reference point </text:span><text:span text:style-name="T360">did</text:span><text:span text:style-name="T298"> not change the direction of the refixations: </text:span><text:span text:style-name="T314">these </text:span><text:span text:style-name="T361">were</text:span><text:span text:style-name="T298"> still directed </text:span><text:span text:style-name="T632">away</text:span><text:span text:style-name="T298"> from the handle</text:span><text:span text:style-name="T300"> </text:span><text:span text:style-name="T298">(</text:span><text:span text:style-name="T297">second saccade: </text:span><text:span text:style-name="T638">M</text:span><text:span text:style-name="T381"> = -0.123, </text:span><text:span text:style-name="T638">SE</text:span><text:span text:style-name="T381"> = 0.010, </text:span><text:span text:style-name="T638">t</text:span><text:span text:style-name="T381">(17) = -12.45, </text:span><text:span text:style-name="T638">p</text:span><text:span text:style-name="T381"> &lt; 0.0001</text:span><text:span text:style-name="T297">; </text:span><text:span text:style-name="T387">third </text:span><text:span text:style-name="T297">saccade: </text:span><text:span text:style-name="T639">M</text:span><text:span text:style-name="T382"> = -0.090, </text:span><text:span text:style-name="T639">SE</text:span><text:span text:style-name="T382"> = 0.019, </text:span><text:span text:style-name="T639">t</text:span><text:span text:style-name="T382">(17) = -4.66, </text:span><text:span text:style-name="T645">p</text:span><text:span text:style-name="T382"> = 0.0016</text:span><text:span text:style-name="T297">)</text:span><text:span text:style-name="T300">.</text:span><text:span text:style-name="T300"><text:note text:id="ftn3" text:note-class="footnote"><text:note-citation>3</text:note-citation><text:note-body><text:p text:style-name="P17"><text:span text:style-name="T893">T</text:span><text:span text:style-name="T891">he lines representing the two dependent variables are not parallel, nor are their statistics identical. This is because after trial exclusion, </text:span><text:span text:style-name="T893">the data used for statistical testing did not contain </text:span><text:span text:style-name="T891">an equal number of each object </text:span><text:span text:style-name="T893">anymore</text:span><text:span text:style-name="T891"> Thus, </text:span><text:span text:style-name="T893">because </text:span><text:span text:style-name="T891">the average CoG is different for every </text:span><text:span text:style-name="T893">t-test </text:span><text:span text:style-name="T894">input data file</text:span><text:span text:style-name="T893">, </text:span><text:span text:style-name="T891">the straight line is not simply a </text:span><text:span text:style-name="T892">shift of the dotted line.</text:span></text:p></text:note-body></text:note></text:span></text:p>
      <text:h text:style-name="P102" text:outline-level="3">Discussion</text:h>
      <text:p text:style-name="Text_20_body"><text:span text:style-name="T407">Firstly, i</text:span><text:span text:style-name="T408">n contrast to previous studies </text:span><text:reference-mark-start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408">(e.g. Fischer &amp; Dahl, 2007; Tucker &amp; Ellis, 1998)</text:span><text:reference-mark-end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408">, </text:span><text:span text:style-name="T408">manual responses did not appear to be facilitated </text:span><text:span text:style-name="T409">if</text:span><text:span text:style-name="T408"> object orientation was congruent, compared to incongruent, with the hand of response. </text:span><text:span text:style-name="T409">T</text:span><text:span text:style-name="T408">he absence of such an affordance effect is </text:span><text:span text:style-name="T409">probably </text:span><text:span text:style-name="T408">due to the gaze-contingent fixation check</text:span><text:span text:style-name="T410">s that</text:span><text:span text:style-name="T408"> we </text:span><text:span text:style-name="T411">employed.</text:span><text:change-start text:change-id="ct168644448"/><text:span text:style-name="T411"><office:annotation><dc:creator>Sebastiaan Mathôt</dc:creator><dc:date>2013-10-11T15:54:52</dc:date><text:p text:style-name="P107"><text:span text:style-name="T995">I would rephrase this so that it sounds less like we made a mistake.</text:span></text:p><text:p text:style-name="P107"><text:span text:style-name="T995"/></text:p><text:p text:style-name="P107"><text:span text:style-name="T995">"This may have been due to the fact that we used a conservative online saccade-detection algorithm, which classified some of the very fast responses as occurring before saccade execution. To make sure that this did had not prevented us from observing an affordance effect in manual responses, we changed this aspect of the paradigm in Experiment 2."</text:span></text:p></office:annotation></text:span><text:change-end text:change-id="ct168644448"/><text:span text:style-name="T408"> </text:span><text:span text:style-name="T411">A</text:span><text:span text:style-name="T408">fter stimulus onset, response collection was disabled until participants made a saccade towards the object. As a result, </text:span><text:span text:style-name="T411">sometimes</text:span><text:span text:style-name="T408"> </text:span><text:span text:style-name="T407">the</text:span><text:span text:style-name="T408"> initial button press (which was </text:span><text:span text:style-name="T411">potentially </text:span><text:span text:style-name="T408">more sensitive to the objects' orientation) was not collected.</text:span></text:p>
      <text:p text:style-name="P5"><text:span text:style-name="T66">Secondly, Experiment 1 showed that, on average, initial saccades </text:span><text:span text:style-name="T72">did</text:span><text:span text:style-name="T66"> not land exactly at the </text:span><text:soft-page-break/><text:span text:style-name="T66">objects' absolute center, nor exactly </text:span><text:span text:style-name="T68">at</text:span><text:span text:style-name="T66"> </text:span><text:span text:style-name="T922">their</text:span><text:span text:style-name="T66"> CoG</text:span><text:change-start text:change-id="ct151551552"/><text:span text:style-name="T986">, but rather somewhere inbetween</text:span><text:change-end text:change-id="ct151551552"/><text:span text:style-name="T66">. </text:span><text:span text:style-name="T69">Strikingly</text:span><text:span text:style-name="T66">, </text:span><text:change-start text:change-id="ct168611120"/><text:span text:style-name="T986">we can therefore interpret the landing position as being biased away from or towards the handle, depending on which reference point we take, </text:span><text:change-end text:change-id="ct168611120"/><text:change text:change-id="ct138325488"/><text:span text:style-name="T71">Moreover, the CoG hypothesis cannot be ruled out either. </text:span><text:span text:style-name="T956">After all, i</text:span><text:span text:style-name="T933">t is possible that participants did aim to saccade towards objects' CoG, but systematically undershot this target position </text:span><text:span text:style-name="T536">(see Supplementary)</text:span><text:span text:style-name="T933">.</text:span><text:span text:style-name="T661"> </text:span><text:span text:style-name="T933">In order to distinguish between these possibilities, </text:span><text:span text:style-name="T826">we carried out </text:span><text:span text:style-name="T956">a second experiment</text:span><text:span text:style-name="T826"> (see below).</text:span></text:p>
      <text:p text:style-name="P6"><text:span text:style-name="T974">W</text:span><text:span text:style-name="T895">ithin-object</text:span><text:span text:style-name="T825"> </text:span><text:span text:style-name="T762">refixations</text:span><text:span text:style-name="T693"> </text:span><text:span text:style-name="T723">were </text:span><text:span text:style-name="T659">directed towards the </text:span><text:span text:style-name="T73">non-handled part of the object, </text:span><text:span text:style-name="T250">irrespective </text:span><text:span text:style-name="T73">of </text:span><text:span text:style-name="T693">whether </text:span><text:span text:style-name="T896">the objects' absolute center or CoG was used </text:span><text:span text:style-name="T693">as a reference point</text:span><text:change-start text:change-id="ct151628528"/><text:span text:style-name="T987"> (cf. Roberts &amp; Humphreys)</text:span><text:span text:style-name="T987"><office:annotation><dc:creator>Sebastiaan Mathôt</dc:creator><dc:date>2013-10-11T16:02:22</dc:date><text:p text:style-name="P107"><text:span text:style-name="T995">You can keep the discussion light, and move this to the General Discussion.</text:span></text:p></office:annotation></text:span><text:change-end text:change-id="ct151628528"/><text:span text:style-name="T73">. </text:span><text:change text:change-id="ct168791600"/></text:p>
      <text:h text:style-name="Heading_20_1" text:outline-level="1">Experiment 2</text:h>
      <text:p text:style-name="P53"><text:span text:style-name="T662">Experiment 2 differed in a small but important manner from Experiment 1: </text:span><text:span text:style-name="T694">we aligned </text:span><text:span text:style-name="T662">the objects with their </text:span><text:span text:style-name="T255">CoG </text:span><text:span text:style-name="T662">(instead of their </text:span><text:span text:style-name="T897">absolute </text:span><text:span text:style-name="T662">center) on the vertical meridian </text:span><text:span text:style-name="T537">(see Figure)</text:span><text:span text:style-name="T662">. </text:span><text:span text:style-name="T934">The main purpose of </text:span><text:span text:style-name="T974">E</text:span><text:span text:style-name="T934">xperiment </text:span><text:span text:style-name="T974">2 </text:span><text:span text:style-name="T934">was to further investigate the direction of initial saccades towards isolated objects. </text:span><text:span text:style-name="T957">We reasoned that if the in Experimen</text:span><text:span text:style-name="T958">t</text:span><text:span text:style-name="T957"> 1 observed initial deviation from the CoG </text:span><text:span text:style-name="T974">wa</text:span><text:span text:style-name="T957">s caused by a saccadic undershoot </text:span><text:span text:style-name="T974">of the CoG </text:span><text:span text:style-name="T958">on the horizontal axis</text:span><text:span text:style-name="T957">, in Experiment 2 the eyes should land approximately at the CoG (i.e. </text:span><text:span text:style-name="T958">a</text:span><text:span text:style-name="T957">t the vertical meridian), irrespective of object </text:span><text:soft-page-break/><text:span text:style-name="T957">orientation. Instead, if the previously</text:span><text:span text:style-name="T975">-</text:span><text:span text:style-name="T957">observed initial deviation </text:span><text:span text:style-name="T958">reflect</text:span><text:span text:style-name="T975">ed</text:span><text:span text:style-name="T958"> </text:span><text:span text:style-name="T957">a higher-level effect, Experiment 2 should reveal a similar pattern.</text:span><text:span text:style-name="T663"> </text:span><text:span text:style-name="T765">In addition, Experiment 2 enable</text:span><text:span text:style-name="T695">d</text:span><text:span text:style-name="T765"> us to obtain </text:span><text:span text:style-name="T765">converging evidence for the </text:span><text:span text:style-name="T959">subsequent </text:span><text:span text:style-name="T763">bias towards the </text:span><text:span text:style-name="T976">objects' </text:span><text:span text:style-name="T763">non-handled part</text:span><text:span text:style-name="T765">. If </text:span><text:span text:style-name="T959">these </text:span><text:span text:style-name="T765">refixations </text:span><text:span text:style-name="T764">are indeed </text:span><text:span text:style-name="T959">the result of a higher-level (</text:span><text:span text:style-name="T771">either semantic action-direction</text:span><text:span text:style-name="T960">) </text:span><text:span text:style-name="T771">effect, </text:span><text:span text:style-name="T770">we should find a similar bias in Experiment 2.</text:span></text:p>
      <text:h text:style-name="P87" text:outline-level="2">Methods</text:h>
      <text:p text:style-name="P54"><text:span text:style-name="T621">Experiment 2 </text:span><text:span text:style-name="T622">differed from Experiment 1 only on the following aspects. </text:span><text:span text:style-name="T725">E</text:span><text:span text:style-name="T622">ighteen </text:span><text:span text:style-name="T724">different observers participated</text:span><text:span text:style-name="T801">, of whom one was </text:span><text:span text:style-name="T724">excluded </text:span><text:span text:style-name="T801">from the analyses </text:span><text:span text:style-name="T724">because </text:span><text:span text:style-name="T961">of being </text:span><text:span text:style-name="T724">left handed by post</text:span><text:span text:style-name="T766">-hoc</text:span><text:span text:style-name="T724"> self report. </text:span><text:span text:style-name="T725">Furthermore, we aligned the objects with their CoG (instead of their center) on the vertical meridian. Finally, </text:span><text:span text:style-name="T803">in Experiment 1 </text:span><text:span text:style-name="T648">the criteria for the gaze-contingent fixation checks </text:span><text:span text:style-name="T803">were </text:span><text:span text:style-name="T804">set </text:span><text:span text:style-name="T767">too conservatively. </text:span><text:span text:style-name="T977">This had </text:span><text:span text:style-name="T768">led to the </text:span><text:span text:style-name="T648">exclusion of a </text:span><text:span text:style-name="T696">large number</text:span><text:span text:style-name="T648"> of trials. </text:span><text:span text:style-name="T802">Therefore, </text:span><text:span text:style-name="T977">we decided not to use fixation checks </text:span><text:span text:style-name="T649">in Experiment 2</text:span><text:span text:style-name="T803">. </text:span><text:span text:style-name="T978">Trials still started with a one-point eye-tracker recalibration.</text:span></text:p>
      <text:h text:style-name="P88" text:outline-level="2">Results</text:h>
      <text:p text:style-name="P40"><text:span text:style-name="T979">Trials were </text:span><text:span text:style-name="T980">discarded</text:span><text:span text:style-name="T979"> on the basis of the following criteria: </text:span><text:span text:style-name="T656">T</text:span><text:span text:style-name="T623">he EyeLink </text:span><text:span text:style-name="T653">saccade-detection </text:span><text:span text:style-name="T623">algorithm</text:span><text:span text:style-name="T653"> </text:span><text:span text:style-name="T650">detected no saccades </text:span><text:span text:style-name="T623">(</text:span><text:span text:style-name="T898">2.76%</text:span><text:span text:style-name="T623">), </text:span><text:span text:style-name="T805">the initial saccade did not cross an imaginary line between </text:span><text:span text:style-name="T805">the center and the smallest-possible target eccentricity (</text:span><text:span text:style-name="T898">0.35%</text:span><text:span text:style-name="T805">), </text:span><text:span text:style-name="T807">an anticipatory saccade was made </text:span><text:span text:style-name="T808">(</text:span><text:span text:style-name="T898">0.30</text:span><text:span text:style-name="T808">%)</text:span><text:span text:style-name="T807">,</text:span><text:span text:style-name="T623"> </text:span><text:span text:style-name="T658">or</text:span><text:span text:style-name="T624"> </text:span><text:span text:style-name="T651">an erroneous response was given or a timeout occurred (</text:span><text:span text:style-name="T657">6</text:span><text:span text:style-name="T652">.</text:span><text:span text:style-name="T657">26</text:span><text:span text:style-name="T652">%</text:span><text:span text:style-name="T651">).</text:span></text:p>
      <text:h text:style-name="P103" text:outline-level="3">Response times</text:h>
      <text:p text:style-name="Text_20_body"><text:span text:style-name="T375">As in Experiment 1, t</text:span><text:span text:style-name="T376">rials on which RT deviated more than 2.5 SD's from participants' condition means were excluded from the analysis (</text:span><text:span text:style-name="T377">2.39</text:span><text:span text:style-name="T376">%). </text:span><text:span text:style-name="T412">T</text:span><text:span text:style-name="T378">he interaction between </text:span><text:span text:style-name="T379">hand of </text:span><text:span text:style-name="T379">response and handle orientation </text:span><text:span text:style-name="T378">did not reach significance</text:span><text:span text:style-name="T884"> (</text:span><text:span text:style-name="T643">F</text:span><text:span text:style-name="T884">(</text:span><text:span text:style-name="T885">1,16</text:span><text:span text:style-name="T884">) = </text:span><text:span text:style-name="T885">2.</text:span><text:span text:style-name="T886">53</text:span><text:span text:style-name="T884">, </text:span><text:span text:style-name="T643">p</text:span><text:span text:style-name="T884"> = </text:span><text:span text:style-name="T885">0.1</text:span><text:span text:style-name="T886">3</text:span><text:span text:style-name="T884">). </text:span><text:span text:style-name="T889">Yet, a</text:span><text:span text:style-name="T887">lthough </text:span><text:soft-page-break/><text:span text:style-name="T887">not significant, the interaction </text:span><text:span text:style-name="T890">wa</text:span><text:span text:style-name="T887">s in the expected direction such that participants responded </text:span><text:span text:style-name="T890">marginally </text:span><text:span text:style-name="T887">faster if the hand of response was compatible (</text:span><text:span text:style-name="T644">M</text:span><text:span text:style-name="T887"> = </text:span><text:span text:style-name="T888">620.06</text:span><text:span text:style-name="T887">, </text:span><text:span text:style-name="T644">SE</text:span><text:span text:style-name="T887"> = </text:span><text:span text:style-name="T888">19.15</text:span><text:span text:style-name="T887">) as compared to </text:span><text:span text:style-name="T887">incompatible (</text:span><text:span text:style-name="T644">M</text:span><text:span text:style-name="T887"> =</text:span><text:span text:style-name="T888">628.84</text:span><text:span text:style-name="T887">, </text:span><text:span text:style-name="T644">SE</text:span><text:span text:style-name="T887"> = </text:span><text:span text:style-name="T888">19.90</text:span><text:span text:style-name="T887">) with the orientation of the objects' handle.</text:span></text:p>
      <text:h text:style-name="P104" text:outline-level="3">Landing positions</text:h>
      <text:p text:style-name="P45"><text:span text:style-name="T903">As in Experiment 1, </text:span><text:span text:style-name="T908">p</text:span><text:span text:style-name="T307">articipants </text:span><text:span text:style-name="T309">needed at least </text:span><text:span text:style-name="T307">one </text:span><text:span text:style-name="T310">(100%)</text:span><text:span text:style-name="T307">, two (</text:span><text:span text:style-name="T388">64</text:span><text:span text:style-name="T307">%) or three (</text:span><text:span text:style-name="T374">1</text:span><text:span text:style-name="T388">2</text:span><text:span text:style-name="T307">%) saccades </text:span><text:span text:style-name="T309">before </text:span><text:span text:style-name="T346">responding</text:span><text:span text:style-name="T307">. </text:span><text:span text:style-name="T389">We analysed the l</text:span><text:span text:style-name="T726">anding positions </text:span><text:span text:style-name="T908">of these three saccades </text:span><text:span text:style-name="T726">relative to the CoG (which coincided with the vertical meridian). </text:span><text:span text:style-name="T908">Because n</text:span><text:span text:style-name="T726">either response hand nor handle orientation appeared to affect landing positions </text:span><text:span text:style-name="T383">(all </text:span><text:span text:style-name="T636">F</text:span><text:span text:style-name="T383">'s &lt; </text:span><text:span text:style-name="T385">2.8</text:span><text:span text:style-name="T386">0</text:span><text:span text:style-name="T383">, all </text:span><text:span text:style-name="T636">p</text:span><text:span text:style-name="T383">'s &gt; .</text:span><text:span text:style-name="T385">1</text:span><text:span text:style-name="T386">1</text:span><text:span text:style-name="T383">)</text:span><text:span text:style-name="T726"> </text:span><text:span text:style-name="T908">we </text:span><text:span text:style-name="T726">collapsed across th</text:span><text:span text:style-name="T923">e</text:span><text:span text:style-name="T726">se conditions. Landing positions that deviated more than 2.5 SD's from participants' mean were excluded from the analyses (</text:span><text:span text:style-name="T606">≈</text:span><text:span text:style-name="T614"> </text:span><text:span text:style-name="T615">1.6</text:span><text:span text:style-name="T616">0</text:span><text:span text:style-name="T383">%, </text:span><text:span text:style-name="T384">exact percentages depending on saccade</text:span><text:span text:style-name="T769">)</text:span><text:span text:style-name="T726">. </text:span><text:span text:style-name="T910">A </text:span><text:span text:style-name="T909">Bonferroni-corrected alpha level of 0.008 </text:span><text:span text:style-name="T912">(0.05/6) </text:span><text:span text:style-name="T909">was used, because the three landing positions were com</text:span><text:span text:style-name="T911">p</text:span><text:span text:style-name="T909">ared to two reference points: the CoG and </text:span><text:span text:style-name="T962">simulated saccades </text:span><text:span text:style-name="T909">(see below).</text:span></text:p>
      <text:p text:style-name="P47"><text:span text:style-name="T726">The results are shown in </text:span><text:span text:style-name="T531">Figure </text:span><text:span text:style-name="T533">1,</text:span><text:span text:style-name="T531"> </text:span><text:span text:style-name="T533">rectangle markers</text:span><text:span text:style-name="T726">. </text:span><text:span text:style-name="T727">A</text:span><text:span text:style-name="T697">s predicted by </text:span><text:span text:style-name="T963">the </text:span><text:span text:style-name="T697">CoG </text:span><text:span text:style-name="T963">hypothesis</text:span><text:span text:style-name="T697">, initial saccades landed approximately </text:span><text:span text:style-name="T698">on the </text:span><text:span text:style-name="T924">objects' </text:span><text:span text:style-name="T698">CoG </text:span><text:span text:style-name="T699">(</text:span><text:span text:style-name="T631">M</text:span><text:span text:style-name="T905"> = -0.006, </text:span><text:span text:style-name="T631">SE</text:span><text:span text:style-name="T905"> = 0.003, </text:span><text:span text:style-name="T631">t</text:span><text:span text:style-name="T905">(1</text:span><text:span text:style-name="T906">6</text:span><text:span text:style-name="T905">) = -2.23, </text:span><text:span text:style-name="T631">p</text:span><text:span text:style-name="T905"> = 0.2420</text:span><text:span text:style-name="T698">). </text:span><text:span text:style-name="T664">Secondly, </text:span><text:span text:style-name="T771">in line with the </text:span><text:span text:style-name="T925">the results from Experiment 1</text:span><text:span text:style-name="T771">,</text:span><text:span text:style-name="T664"> refixations were directed </text:span><text:span text:style-name="T256">away</text:span><text:span text:style-name="T664"> from the </text:span><text:span text:style-name="T700">objects' </text:span><text:span text:style-name="T664">handle</text:span><text:span text:style-name="T700">s </text:span><text:span text:style-name="T664">(</text:span><text:span text:style-name="T700">second saccade</text:span><text:span text:style-name="T664">: </text:span><text:span text:style-name="T631">M</text:span><text:span text:style-name="T905"> = -0.173, </text:span><text:span text:style-name="T631">SE </text:span><text:span text:style-name="T905">= 0.012, t(1</text:span><text:span text:style-name="T907">6</text:span><text:span text:style-name="T905">) = -14.39, </text:span><text:span text:style-name="T631">p</text:span><text:span text:style-name="T905"> = 0.0000</text:span><text:span text:style-name="T664">; </text:span><text:span text:style-name="T700">third saccade</text:span><text:span text:style-name="T664">: </text:span><text:span text:style-name="T631">M</text:span><text:span text:style-name="T905"> = -0.088, </text:span><text:span text:style-name="T631">SE</text:span><text:span text:style-name="T905"> = 0.026, </text:span><text:span text:style-name="T631">t</text:span><text:span text:style-name="T905">(1</text:span><text:span text:style-name="T907">6</text:span><text:span text:style-name="T905">) = -3.25, </text:span><text:span text:style-name="T631">p</text:span><text:span text:style-name="T905"> = 0.0299</text:span><text:span text:style-name="T664">). </text:span></text:p>
      <text:h text:style-name="P99" text:outline-level="3">Time course</text:h>
      <text:p text:style-name="P50"><text:span text:style-name="T413">The difference between the initial saccades (directed towards the CoG) and the refixations (directed to </text:span><text:span text:style-name="T462">objects'</text:span><text:span text:style-name="T413"> non-handled part), suggests </text:span><text:span text:style-name="T414">that the CoG effect occurs early and </text:span><text:span text:style-name="T430">decays rapidly</text:span><text:span text:style-name="T414">, whereas the non-handle bias takes </text:span><text:span text:style-name="T430">time</text:span><text:span text:style-name="T414"> to build up. If such a time course is indeed underlying the observed landing positions,</text:span><text:span text:style-name="T416"> </text:span><text:span text:style-name="T415">we should find </text:span><text:span text:style-name="T363">a </text:span><text:span text:style-name="T390">positive</text:span><text:span text:style-name="T363"> correlation between </text:span><text:span text:style-name="T391">saccade latency (i.e., time passed since stimulus onset) and </text:span><text:span text:style-name="T431">the non-handle bias</text:span><text:span text:style-name="T362">. </text:span><text:span text:style-name="T417">Note that this prediction </text:span><text:span text:style-name="T431">only holds for </text:span><text:span text:style-name="T417">the </text:span><text:soft-page-break/><text:span text:style-name="T641">initial</text:span><text:span text:style-name="T417"> saccades, because it is </text:span><text:span text:style-name="T432">unlikely</text:span><text:span text:style-name="T417"> that the rapidly-decaying CoG </text:span><text:span text:style-name="T431">still plays any role during refixations</text:span><text:span text:style-name="T418">.</text:span></text:p>
      <text:p text:style-name="P55"><text:span text:style-name="T434">To test this </text:span><text:span text:style-name="T435">hypothesis</text:span><text:span text:style-name="T434">, </text:span><text:span text:style-name="T436">we </text:span><text:span text:style-name="T439">used </text:span><text:span text:style-name="T436">linear mixed</text:span><text:span text:style-name="T439">-</text:span><text:span text:style-name="T436">effects model</text:span><text:span text:style-name="T439">ing </text:span><text:span text:style-name="T436">with the </text:span><text:span text:style-name="T440">initial </text:span><text:span text:style-name="T436">landing position as the dependent variable, participant and stimulus as random effects, and </text:span><text:span text:style-name="T440">initial saccade latency </text:span><text:span text:style-name="T436">as fixed effect. </text:span><text:span text:style-name="T433">Markov chain Monte Carlo </text:span><text:span text:style-name="T439">was used to the estimate </text:span><text:span text:style-name="T642">p</text:span><text:span text:style-name="T439">-value. </text:span><text:span text:style-name="T433">This revealed a positive correlation between saccade latency and landing position</text:span><text:span text:style-name="T538"> (r = , <text:s/>p = ). </text:span><text:span text:style-name="T438">More specifically, </text:span><text:span text:style-name="T327">early initial saccades land</text:span><text:span text:style-name="T433">ed</text:span><text:span text:style-name="T327"> </text:span><text:span text:style-name="T433">around the objects' </text:span><text:span text:style-name="T327">CoG</text:span><text:span text:style-name="T364">, </text:span><text:span text:style-name="T419">whereas </text:span><text:span text:style-name="T433">later </text:span><text:span text:style-name="T328">initial saccades </text:span><text:span text:style-name="T440">already </text:span><text:span text:style-name="T437">show</text:span><text:span text:style-name="T440">ed</text:span><text:span text:style-name="T437"> a small deviation in the direction of the objects' non-handle side </text:span><text:span text:style-name="T438">(see Figure)</text:span><text:span text:style-name="T327">. </text:span><text:span text:style-name="T420">At the same time, even when saccade latency is taken into account, <text:s/>the non-handle bias remains much more pronounced for the refixations than for the initial saccades. </text:span><text:span text:style-name="T535">Indeed, a .. t-test revealed that bin …. </text:span></text:p>
      <text:h text:style-name="P89" text:outline-level="2">Discussion</text:h>
      <text:p text:style-name="P42"><text:span text:style-name="T827">The affordance effect on manual behaviour </text:span><text:reference-mark-start text:name="ZOTERO_ITEM CSL_CITATION {&quot;citationID&quot;:&quot;1oeb629425&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y4ueqnsRl"/><text:span text:style-name="T827">(Tucker &amp; Ellis, 1998)</text:span><text:reference-mark-end text:name="ZOTERO_ITEM CSL_CITATION {&quot;citationID&quot;:&quot;1oeb629425&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y4ueqnsRl"/><text:span text:style-name="T827"> did not reach significance. </text:span><text:span text:style-name="T926">T</text:span><text:span text:style-name="T929">his </text:span><text:span text:style-name="T926">is probably </text:span><text:span text:style-name="T981">because </text:span><text:span text:style-name="T827">only 17 </text:span><text:span text:style-name="T913">observers participated in Experiment </text:span><text:span text:style-name="T927">2</text:span><text:span text:style-name="T913">, </text:span><text:span text:style-name="T930">whereas </text:span><text:span text:style-name="T935">the</text:span><text:span text:style-name="T930"> number </text:span><text:span text:style-name="T935">of observers </text:span><text:span text:style-name="T930">is typically much higher </text:span><text:span text:style-name="T828">(i.e., around 30) </text:span><text:span text:style-name="T928">in affordance studies</text:span><text:span text:style-name="T828">.</text:span><text:change-start text:change-id="ct151526496"/><text:span text:style-name="T828"><office:annotation><dc:creator>Sebastiaan Mathôt</dc:creator><dc:date>2013-10-11T16:05:59</dc:date><text:p text:style-name="P107"><text:span text:style-name="T995">I would start with the most important point, namely the landing position of the first saccade.</text:span></text:p><text:p text:style-name="P107"><text:span text:style-name="T995"/></text:p><text:p text:style-name="P107"><text:span text:style-name="T995">Also, I would rephrase this result to sound less negative: 'We observed an affordance effect on manual responses, be it only marginal (p = ...), in line with ...'</text:span></text:p></office:annotation></text:span><text:change-end text:change-id="ct151526496"/></text:p>
      <text:p text:style-name="P7"><text:change text:change-id="ct138370800"/><text:change-start text:change-id="ct168694352"/><text:span text:style-name="T87"><office:annotation><dc:creator>Sebastiaan Mathôt</dc:creator><dc:date>2013-10-11T16:07:47</dc:date><text:p text:style-name="P107"><text:span text:style-name="T995">You can keep the discussion light and summarize the results in more-or-less pointwise fshion.</text:span></text:p></office:annotation></text:span><text:change-end text:change-id="ct168694352"/><text:span text:style-name="T936">In line w</text:span><text:span text:style-name="T964">ith</text:span><text:span text:style-name="T936"> this prediction, in Experiment 2 </text:span><text:span text:style-name="T931">initial saccades did not appear to deviate from the objects' CoG </text:span><text:span text:style-name="T90">anymore</text:span><text:change-start text:change-id="ct168593936"/><text:span text:style-name="T988">, except for the very slowest initial saccades, which deviated slightly towards the non-handled part of the object</text:span><text:change-end text:change-id="ct168593936"/><text:span text:style-name="T90">. </text:span><text:change text:change-id="ct151562896"/><text:span text:style-name="T703">Secondly, </text:span><text:span text:style-name="T965">as in </text:span><text:span text:style-name="T704">Experiment 1, </text:span><text:span text:style-name="T92">refixations were directed towards the </text:span><text:span text:style-name="T965">objects' </text:span><text:span text:style-name="T92">non-handled side.</text:span><text:change text:change-id="ct138337216"/></text:p>
      <text:p text:style-name="P8"><text:change text:change-id="ct164527136"/><text:span text:style-name="T106"/></text:p>
      <text:h text:style-name="P75" text:outline-level="1">Simulation</text:h>
      <text:p text:style-name="P36"><text:span text:style-name="T809">Our results suggest </text:span><text:span text:style-name="T932">that initial</text:span><text:span text:style-name="T727"> saccades are driven by a low-level CoG effect, whereas </text:span><text:span text:style-name="T966">refixations are the result of a higher-level effect</text:span><text:span text:style-name="T727">. </text:span><text:span text:style-name="T966">However, </text:span><text:span text:style-name="T772">an alternative, low-level, explanation </text:span><text:span text:style-name="T982">can</text:span><text:span text:style-name="T937">not </text:span><text:span text:style-name="T939">yet </text:span><text:span text:style-name="T937">bee</text:span><text:span text:style-name="T938">n</text:span><text:span text:style-name="T937"> ruled out. </text:span><text:span text:style-name="T938">On average, the non-handled side of </text:span><text:span text:style-name="T982">our stimuli may </text:span><text:span text:style-name="T938">have been more salient than the handle side. </text:span><text:span text:style-name="T943">If this were the case, the </text:span><text:span text:style-name="T967">non-handle bias </text:span><text:span text:style-name="T943">may simply indicate that, </text:span><text:span text:style-name="T938">a</text:span><text:span text:style-name="T773">fter having fixated the CoG, </text:span><text:span text:style-name="T810">participants moved their eyes towards </text:span><text:span text:style-name="T773">the next-most salient location of the display.</text:span></text:p>
      <text:h text:style-name="P91" text:outline-level="2">Methods</text:h>
      <text:p text:style-name="Text_20_body"><text:span text:style-name="T728">To examine this possibility, we </text:span><text:span text:style-name="T940">used a saliency model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V2IptzQ7u0"/><text:span text:style-name="T940">(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V2IptzQ7u0"/><text:span text:style-name="T940"> to simulate three saccades towards the displays </text:span><text:span text:style-name="T983">used in Experiment 2</text:span><text:span text:style-name="T728">. </text:span><text:span text:style-name="T941">These simulated saccades are </text:span><text:span text:style-name="T728">a best </text:span><text:span text:style-name="T701">effort to predict where the eyes would land if eye-movement guidance was purely determined by bottom-up visual <text:s/>saliency </text:span><text:reference-mark-start text:name="ZOTERO_ITEM CSL_CITATION {&quot;citationID&quot;:&quot;2g5bjt77f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f3mJPhVDxT"/><text:span text:style-name="T701">(Itti et al., 1998)</text:span><text:reference-mark-end text:name="ZOTERO_ITEM CSL_CITATION {&quot;citationID&quot;:&quot;2g5bjt77f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f3mJPhVDxT"/><text:span text:style-name="T701">. </text:span><text:span text:style-name="T530">See Supplementary Methods for more details</text:span><text:span text:style-name="T702">. </text:span><text:span text:style-name="T941">The results</text:span><text:span text:style-name="T774"> enabled us to compare </text:span><text:span text:style-name="T944">participants' eye movements with three saccades that </text:span><text:span text:style-name="T984">were</text:span><text:span text:style-name="T944"> entirely saliency driven.</text:span></text:p>
      <text:h text:style-name="P90" text:outline-level="2"><text:soft-page-break/>Results</text:h>
      <text:p text:style-name="P51"><text:span text:style-name="T968">As can be seen </text:span><text:span text:style-name="T775">in </text:span><text:span text:style-name="T534">Figure 1 (squared dots)</text:span><text:span text:style-name="T775">, </text:span><text:span text:style-name="T968">the simulated refixations (... dots)</text:span><text:span text:style-name="T775"> </text:span><text:span text:style-name="T392">significantly </text:span><text:span text:style-name="T394">differ </text:span><text:span text:style-name="T392">from </text:span><text:span text:style-name="T441">the refixations observed in Experiment 2</text:span><text:span text:style-name="T395"> </text:span><text:span text:style-name="T392">(</text:span><text:span text:style-name="T441">saccade 2: </text:span><text:span text:style-name="T640">t</text:span><text:span text:style-name="T392">(16) = -16.75, </text:span><text:span text:style-name="T640">p</text:span><text:span text:style-name="T392"> &lt; 0.0001, </text:span><text:span text:style-name="T396">and </text:span><text:span text:style-name="T441">saccade 2:</text:span><text:span text:style-name="T396"> </text:span><text:span text:style-name="T640">t</text:span><text:span text:style-name="T392">(16) = -3.76, </text:span><text:span text:style-name="T640">p</text:span><text:span text:style-name="T392"> = 0.0102</text:span><text:span text:style-name="T441">)</text:span><text:span text:style-name="T392">. </text:span><text:span text:style-name="T441">In </text:span><text:span text:style-name="T398">Experiment 2 </text:span><text:span text:style-name="T442">participants tended to refixate the objects' non-handle side, whereas the </text:span><text:span text:style-name="T398">simulated refixations </text:span><text:span text:style-name="T423">were arbitrarily directed towards either </text:span><text:span text:style-name="T442">(extreme) side of </text:span><text:span text:style-name="T423">the object </text:span><text:span text:style-name="T443">(see Supplementary). </text:span><text:span text:style-name="T423">The bi-directionality of the second simulated saccades is important, because it indicates that, </text:span><text:span text:style-name="T399">after 'partialising</text:span><text:span text:style-name="T404">'</text:span><text:span text:style-name="T399"> the most salient peak, our stimuli were equally salient at both sides.</text:span></text:p>
      <text:p text:style-name="P9"><text:span text:style-name="T393">Furthermore,</text:span><text:span text:style-name="T397"> simulated </text:span><text:span text:style-name="T463">initial </text:span><text:span text:style-name="T397">saccade</text:span><text:span text:style-name="T444">s </text:span><text:span text:style-name="T539">(Figure 1, dot ..)</text:span><text:span text:style-name="T397"> </text:span><text:span text:style-name="T421">deviate</text:span><text:span text:style-name="T445">d</text:span><text:span text:style-name="T421"> from the</text:span><text:span text:style-name="T393"> objects average CoG, </text:span><text:span text:style-name="T464">and were </text:span><text:span text:style-name="T446">more variable than initial saccades observed in Experiment 2.</text:span><text:span text:style-name="T422"> Where</text:span><text:span text:style-name="T447">as</text:span><text:span text:style-name="T422"> </text:span><text:span text:style-name="T448">observed</text:span><text:span text:style-name="T422"> landing positions </text:span><text:span text:style-name="T448">were </text:span><text:span text:style-name="T422">clustered and normally distributed, simulated landing </text:span><text:span text:style-name="T449">positions were wider distributed</text:span><text:span text:style-name="T422">. </text:span><text:change text:change-id="ct168757072"/><text:change text:change-id="ct151716512"/></text:p>
      <text:h text:style-name="P92" text:outline-level="2">Discussion</text:h>
      <text:p text:style-name="Text_20_body"><text:span text:style-name="T424">In Experiment 2</text:span><text:span text:style-name="T401">, participants </text:span><text:span text:style-name="T450">tended to refixate the objects' non-handle </text:span><text:span text:style-name="T451">more than </text:span><text:span text:style-name="T450">the objects' handle part.</text:span><text:span text:style-name="T401"> </text:span><text:span text:style-name="T425">Purely</text:span><text:span text:style-name="T451">-</text:span><text:span text:style-name="T425">saliency</text:span><text:span text:style-name="T451">-</text:span><text:span text:style-name="T425">driven eye movements do not show this bias. </text:span><text:span text:style-name="T401">This discrepancy </text:span><text:span text:style-name="T400">rule</text:span><text:span text:style-name="T401">s</text:span><text:span text:style-name="T400"> out the possibility that </text:span><text:span text:style-name="T402">participants' </text:span><text:span text:style-name="T400">refixations </text:span><text:span text:style-name="T403">were </text:span><text:span text:style-name="T400">solely saliency driven. </text:span><text:span text:style-name="T426">Furthermore, </text:span><text:span text:style-name="T427">simulated initial saccades d</text:span><text:span text:style-name="T452">id</text:span><text:span text:style-name="T426"> not appear to be a good predictor of </text:span><text:span text:style-name="T452">participants' eye-movement behaviour</text:span><text:span text:style-name="T426">. Where</text:span><text:span text:style-name="T453">as</text:span><text:span text:style-name="T426"> our CoG calculation correctly predict</text:span><text:span text:style-name="T454">ed</text:span><text:span text:style-name="T426"> initial landing positions (see graph and </text:span><text:soft-page-break/><text:span text:style-name="T426">distributions), the simulated </text:span><text:span text:style-name="T455">initial saccades</text:span><text:span text:style-name="T426"> deviate</text:span><text:span text:style-name="T456">d</text:span><text:span text:style-name="T426"> from </text:span><text:span text:style-name="T457">this reference point and were </text:span><text:span text:style-name="T426">more variable (extremely deviated to either side of the object) than </text:span><text:span text:style-name="T458">observed</text:span><text:span text:style-name="T426"> saccades. As mentioned above</text:span><text:change-start text:change-id="ct138435952"/><text:span text:style-name="T426"><office:annotation><dc:creator>Sebastiaan Mathôt</dc:creator><dc:date>2013-10-11T16:13:56</dc:date><text:p text:style-name="P107"><text:span text:style-name="T995">Avoid saying things twice, especially if you're running out of space.</text:span></text:p></office:annotation></text:span><text:change-end text:change-id="ct138435952"/><text:span text:style-name="T426">, this </text:span><text:span text:style-name="T428">is probably caused by the fact that the saliency model </text:span><text:span text:style-name="T459">that</text:span><text:span text:style-name="T428">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2gV6RsVxO"/><text:span text:style-name="T428">(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2gV6RsVxO"/><text:span text:style-name="T428"> does </text:span><text:span text:style-name="T428">not take </text:span><text:span text:style-name="T460">into account that visual acuity rapidly decays in the visual periphery. </text:span></text:p>
      <text:h text:style-name="P76" text:outline-level="1">General Discussion</text:h>
      <text:p text:style-name="P10"><text:span text:style-name="T236">T</text:span><text:span text:style-name="T715">he purpose of the current study was to simultaneously investigate the low-level </text:span><text:span text:style-name="T969">center-of-gravity (CoG)</text:span><text:span text:style-name="T757"> </text:span><text:span text:style-name="T715">effect, and the more high-level </text:span><text:span text:style-name="T847">object-affordance and action-direction</text:span><text:span text:style-name="T715"> </text:span><text:span text:style-name="T757">effect</text:span><text:span text:style-name="T847">s</text:span><text:span text:style-name="T757"> </text:span><text:span text:style-name="T715">on eye</text:span><text:span text:style-name="T757"> </text:span><text:span text:style-name="T715">movements towards isolated </text:span><text:span text:style-name="T757">graspable </text:span><text:span text:style-name="T715">objects. </text:span><text:span text:style-name="T112">Firstly, we </text:span><text:change-start text:change-id="ct138435664"/><text:span text:style-name="T989">showed for the first time </text:span><text:change-end text:change-id="ct138435664"/><text:change text:change-id="ct138420192"/><text:span text:style-name="T112"><text:s/></text:span><text:span text:style-name="T970">that </text:span><text:span text:style-name="T942">i</text:span><text:span text:style-name="T706">nitial saccades land</text:span><text:span text:style-name="T779">ed</text:span><text:span text:style-name="T706"> on the CoG </text:span><text:span text:style-name="T779">of isolated graspable objects. </text:span><text:span text:style-name="T942">Thus, </text:span><text:span text:style-name="T971">as predicted by the CoG account, the </text:span><text:span text:style-name="T776">'global' </text:span><text:span text:style-name="T112">effect that has previously </text:span><text:span text:style-name="T779">been </text:span><text:span text:style-name="T112">shown to predict </text:span><text:span text:style-name="T113">initial </text:span><text:span text:style-name="T112">landing position</text:span><text:span text:style-name="T731">s</text:span><text:span text:style-name="T112"> in </text:span><text:span text:style-name="T660">displays containing simple shapes </text:span><text:reference-mark-start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ienGbhcZlR"/><text:span text:style-name="T660">(Coren &amp; Hoenig, 1972; Findlay, 1982)</text:span><text:reference-mark-end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ienGbhcZlR"/><text:span text:style-name="T660">, </text:span><text:span text:style-name="T692">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692">(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660">, </text:span><text:span text:style-name="T692">and natural </text:span><text:span text:style-name="T660">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660">(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660">, </text:span><text:span text:style-name="T113">also generalise</text:span><text:span text:style-name="T813">s</text:span><text:span text:style-name="T113"> </text:span><text:span text:style-name="T38">to </text:span><text:span text:style-name="T113">displays containing isolated </text:span><text:span text:style-name="T705">real-life object</text:span><text:span text:style-name="T706">s. </text:span><text:change text:change-id="ct138475072"/></text:p>
      <text:p text:style-name="Text_20_body"><text:span text:style-name="T113">Secondly, i</text:span><text:span text:style-name="T707">n contrast to </text:span><text:span text:style-name="T780">Myachykov and colleagues </text:span><text:reference-mark-start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dbOgs9Mlz"/>(2013)<text:reference-mark-end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dbOgs9Mlz"/><text:span text:style-name="T707">, we did not find any indication for the eyes being drawn towards objects' handle</text:span><text:span text:style-name="T113">s</text:span><text:span text:style-name="T707">. </text:span><text:span text:style-name="T113">On the contrary</text:span><text:span text:style-name="T707">: </text:span><text:span text:style-name="T729">A</text:span><text:span text:style-name="T707">s soon as the low-level CoG </text:span><text:soft-page-break/><text:span text:style-name="T707">effect deca</text:span><text:span text:style-name="T729">yed</text:span><text:span text:style-name="T707">, saccades </text:span><text:span text:style-name="T729">were</text:span><text:span text:style-name="T707"> directed </text:span><text:span text:style-name="T628">away</text:span><text:span text:style-name="T707"> from the objects handle. </text:span><text:span text:style-name="T729">Importantly, </text:span><text:span text:style-name="T777">these </text:span><text:span text:style-name="T707">refixations </text:span><text:span text:style-name="T731">could not </text:span><text:span text:style-name="T708">be explained by low-level factors, because </text:span><text:span text:style-name="T119">refixations </text:span><text:span text:style-name="T731">did</text:span><text:span text:style-name="T708"> not resemble the behaviour of </text:span><text:span text:style-name="T729">a</text:span><text:span text:style-name="T708"> saliency model </text:span><text:reference-mark-start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Nx8wJDtMJO"/><text:span text:style-name="T708">(Itti et al., 1998)</text:span><text:reference-mark-end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Nx8wJDtMJO"/><text:span text:style-name="T708">. Therefore, f</text:span><text:span text:style-name="T707">or now, we interpret the </text:span><text:span text:style-name="T708">direction of the refixations as </text:span><text:span text:style-name="T708">a </text:span><text:span text:style-name="T778">higher-level effect. We propose at least two possible mechanisms. Firstly, the non-handle bias may reflect </text:span><text:span text:style-name="T708">a tendency to move the eyes towards the part of the object that is most informative for object identification. </text:span><text:span text:style-name="T351">Alternatively, as proposed by </text:span><text:span text:style-name="T461">Roberts and Humphreys</text:span><text:span text:style-name="T351"> </text:span><text:reference-mark-start text:name="ZOTERO_ITEM CSL_CITATION {&quot;citationID&quot;:&quot;adb8T0Uz&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MPyruaFqeZ"/><text:span text:style-name="T351">(2011)</text:span><text:reference-mark-end text:name="ZOTERO_ITEM CSL_CITATION {&quot;citationID&quot;:&quot;adb8T0Uz&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MPyruaFqeZ"/><text:span text:style-name="T351">, </text:span><text:span text:style-name="T365">visuospatial </text:span><text:span text:style-name="T351">attention </text:span><text:span text:style-name="T353">may have been </text:span><text:span text:style-name="T351">automatically </text:span><text:span text:style-name="T354">oriented</text:span><text:span text:style-name="T351"> </text:span><text:span text:style-name="T352">in the direction of the implied action (e.g. 'washing [a cup]' in case of a washing brush). </text:span><text:span text:style-name="T356">However, b</text:span><text:span text:style-name="T355">oth are post-hoc explanations, </text:span><text:span text:style-name="T366">and f</text:span><text:span text:style-name="T355">uture studies manipulating both action direction and semantic informativeness should </text:span><text:span text:style-name="T367">further </text:span><text:span text:style-name="T368">reveal the </text:span><text:span text:style-name="T356">influence of both factors on eye-movement behaviour</text:span><text:span text:style-name="T355">.</text:span></text:p>
      <text:p text:style-name="Text_20_body"><text:span text:style-name="T814">Thirdly, t</text:span><text:span text:style-name="T709">he CoG effect </text:span><text:span text:style-name="T815">on the initial saccade</text:span><text:span text:style-name="T709"> </text:span><text:span text:style-name="T730">appears to occur early in time, and to decay quickly. </text:span><text:span text:style-name="T732">In contrast, t</text:span><text:span text:style-name="T709">he </text:span><text:span text:style-name="T730">more top-down </text:span><text:span text:style-name="T781">non-handle bias </text:span><text:span text:style-name="T816">on the refixations </text:span><text:span text:style-name="T709">takes time to build up </text:span><text:reference-mark-start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709">(cf. e.g. Van Zoest, Donk, &amp; Theeuwes, 2004)</text:span><text:reference-mark-end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709">. </text:span><text:span text:style-name="T781">Nevertheless</text:span><text:span text:style-name="T710">, </text:span><text:span text:style-name="T732">these separate time courses do </text:span><text:span text:style-name="T710">not explain all </text:span><text:span text:style-name="T782">variance </text:span><text:span text:style-name="T733">between both landing positions, </text:span><text:span text:style-name="T783">because the very-latest initial saccades still show a much </text:span><text:span text:style-name="T817">smaller </text:span><text:span text:style-name="T783">non-handle bias than the very-earliest second saccades. </text:span><text:span text:style-name="T818">The remaining difference could possibly explained </text:span><text:span text:style-name="T972">by the fact that </text:span><text:span text:style-name="T710">initial saccades are made </text:span><text:span text:style-name="T251">towards</text:span><text:span text:style-name="T710"> a </text:span><text:span text:style-name="T251">peripherally</text:span><text:span text:style-name="T710">-presented stimulus (in order to foveate it),</text:span><text:span text:style-name="T973">whereas</text:span><text:span text:style-name="T710"> refixations are made </text:span><text:span text:style-name="T251">within</text:span><text:span text:style-name="T710"> a</text:span><text:span text:style-name="T734">n already-</text:span><text:span text:style-name="T252">foveated </text:span><text:span text:style-name="T257">stimulus</text:span><text:span text:style-name="T710">. </text:span><text:span text:style-name="T735">Probably, it is </text:span><text:span text:style-name="T710">easier to determine which part of </text:span><text:span text:style-name="T784">an</text:span><text:span text:style-name="T710"> object is most informative, and to guide the eyes accordingly, when the object is already in (para)foveal vision than when it is in peripher</text:span><text:span text:style-name="T784">al vision</text:span><text:span text:style-name="T710">. </text:span></text:p>
      <text:p text:style-name="P30"><text:span text:style-name="T735">Our </text:span><text:span text:style-name="T709">last, but certainly not least, conclusion is that taking </text:span><text:span text:style-name="T736">stimul</text:span><text:span text:style-name="T819">i</text:span><text:span text:style-name="T736">'</text:span><text:span text:style-name="T819">s</text:span><text:span text:style-name="T736"> </text:span><text:span text:style-name="T738">low-level features </text:span><text:span text:style-name="T736">(</text:span><text:span text:style-name="T819">e.g. </text:span><text:span text:style-name="T738">CoG, saliency</text:span><text:span text:style-name="T736">) </text:span><text:span text:style-name="T709">into </text:span><text:span text:style-name="T736">account </text:span><text:span text:style-name="T709">is very important</text:span><text:span text:style-name="T736">.</text:span><text:span text:style-name="T709"> </text:span><text:span text:style-name="T736">In Experiment 1 we found opposite results for the initial saccade, depending on whether or not we corrected for the objects' CoG. Applying only one or the other analysis could have resulted in a </text:span><text:span text:style-name="T739">striking</text:span><text:span text:style-name="T736">, </text:span><text:span text:style-name="T737">yet incorrect, conclusion: a bias towards objects' </text:span><text:soft-page-break/><text:span text:style-name="T737">graspable (or non-graspable, depending on the </text:span><text:span text:style-name="T785">chosen </text:span><text:span text:style-name="T737">reference </text:span><text:span text:style-name="T785">point</text:span><text:span text:style-name="T737">) part at the earliest possible processing stage. </text:span><text:span text:style-name="T742">Note </text:span><text:span text:style-name="T743">that </text:span><text:span text:style-name="T742">designs using handled objects as stimuli are particularly sensitive to such </text:span><text:span text:style-name="T743">a confound, because </text:span><text:span text:style-name="T787">the </text:span><text:span text:style-name="T743">vast majority of handled objects is more salient at the non-handled </text:span><text:span text:style-name="T743">part than the handled part. </text:span><text:span text:style-name="T745">Consequently, </text:span><text:span text:style-name="T786">t</text:span><text:span text:style-name="T743">he </text:span><text:span text:style-name="T744">possible </text:span><text:span text:style-name="T743">effect of this </text:span><text:span text:style-name="T744">low-level feature </text:span><text:span text:style-name="T745">cannot be canceled </text:span><text:span text:style-name="T743">out </text:span><text:span text:style-name="T788">by, for example, simply using different object orientations</text:span><text:span text:style-name="T743">.</text:span></text:p>
      <text:p text:style-name="P56"><text:span text:style-name="T746">Therefore</text:span><text:span text:style-name="T739">, we believe that it should be a prerequisite for studies using real obje</text:span><text:span text:style-name="T740">c</text:span><text:span text:style-name="T739">ts to </text:span><text:span text:style-name="T790">gu</text:span><text:span text:style-name="T820">a</text:span><text:span text:style-name="T790">rantee</text:span><text:span text:style-name="T739"> that </text:span><text:span text:style-name="T748">a </text:span><text:span text:style-name="T739">possible higher-level effect (e.g. </text:span><text:span text:style-name="T747">an </text:span><text:span text:style-name="T739">affordance effect) </text:span><text:span text:style-name="T821">is not likely to </text:span><text:span text:style-name="T739">be explained by the </text:span><text:span text:style-name="T740">stimul</text:span><text:span text:style-name="T748">i</text:span><text:span text:style-name="T740">'</text:span><text:span text:style-name="T748">s</text:span><text:span text:style-name="T740"> </text:span><text:span text:style-name="T739">low-level features. </text:span><text:span text:style-name="T748">Such</text:span><text:span text:style-name="T741"> care should </text:span><text:span text:style-name="T791">not only </text:span><text:span text:style-name="T741">be taken when measuring saccade metrics, but even when measuring other cognitive processes, such as </text:span><text:span text:style-name="T789">visuospatial </text:span><text:span text:style-name="T741">attention </text:span><text:reference-mark-start text:name="ZOTERO_ITEM CSL_CITATION {&quot;citationID&quot;:&quot;i35u2odr1&quot;,&quot;properties&quot;:{&quot;formattedCitation&quot;:&quot;(cf. Roberts &amp; Humphreys, 2011; Vainio et al., 2007)&quot;,&quot;plainCitation&quot;:&quot;(cf. Roberts &amp; Humphreys, 2011; Vainio et al., 2007)&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cf. &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9vVDzLZiIC"/><text:span text:style-name="T741">(cf. Roberts &amp; Humphreys, 2011; Vainio et al., 2007)</text:span><text:reference-mark-end text:name="ZOTERO_ITEM CSL_CITATION {&quot;citationID&quot;:&quot;i35u2odr1&quot;,&quot;properties&quot;:{&quot;formattedCitation&quot;:&quot;(cf. Roberts &amp; Humphreys, 2011; Vainio et al., 2007)&quot;,&quot;plainCitation&quot;:&quot;(cf. Roberts &amp; Humphreys, 2011; Vainio et al., 2007)&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cf. &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9vVDzLZiIC"/><text:span text:style-name="T741">. </text:span></text:p>
      <text:p text:style-name="P56"><text:span text:style-name="T750">On the on the one hand, one might say that </text:span><text:span text:style-name="T822">the</text:span><text:span text:style-name="T750"> asymmetry </text:span><text:span text:style-name="T822">of graspable objects </text:span><text:span text:style-name="T750">is an intrinsic property that precisely defines </text:span><text:span text:style-name="T822">their</text:span><text:span text:style-name="T750"> action-related</text:span><text:span text:style-name="T822">ness</text:span><text:span text:style-name="T750">. Controlling for it would therefore be unnatural and interfer</text:span><text:span text:style-name="T823">ing</text:span><text:span text:style-name="T750"> with the process (</text:span><text:span text:style-name="T792">i.e., </text:span><text:span text:style-name="T750">action priming </text:span><text:span text:style-name="T792">by object viewing</text:span><text:span text:style-name="T750">) typically under investigation in affordance studies. </text:span><text:span text:style-name="T793">Nevertheless, the fact that opposite conclusions (e.g. a bias towards versus away from objects' handles) can be drawn from roughly similar paradigms </text:span><text:reference-mark-start text:name="ZOTERO_ITEM CSL_CITATION {&quot;citationID&quot;:&quot;1rgvperh6i&quot;,&quot;properties&quot;:{&quot;formattedCitation&quot;:&quot;(Myachykov et al., 2013; Roberts &amp; Humphreys, 2011; Vainio et al., 2007 and ours)&quot;,&quot;plainCitation&quot;:&quot;(Myachykov et al., 2013; Roberts &amp; Humphreys, 2011;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xb8EAVkvBz"/><text:span text:style-name="T793">(Myachykov et al., 2013; Roberts &amp; Humphreys, 2011; Vainio et al., 2007 and ours)</text:span><text:reference-mark-end text:name="ZOTERO_ITEM CSL_CITATION {&quot;citationID&quot;:&quot;1rgvperh6i&quot;,&quot;properties&quot;:{&quot;formattedCitation&quot;:&quot;(Myachykov et al., 2013; Roberts &amp; Humphreys, 2011; Vainio et al., 2007 and ours)&quot;,&quot;plainCitation&quot;:&quot;(Myachykov et al., 2013; Roberts &amp; Humphreys, 2011;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xb8EAVkvBz"/><text:span text:style-name="T793"> is worrisome. </text:span><text:span text:style-name="T793">Given the results of the current study, it appears plausible that these differences may be explained by a previously-ignored effect: the CoG effect. Therefore, we believe that the time may be ripe to </text:span><text:span text:style-name="T793">start taking such low-level properties into account, even in studies that are </text:span><text:span text:style-name="T794">not primarily interested in </text:span><text:span text:style-name="T811">bottom-up</text:span><text:span text:style-name="T812">-</text:span><text:span text:style-name="T811">driven </text:span><text:span text:style-name="T794">oculomotor behaviour.</text:span></text:p>
      <text:h text:style-name="P80" text:outline-level="1">Acknowledgements</text:h>
      <text:p text:style-name="P23">Greg en mensen van de VU bedanken!</text:p>
      <text:h text:style-name="P77" text:outline-level="1"/>
      <text:h text:style-name="P81" text:outline-level="1">References</text:h>
      <text:section text:style-name="Sect1" text:name="ZOTERO_BIBL {&quot;custom&quot;:[]} CSL_BIBLIOGRAPHY RNDnlEeA4v3d3">
        <text:p text:style-name="Bibliography_20_1"><text:span text:style-name="T655">Brodeur, M. B., Dionne-Dostie, E., Montreuil, T., Lepage, M., &amp; Op de Beeck, H. P. (2010). The Bank of Standardized Stimuli (BOSS), a New Set of 480 Normative Photos of Objects to Be Used as Visual Stimuli in Cognitive Research. </text:span><text:span text:style-name="T626">PloS one</text:span><text:span text:style-name="T248">, </text:span><text:span text:style-name="T626">5</text:span><text:span text:style-name="T248">(5), e10773.</text:span></text:p>
        <text:p text:style-name="Bibliography_20_1"><text:span text:style-name="T248">Clark, V. P., &amp; Hillyard, S. A. (1996). Spatial selective attention affects early extrastriate but not striate components of the visual evoked potential. </text:span><text:span text:style-name="T626">Journal of Cognitive Neuroscience</text:span><text:span text:style-name="T248">, </text:span><text:span text:style-name="T626">8</text:span><text:span text:style-name="T248">(5), 387–402.</text:span></text:p>
        <text:p text:style-name="Bibliography_20_1"><text:span text:style-name="T248">Coren, S., &amp; Hoenig, P. (1972). Effect of non-target stimuli upon length of voluntary saccades. </text:span><text:span text:style-name="T626">Perceptual and motor skills</text:span><text:span text:style-name="T248">, </text:span><text:span text:style-name="T626">34</text:span><text:span text:style-name="T248">(2), 499–508.</text:span></text:p>
        <text:p text:style-name="Bibliography_20_1"><text:span text:style-name="T248">Craighero, L., Fadiga, L., Umiltà, C., &amp; Rizzolatti, G. (1996). Evidence for visuomotor priming effect. </text:span><text:span text:style-name="T626">NeuroReport</text:span><text:span text:style-name="T248">, </text:span><text:span text:style-name="T626">8</text:span><text:span text:style-name="T248">(1), 347.</text:span></text:p>
        <text:p text:style-name="Bibliography_20_1"><text:span text:style-name="T248">Deubel, H., Findlay, J., Jacobs, A., &amp; Brogan, D. (1988). Saccadic eye movements to targets defined by structure differences. </text:span><text:span text:style-name="T626">Eye movement research: Physiological and psychological aspects</text:span><text:span text:style-name="T248">, 107–145.</text:span></text:p>
        <text:p text:style-name="Bibliography_20_1"><text:span text:style-name="T248">Findlay, J. M. (1982). Global visual processing for saccadic eye movements. </text:span><text:span text:style-name="T626">Vision research</text:span><text:span text:style-name="T248">, </text:span><text:span text:style-name="T626">22</text:span><text:span text:style-name="T248">(8), 1033–1045.</text:span></text:p>
        <text:p text:style-name="Bibliography_20_1"><text:span text:style-name="T248">Fischer, M. H., &amp; Dahl, C. D. (2007). The time course of visuo-motor affordances. </text:span><text:span text:style-name="T626">Experimental Brain Research</text:span><text:span text:style-name="T248">, </text:span><text:span text:style-name="T626">176</text:span><text:span text:style-name="T248">(3), 519–524.</text:span></text:p>
        <text:p text:style-name="Bibliography_20_1"><text:span text:style-name="T248">Foulsham, T., &amp; Kingstone, A. (2013). Optimal and preferred eye landing positions in objects and scenes. </text:span><text:span text:style-name="T626">The Quarterly Journal of Experimental Psychology</text:span><text:span text:style-name="T248">, (just-accepted), 1–52.</text:span></text:p>
        <text:p text:style-name="Bibliography_20_1"><text:span text:style-name="T248">Foulsham, T., &amp; Underwood, G. (2009). Does conspicuity enhance distraction? Saliency and eye landing position when searching for objects. </text:span><text:span text:style-name="T626">The Quarterly Journal of Experimental Psychology</text:span><text:span text:style-name="T248">, </text:span><text:span text:style-name="T626">62</text:span><text:span text:style-name="T248">(6), 1088–1098.</text:span></text:p>
        <text:p text:style-name="Bibliography_20_1"><text:span text:style-name="T248">Gibson, J. J. (1977). The theory of affordances. </text:span><text:span text:style-name="T626">Perceiving, Acting, and Knowing: Toward an Ecological Psychology</text:span><text:span text:style-name="T248">, 67–82.</text:span></text:p>
        <text:p text:style-name="Bibliography_20_1"><text:span text:style-name="T248">Gibson, J. J. (1979). </text:span><text:span text:style-name="T626">The Ecological Approach to Visual Perception</text:span><text:span text:style-name="T248">. Boston: Houghton Mifflin.</text:span></text:p>
        <text:p text:style-name="Bibliography_20_1"><text:span text:style-name="T248">Gilster, R., Hesse, C., &amp; Deubel, H. (2012). Contact points during multidigit grasping of geometric </text:span><text:soft-page-break/><text:span text:style-name="T248">objects. </text:span><text:span text:style-name="T626">Experimental brain research</text:span><text:span text:style-name="T248">, </text:span><text:span text:style-name="T626">217</text:span><text:span text:style-name="T248">(1), 137–151.</text:span></text:p>
        <text:p text:style-name="Bibliography_20_1"><text:span text:style-name="T248">Handy, T. C., Grafton, S. T., Shroff, N. M., Ketay, S., &amp; Gazzaniga, M. S. (2003). Graspable objects grab attention when the potential for action is recognized. </text:span><text:span text:style-name="T626">Nature Neuroscience</text:span><text:span text:style-name="T248">, </text:span><text:span text:style-name="T626">6</text:span><text:span text:style-name="T248">(4), 421–427.</text:span></text:p>
        <text:p text:style-name="Bibliography_20_1"><text:span text:style-name="T248">Henderson, J. M. (1992). Object identification in context: the visual processing of natural scenes. </text:span><text:span text:style-name="T626">Canadian Journal of Psychology/Revue canadienne de psychologie</text:span><text:span text:style-name="T248">, </text:span><text:span text:style-name="T626">46</text:span><text:span text:style-name="T248">(3), 319.</text:span></text:p>
        <text:p text:style-name="Bibliography_20_1"><text:span text:style-name="T248">Henderson, J. M. (1993). Eye movement control during visual object processing: Effects of initial fixation position and semantic constraint. </text:span><text:span text:style-name="T626">Canadian Journal of Experimental Psychology/Revue canadienne de psychologie expÃ\copyright rimentale</text:span><text:span text:style-name="T248">, </text:span><text:span text:style-name="T626">47</text:span><text:span text:style-name="T248">(1), 79.</text:span></text:p>
        <text:p text:style-name="Bibliography_20_1"><text:span text:style-name="T248">Itti, L., Koch, C., &amp; Niebur, E. (1998). A model of saliency-based visual attention for rapid scene analysis. </text:span><text:span text:style-name="T626">Pattern Analysis and Machine Intelligence, IEEE Transactions on</text:span><text:span text:style-name="T248">, </text:span><text:span text:style-name="T626">20</text:span><text:span text:style-name="T248">(11), 1254–1259.</text:span></text:p>
        <text:p text:style-name="Bibliography_20_1"><text:span text:style-name="T248">Jeannerod, M., Arbib, M. A., Rizzolatti, G., &amp; Sakata, H. (1995). Grasping objects: the cortical mechanisms of visuomotor transformation. </text:span><text:span text:style-name="T626">Trends in Neurosciences</text:span><text:span text:style-name="T248">, </text:span><text:span text:style-name="T626">18</text:span><text:span text:style-name="T248">(7), 314–320.</text:span></text:p>
        <text:p text:style-name="Bibliography_20_1"><text:span text:style-name="T248">Land, M. F., &amp; Hayhoe, M. (2001). In what ways do eye movements contribute to everyday activities? </text:span><text:span text:style-name="T626">Vision research</text:span><text:span text:style-name="T248">, </text:span><text:span text:style-name="T626">41</text:span><text:span text:style-name="T248">(25-26), 3559–3565.</text:span></text:p>
        <text:p text:style-name="Bibliography_20_1"><text:span text:style-name="T248">Mathôt, S., Schreij, D., &amp; Theeuwes, J. (2012). OpenSesame: An open-source, graphical experiment builder for the social sciences. </text:span><text:span text:style-name="T626">Behavior research methods</text:span><text:span text:style-name="T248">, 1–11.</text:span></text:p>
        <text:p text:style-name="Bibliography_20_1"><text:span text:style-name="T248">Melcher, D., &amp; Kowler, E. (2001). Visual scene memory and the guidance of saccadic eye movements. </text:span><text:span text:style-name="T626">Vision research</text:span><text:span text:style-name="T248">, </text:span><text:span text:style-name="T626">41</text:span><text:span text:style-name="T248">(25-26), 3597–3611.</text:span></text:p>
        <text:p text:style-name="Bibliography_20_1"><text:span text:style-name="T248">Moreno-Martínez, F. J., &amp; Montoro, P. R. (2012). An Ecological Alternative to Snodgrass &amp; Vanderwart: 360 High Quality Colour Images with Norms for Seven Psycholinguistic Variables. </text:span><text:span text:style-name="T626">PloS one</text:span><text:span text:style-name="T248">, </text:span><text:span text:style-name="T626">7</text:span><text:span text:style-name="T248">(5), e37527.</text:span></text:p>
        <text:p text:style-name="Bibliography_20_1"><text:span text:style-name="T248">Myachykov, A., Ellis, R., Cangelosi, A., &amp; Fischer, M. H. (2013). Visual and linguistic cues to graspable objects. </text:span><text:span text:style-name="T626">Experimental Brain Research</text:span><text:span text:style-name="T248">, 1–15. doi:10.1007/s00221-013-3616-z</text:span></text:p>
        <text:p text:style-name="Bibliography_20_1"><text:span text:style-name="T248">Nuthmann, A., &amp; Henderson, J. M. (2010). Object-based attentional selection in scene viewing. </text:span><text:span text:style-name="T626">Journal of vision</text:span><text:span text:style-name="T248">, </text:span><text:span text:style-name="T626">10</text:span><text:span text:style-name="T248">(8).</text:span></text:p>
        <text:p text:style-name="Bibliography_20_1"><text:span text:style-name="T248">O’Regan, J. K., &amp; Jacobs, A. M. (1992). Optimal viewing position effect in world recognition: a </text:span><text:soft-page-break/><text:span text:style-name="T248">challenge to current theory. </text:span><text:span text:style-name="T626">Journal of experimental psychology. Human perception and performance</text:span><text:span text:style-name="T248">, </text:span><text:span text:style-name="T626">18</text:span><text:span text:style-name="T248">(1), 185–197.</text:span></text:p>
        <text:p text:style-name="Bibliography_20_1"><text:span text:style-name="T248">O’Regan, J. K., Lévy-Schoen, A., Pynte, J., &amp; Brugaillère, B. (1984). Convenient fixation location within isolated words of different length and structure. </text:span><text:span text:style-name="T626">Journal of Experimental Psychology: Human Perception and Performance</text:span><text:span text:style-name="T248">, </text:span><text:span text:style-name="T626">10</text:span><text:span text:style-name="T248">(2), 250.</text:span></text:p>
        <text:p text:style-name="Bibliography_20_1"><text:span text:style-name="T248">Pajak, M., &amp; Nuthmann, A. (2013). Object-based saccadic selection during scene perception: Evidence from viewing position effects. </text:span><text:span text:style-name="T626">Journal of Vision</text:span><text:span text:style-name="T248">, </text:span><text:span text:style-name="T626">13</text:span><text:span text:style-name="T248">(5). doi:10.1167/13.5.2</text:span></text:p>
        <text:p text:style-name="Bibliography_20_1"><text:span text:style-name="T248">Parkhurst, D., Law, K., &amp; Niebur, E. (2002). Modeling the role of salience in the allocation of overt visual attention. </text:span><text:span text:style-name="T626">Vision research</text:span><text:span text:style-name="T248">, </text:span><text:span text:style-name="T626">42</text:span><text:span text:style-name="T248">(1), 107–123.</text:span></text:p>
        <text:p text:style-name="Bibliography_20_1"><text:span text:style-name="T248">Peirce, J. W. (2007). PsychoPy—psychophysics software in Python. </text:span><text:span text:style-name="T626">Journal of neuroscience methods</text:span><text:span text:style-name="T248">, </text:span><text:span text:style-name="T626">162</text:span><text:span text:style-name="T248">(1), 8–13.</text:span></text:p>
        <text:p text:style-name="Bibliography_20_1"><text:span text:style-name="T248">Posner, M. I., Snyder, C. R., &amp; Davidson, B. J. (1980). Attention and the detection of signals. </text:span><text:span text:style-name="T626">Journal of Experimental Psychology: General</text:span><text:span text:style-name="T248">, </text:span><text:span text:style-name="T626">109</text:span><text:span text:style-name="T248">(2), 160.</text:span></text:p>
        <text:p text:style-name="Bibliography_20_1"><text:span text:style-name="T248">Rayner, K. (1979). Eye guidance in reading: Fixation locations within words. </text:span><text:span text:style-name="T626">Perception</text:span><text:span text:style-name="T248">, </text:span><text:span text:style-name="T626">8</text:span><text:span text:style-name="T248">(1), 21–30.</text:span></text:p>
        <text:p text:style-name="Bibliography_20_1"><text:span text:style-name="T248">Rizzolatti, G., Riggio, L., Dascola, I., &amp; Umiltà, C. (1987). Reorienting attention across the horizontal and vertical meridians: evidence in favor of a premotor theory of attention. </text:span><text:span text:style-name="T626">Neuropsychologia</text:span><text:span text:style-name="T248">, </text:span><text:span text:style-name="T626">25</text:span><text:span text:style-name="T248">(1), 31–40.</text:span></text:p>
        <text:p text:style-name="Bibliography_20_1"><text:span text:style-name="T248">Roberts, K. L., &amp; Humphreys, G. W. (2011). Action-related objects influence the distribution of visuospatial attention. </text:span><text:span text:style-name="T626">Quarterly journal of experimental psychology (2006)</text:span><text:span text:style-name="T248">, </text:span><text:span text:style-name="T626">64</text:span><text:span text:style-name="T248">(4), 669–688. doi:10.1080/17470218.2010.520086</text:span></text:p>
        <text:p text:style-name="Bibliography_20_1"><text:span text:style-name="T248">Rolfs, M., &amp; Vitu, F. (2007). On the limited role of target onset in the gap task: Support for the motor-preparation hypothesis. </text:span><text:span text:style-name="T626">Journal of Vision</text:span><text:span text:style-name="T248">, </text:span><text:span text:style-name="T626">7</text:span><text:span text:style-name="T248">(10). doi:10.1167/7.10.7</text:span></text:p>
        <text:p text:style-name="Bibliography_20_1"><text:span text:style-name="T248">Saslow, M. G. (1967). Effects of components of displacement-step stimuli upon latency for saccadic eye movement. </text:span><text:span text:style-name="T626">JOSA</text:span><text:span text:style-name="T248">, </text:span><text:span text:style-name="T626">57</text:span><text:span text:style-name="T248">(8), 1024–1029.</text:span></text:p>
        <text:p text:style-name="Bibliography_20_1"><text:span text:style-name="T248">Tucker, M., &amp; Ellis, R. (1998). On the relations between seen objects and components of potential actions. </text:span><text:span text:style-name="T626">Journal of Experimental Psychology-Human Perception and Performance</text:span><text:span text:style-name="T248">, </text:span><text:span text:style-name="T626">24</text:span><text:span text:style-name="T248">(3), 830–846.</text:span></text:p>
        <text:p text:style-name="Bibliography_20_1"><text:soft-page-break/><text:span text:style-name="T248">Vainio, L., Ellis, R., &amp; Tucker, M. (2007). The role of visual attention in action priming. </text:span><text:span text:style-name="T626">The Quarterly Journal of Experimental Psychology</text:span><text:span text:style-name="T248">, </text:span><text:span text:style-name="T626">60</text:span><text:span text:style-name="T248">(2), 241–261.</text:span></text:p>
        <text:p text:style-name="Bibliography_20_1"><text:span text:style-name="T248">Van der Stigchel, S., &amp; Nijboer, T. C. W. (2011). The global effect: what determines where the eyes land. </text:span><text:span text:style-name="T626">Journal of Eye Movement Research</text:span><text:span text:style-name="T248">, </text:span><text:span text:style-name="T626">4</text:span><text:span text:style-name="T248">(2), 1–13.</text:span></text:p>
        <text:p text:style-name="Bibliography_20_1"><text:span text:style-name="T248">Van Zoest, W., Donk, M., &amp; Theeuwes, J. (2004). The role of stimulus-driven and goal-driven control in saccadic visual selection. </text:span><text:span text:style-name="T626">Journal of Experimental Psychology: Human Perception and Performance</text:span><text:span text:style-name="T248">, </text:span><text:span text:style-name="T626">30</text:span><text:span text:style-name="T248">(4), 746.</text:span></text:p>
        <text:p text:style-name="Bibliography_20_1"><text:span text:style-name="T248">Vitu, F. (2008). About the global effect and the critical role of retinal eccentricity: Implications for eye movements in reading. </text:span><text:span text:style-name="T626">Journal of Eye Movement Research</text:span><text:span text:style-name="T248">, </text:span><text:span text:style-name="T626">2</text:span><text:span text:style-name="T248">(3), 1–18.</text:span></text:p>
        <text:p text:style-name="Bibliography_20_1"><text:span text:style-name="T248">Vitu, F., McConkie, G. W., Kerr, P., &amp; O’Regan, J. K. (2001). Fixation location effects on fixation durations during reading: an inverted optimal viewing position effect. </text:span><text:span text:style-name="T626">Vision research</text:span><text:span text:style-name="T248">. Retrieved from http://psycnet.apa.org/psycinfo/2002-02459-025</text:span></text:p>
        <text:p text:style-name="Bibliography_20_1"><text:span text:style-name="T248">Zelinsky, G. J. (2008). A theory of eye movements during target acquisition. </text:span><text:span text:style-name="T626">Psychological review</text:span><text:span text:style-name="T248">, </text:span><text:span text:style-name="T626">115</text:span><text:span text:style-name="T248">(4), 787.</text:span></text:p>
        <text:p text:style-name="Bibliography_20_1"><text:span text:style-name="T248">Zelinsky, G. J., Rao, R. P. N., Hayhoe, M. M., &amp; Ballard, D. H. (1997). Eye movements reveal the spatiotemporal dynamics of visual search. </text:span><text:span text:style-name="T626">Psychological Science</text:span><text:span text:style-name="T248">, 448–453.</text:span></text:p>
      </text:section>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3ec0" officeooo:paragraph-rsid="00103ec0"/>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unning Head</text:p>
      </style:header>
      <style:footer>
        <text:p text:style-name="MP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0.2.2$Linux_X86_64 LibreOffice_project/400m0$Build-2</meta:generator>
    <dc:date>2013-10-11T17:25:45</dc:date>
    <meta:editing-duration>P5DT22H16M49S</meta:editing-duration>
    <meta:editing-cycles>1374</meta:editing-cycles>
    <meta:document-statistic meta:table-count="0" meta:image-count="0" meta:object-count="0" meta:page-count="28" meta:paragraph-count="148" meta:word-count="6592" meta:character-count="43477" meta:non-whitespace-character-count="37035"/>
    <meta:user-defined meta:name="ZOTERO_PREF_1">&lt;data data-version="3" zotero-version="4.0.11"&gt;&lt;session id="UdevOBpt"/&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before applying sebastiaans comments&#10;" VL:creator="" dc:date-time="2013-10-11T17:15:06"/>
</VL:version-list>
</file>